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Table1" style:family="table">
      <style:table-properties style:width="6.6931in" fo:break-before="page" table:align="margins" style:may-break-between-rows="true" table:border-model="collapsing"/>
    </style:style>
    <style:style style:name="Table1.A" style:family="table-column">
      <style:table-column-properties style:column-width="3.3521in" style:rel-column-width="32821*"/>
    </style:style>
    <style:style style:name="Table1.B" style:family="table-column">
      <style:table-column-properties style:column-width="3.341in" style:rel-column-width="32714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style:vertical-align="middle" fo:background-color="transparent" fo:padding="0.0382in" fo:border="0.5pt solid #000000" style:writing-mode="page">
        <style:background-image/>
      </style:table-cell-properties>
    </style:style>
    <style:style style:name="Table1.2" style:family="table-row">
      <style:table-row-properties style:min-row-height="0.1986in" fo:keep-together="auto"/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5396in" style:rel-column-width="5283*"/>
    </style:style>
    <style:style style:name="Table2.B" style:family="table-column">
      <style:table-column-properties style:column-width="0.8146in" style:rel-column-width="7975*"/>
    </style:style>
    <style:style style:name="Table2.C" style:family="table-column">
      <style:table-column-properties style:column-width="1.184in" style:rel-column-width="11593*"/>
    </style:style>
    <style:style style:name="Table2.D" style:family="table-column">
      <style:table-column-properties style:column-width="1.1833in" style:rel-column-width="11586*"/>
    </style:style>
    <style:style style:name="Table2.E" style:family="table-column">
      <style:table-column-properties style:column-width="2.9715in" style:rel-column-width="29098*"/>
    </style:style>
    <style:style style:name="Table2.A1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Table2.E1" style:family="table-cell">
      <style:table-cell-properties style:vertical-align="middle" fo:padding="0.0382in" fo:border="0.5pt solid #000000"/>
    </style:style>
    <style:style style:name="Table2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E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0.5396in" style:rel-column-width="5283*"/>
    </style:style>
    <style:style style:name="Table3.B" style:family="table-column">
      <style:table-column-properties style:column-width="0.8146in" style:rel-column-width="7975*"/>
    </style:style>
    <style:style style:name="Table3.C" style:family="table-column">
      <style:table-column-properties style:column-width="1.184in" style:rel-column-width="11593*"/>
    </style:style>
    <style:style style:name="Table3.D" style:family="table-column">
      <style:table-column-properties style:column-width="1.1833in" style:rel-column-width="11586*"/>
    </style:style>
    <style:style style:name="Table3.E" style:family="table-column">
      <style:table-column-properties style:column-width="2.9715in" style:rel-column-width="29098*"/>
    </style:style>
    <style:style style:name="Table3.A1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Table3.E1" style:family="table-cell">
      <style:table-cell-properties style:vertical-align="middle" fo:padding="0.0382in" fo:border="0.5pt solid #000000"/>
    </style:style>
    <style:style style:name="Table3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E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0.5396in" style:rel-column-width="5283*"/>
    </style:style>
    <style:style style:name="Table4.B" style:family="table-column">
      <style:table-column-properties style:column-width="0.8146in" style:rel-column-width="7975*"/>
    </style:style>
    <style:style style:name="Table4.C" style:family="table-column">
      <style:table-column-properties style:column-width="1.184in" style:rel-column-width="11593*"/>
    </style:style>
    <style:style style:name="Table4.D" style:family="table-column">
      <style:table-column-properties style:column-width="1.1833in" style:rel-column-width="11586*"/>
    </style:style>
    <style:style style:name="Table4.E" style:family="table-column">
      <style:table-column-properties style:column-width="2.9715in" style:rel-column-width="29098*"/>
    </style:style>
    <style:style style:name="Table4.A1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Table4.E1" style:family="table-cell">
      <style:table-cell-properties style:vertical-align="middle" fo:padding="0.0382in" fo:border="0.5pt solid #000000"/>
    </style:style>
    <style:style style:name="Table4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4.E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0.5396in" style:rel-column-width="5283*"/>
    </style:style>
    <style:style style:name="Table5.B" style:family="table-column">
      <style:table-column-properties style:column-width="0.8146in" style:rel-column-width="7975*"/>
    </style:style>
    <style:style style:name="Table5.C" style:family="table-column">
      <style:table-column-properties style:column-width="1.184in" style:rel-column-width="11593*"/>
    </style:style>
    <style:style style:name="Table5.D" style:family="table-column">
      <style:table-column-properties style:column-width="1.1833in" style:rel-column-width="11586*"/>
    </style:style>
    <style:style style:name="Table5.E" style:family="table-column">
      <style:table-column-properties style:column-width="2.9715in" style:rel-column-width="29098*"/>
    </style:style>
    <style:style style:name="Table5.A1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Table5.E1" style:family="table-cell">
      <style:table-cell-properties style:vertical-align="middle" fo:padding="0.0382in" fo:border="0.5pt solid #000000"/>
    </style:style>
    <style:style style:name="Table5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5.E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P1" style:family="paragraph" style:parent-style-name="Subtitle">
      <style:text-properties officeooo:rsid="00027ec1" officeooo:paragraph-rsid="00027ec1"/>
    </style:style>
    <style:style style:name="P2" style:family="paragraph" style:parent-style-name="Title">
      <style:text-properties officeooo:rsid="00027ec1" officeooo:paragraph-rsid="00027ec1"/>
    </style:style>
    <style:style style:name="P3" style:family="paragraph" style:parent-style-name="Text_20_body">
      <style:paragraph-properties fo:text-align="center" style:justify-single-word="false"/>
      <style:text-properties officeooo:rsid="00027ec1" officeooo:paragraph-rsid="00027ec1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ext_20_body">
      <style:paragraph-properties fo:text-align="end" style:justify-single-word="false"/>
      <style:text-properties officeooo:rsid="0003abb8" officeooo:paragraph-rsid="0003abb8"/>
    </style:style>
    <style:style style:name="P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066f66" officeooo:paragraph-rsid="00066f6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e516b" officeooo:paragraph-rsid="01ae516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officeooo:rsid="01bd6d1b" officeooo:paragraph-rsid="01bd6d1b"/>
    </style:style>
    <style:style style:name="P10" style:family="paragraph" style:parent-style-name="Table_20_Contents">
      <style:paragraph-properties fo:text-align="center" style:justify-single-word="false"/>
      <style:text-properties officeooo:rsid="01bdac17" officeooo:paragraph-rsid="01bdac17"/>
    </style:style>
    <style:style style:name="P11" style:family="paragraph" style:parent-style-name="Table_20_Contents">
      <style:paragraph-properties fo:text-align="center" style:justify-single-word="false"/>
      <style:text-properties officeooo:rsid="01cb4872" officeooo:paragraph-rsid="01cb4872"/>
    </style:style>
    <style:style style:name="P12" style:family="paragraph" style:parent-style-name="Table_20_Contents">
      <style:paragraph-properties fo:text-align="center" style:justify-single-word="false"/>
      <style:text-properties officeooo:rsid="01cde679" officeooo:paragraph-rsid="01cde679"/>
    </style:style>
    <style:style style:name="P13" style:family="paragraph" style:parent-style-name="Table_20_Contents">
      <style:paragraph-properties fo:text-align="center" style:justify-single-word="false"/>
      <style:text-properties officeooo:rsid="01cf9aae" officeooo:paragraph-rsid="01cf9aae"/>
    </style:style>
    <style:style style:name="P14" style:family="paragraph" style:parent-style-name="Table_20_Contents">
      <style:paragraph-properties fo:text-align="center" style:justify-single-word="false"/>
      <style:text-properties officeooo:rsid="01d10ff0" officeooo:paragraph-rsid="01d10ff0"/>
    </style:style>
    <style:style style:name="P15" style:family="paragraph" style:parent-style-name="Table_20_Contents">
      <style:paragraph-properties fo:text-align="center" style:justify-single-word="false"/>
      <style:text-properties officeooo:rsid="01d492ee" officeooo:paragraph-rsid="01d492ee"/>
    </style:style>
    <style:style style:name="P16" style:family="paragraph" style:parent-style-name="Table_20_Contents">
      <style:paragraph-properties fo:text-align="center" style:justify-single-word="false"/>
      <style:text-properties officeooo:rsid="01d5eaa5" officeooo:paragraph-rsid="01d5eaa5"/>
    </style:style>
    <style:style style:name="P17" style:family="paragraph" style:parent-style-name="Text_20_body">
      <style:text-properties officeooo:rsid="01aef3cd" officeooo:paragraph-rsid="01aef3cd"/>
    </style:style>
    <style:style style:name="P18" style:family="paragraph" style:parent-style-name="Text_20_body">
      <style:text-properties officeooo:rsid="01aef3cd" officeooo:paragraph-rsid="01b11986"/>
    </style:style>
    <style:style style:name="P19" style:family="paragraph" style:parent-style-name="Text_20_body">
      <style:text-properties officeooo:rsid="01aef3cd" officeooo:paragraph-rsid="01b1c435"/>
    </style:style>
    <style:style style:name="P20" style:family="paragraph" style:parent-style-name="Text_20_body">
      <style:text-properties officeooo:rsid="01b21445" officeooo:paragraph-rsid="01b21445"/>
    </style:style>
    <style:style style:name="P21" style:family="paragraph" style:parent-style-name="Table_20_Contents">
      <style:paragraph-properties fo:text-align="center" style:justify-single-word="false"/>
      <style:text-properties style:text-underline-style="none" fo:font-weight="normal" officeooo:paragraph-rsid="020216ac" style:font-weight-asian="normal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style:text-underline-style="none" fo:font-weight="normal" officeooo:paragraph-rsid="02060024" style:font-weight-asian="normal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style:text-underline-style="none" fo:font-weight="normal" officeooo:rsid="020920e0" officeooo:paragraph-rsid="020920e0" style:font-weight-asian="normal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style:text-underline-style="none" fo:font-weight="normal" officeooo:rsid="020920e0" officeooo:paragraph-rsid="020e0d83" style:font-weight-asian="normal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style:text-underline-style="none" fo:font-weight="normal" officeooo:rsid="020920e0" officeooo:paragraph-rsid="022fe048" style:font-weight-asian="normal" style:font-weight-complex="normal"/>
    </style:style>
    <style:style style:name="P26" style:family="paragraph" style:parent-style-name="Table_20_Contents">
      <style:paragraph-properties fo:text-align="center" style:justify-single-word="false"/>
      <style:text-properties style:text-underline-style="none" fo:font-weight="normal" officeooo:rsid="02109d4c" officeooo:paragraph-rsid="02109d4c" style:font-weight-asian="normal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style:text-underline-style="none" fo:font-weight="normal" officeooo:rsid="02109d4c" officeooo:paragraph-rsid="0212a6a3" style:font-weight-asian="normal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style:text-underline-style="none" fo:font-weight="normal" officeooo:rsid="02109d4c" officeooo:paragraph-rsid="022fe048" style:font-weight-asian="normal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style:text-underline-style="none" fo:font-weight="normal" officeooo:rsid="021497ec" officeooo:paragraph-rsid="021497ec" style:font-weight-asian="normal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style:text-underline-style="none" fo:font-weight="normal" officeooo:rsid="021497ec" officeooo:paragraph-rsid="0217094a" style:font-weight-asian="normal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style:text-underline-style="none" fo:font-weight="normal" officeooo:rsid="021497ec" officeooo:paragraph-rsid="022fe048" style:font-weight-asian="normal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style:text-underline-style="none" fo:font-weight="normal" officeooo:rsid="0217a4d3" officeooo:paragraph-rsid="0217a4d3" style:font-weight-asian="normal" style:font-weight-complex="normal"/>
    </style:style>
    <style:style style:name="P33" style:family="paragraph" style:parent-style-name="Table_20_Contents">
      <style:paragraph-properties fo:text-align="center" style:justify-single-word="false"/>
      <style:text-properties style:text-underline-style="none" fo:font-weight="normal" officeooo:rsid="0217a4d3" officeooo:paragraph-rsid="02194216" style:font-weight-asian="normal" style:font-weight-complex="normal"/>
    </style:style>
    <style:style style:name="P34" style:family="paragraph" style:parent-style-name="Table_20_Contents">
      <style:paragraph-properties fo:text-align="center" style:justify-single-word="false"/>
      <style:text-properties style:text-underline-style="none" fo:font-weight="normal" officeooo:rsid="021b1953" officeooo:paragraph-rsid="021b1953" style:font-weight-asian="normal" style:font-weight-complex="normal"/>
    </style:style>
    <style:style style:name="P35" style:family="paragraph" style:parent-style-name="Table_20_Contents">
      <style:paragraph-properties fo:text-align="center" style:justify-single-word="false"/>
      <style:text-properties style:text-underline-style="none" fo:font-weight="normal" officeooo:rsid="021b1953" officeooo:paragraph-rsid="021c279c" style:font-weight-asian="normal" style:font-weight-complex="normal"/>
    </style:style>
    <style:style style:name="P36" style:family="paragraph" style:parent-style-name="Table_20_Contents">
      <style:paragraph-properties fo:text-align="center" style:justify-single-word="false"/>
      <style:text-properties style:text-underline-style="none" fo:font-weight="normal" officeooo:rsid="021eef91" officeooo:paragraph-rsid="021eef91" style:font-weight-asian="normal" style:font-weight-complex="normal"/>
    </style:style>
    <style:style style:name="P37" style:family="paragraph" style:parent-style-name="Table_20_Contents">
      <style:paragraph-properties fo:text-align="center" style:justify-single-word="false"/>
      <style:text-properties style:text-underline-style="none" fo:font-weight="normal" officeooo:rsid="021eef91" officeooo:paragraph-rsid="02214e99" style:font-weight-asian="normal" style:font-weight-complex="normal"/>
    </style:style>
    <style:style style:name="P38" style:family="paragraph" style:parent-style-name="Table_20_Contents">
      <style:paragraph-properties fo:text-align="center" style:justify-single-word="false"/>
      <style:text-properties style:text-underline-style="none" fo:font-weight="normal" officeooo:rsid="02236253" officeooo:paragraph-rsid="02236253" style:font-weight-asian="normal" style:font-weight-complex="normal"/>
    </style:style>
    <style:style style:name="P39" style:family="paragraph" style:parent-style-name="Table_20_Contents">
      <style:paragraph-properties fo:text-align="center" style:justify-single-word="false"/>
      <style:text-properties style:text-underline-style="none" fo:font-weight="normal" officeooo:rsid="02236253" officeooo:paragraph-rsid="022a2f55" style:font-weight-asian="normal" style:font-weight-complex="normal"/>
    </style:style>
    <style:style style:name="P40" style:family="paragraph" style:parent-style-name="Table_20_Contents">
      <style:paragraph-properties fo:text-align="center" style:justify-single-word="false"/>
      <style:text-properties style:text-underline-style="none" fo:font-weight="normal" officeooo:rsid="02401a15" officeooo:paragraph-rsid="02401a15" style:font-weight-asian="normal" style:font-weight-complex="normal"/>
    </style:style>
    <style:style style:name="P41" style:family="paragraph" style:parent-style-name="Table_20_Contents">
      <style:paragraph-properties fo:text-align="center" style:justify-single-word="false"/>
      <style:text-properties style:text-underline-style="none" fo:font-weight="normal" officeooo:rsid="02401a15" officeooo:paragraph-rsid="02446fb8" style:font-weight-asian="normal" style:font-weight-complex="normal"/>
    </style:style>
    <style:style style:name="P42" style:family="paragraph" style:parent-style-name="Table_20_Contents">
      <style:paragraph-properties fo:text-align="center" style:justify-single-word="false"/>
      <style:text-properties style:text-underline-style="none" fo:font-weight="normal" officeooo:rsid="02401a15" officeooo:paragraph-rsid="0244b5ca" style:font-weight-asian="normal" style:font-weight-complex="normal"/>
    </style:style>
    <style:style style:name="P43" style:family="paragraph" style:parent-style-name="Table_20_Contents">
      <style:paragraph-properties fo:text-align="center" style:justify-single-word="false"/>
      <style:text-properties style:text-underline-style="none" fo:font-weight="normal" officeooo:rsid="02401a15" officeooo:paragraph-rsid="024767a9" style:font-weight-asian="normal" style:font-weight-complex="normal"/>
    </style:style>
    <style:style style:name="P44" style:family="paragraph" style:parent-style-name="Table_20_Contents">
      <style:paragraph-properties fo:text-align="center" style:justify-single-word="false"/>
      <style:text-properties style:text-underline-style="none" fo:font-weight="normal" officeooo:rsid="02401a15" officeooo:paragraph-rsid="02482bbc" style:font-weight-asian="normal" style:font-weight-complex="normal"/>
    </style:style>
    <style:style style:name="P45" style:family="paragraph" style:parent-style-name="Table_20_Contents">
      <style:paragraph-properties fo:text-align="center" style:justify-single-word="false"/>
      <style:text-properties style:text-underline-style="none" fo:font-weight="normal" officeooo:rsid="02401a15" officeooo:paragraph-rsid="024af916" style:font-weight-asian="normal" style:font-weight-complex="normal"/>
    </style:style>
    <style:style style:name="P46" style:family="paragraph" style:parent-style-name="Table_20_Contents">
      <style:paragraph-properties fo:text-align="center" style:justify-single-word="false"/>
      <style:text-properties style:text-underline-style="none" fo:font-weight="normal" officeooo:rsid="02401a15" officeooo:paragraph-rsid="024cca24" style:font-weight-asian="normal" style:font-weight-complex="normal"/>
    </style:style>
    <style:style style:name="P47" style:family="paragraph" style:parent-style-name="Table_20_Contents">
      <style:paragraph-properties fo:text-align="center" style:justify-single-word="false"/>
      <style:text-properties style:text-underline-style="none" fo:font-weight="normal" officeooo:rsid="02401a15" officeooo:paragraph-rsid="024f2d81" style:font-weight-asian="normal" style:font-weight-complex="normal"/>
    </style:style>
    <style:style style:name="P48" style:family="paragraph" style:parent-style-name="Table_20_Contents">
      <style:paragraph-properties fo:text-align="center" style:justify-single-word="false"/>
      <style:text-properties style:text-underline-style="none" fo:font-weight="normal" officeooo:rsid="02401a15" officeooo:paragraph-rsid="0250732b" style:font-weight-asian="normal" style:font-weight-complex="normal"/>
    </style:style>
    <style:style style:name="P49" style:family="paragraph" style:parent-style-name="Table_20_Contents">
      <style:paragraph-properties fo:text-align="center" style:justify-single-word="false"/>
      <style:text-properties style:text-underline-style="none" fo:font-weight="normal" officeooo:rsid="02401a15" officeooo:paragraph-rsid="0251bed9" style:font-weight-asian="normal" style:font-weight-complex="normal"/>
    </style:style>
    <style:style style:name="P50" style:family="paragraph" style:parent-style-name="Table_20_Contents">
      <style:paragraph-properties fo:text-align="center" style:justify-single-word="false"/>
      <style:text-properties style:text-underline-style="none" fo:font-weight="normal" officeooo:rsid="02401a15" officeooo:paragraph-rsid="0251dd33" style:font-weight-asian="normal" style:font-weight-complex="normal"/>
    </style:style>
    <style:style style:name="P51" style:family="paragraph" style:parent-style-name="Table_20_Contents">
      <style:paragraph-properties fo:text-align="center" style:justify-single-word="false"/>
      <style:text-properties style:text-underline-style="none" fo:font-weight="normal" officeooo:rsid="02401a15" officeooo:paragraph-rsid="02558ece" style:font-weight-asian="normal" style:font-weight-complex="normal"/>
    </style:style>
    <style:style style:name="P52" style:family="paragraph" style:parent-style-name="Table_20_Contents">
      <style:paragraph-properties fo:text-align="center" style:justify-single-word="false"/>
      <style:text-properties style:text-underline-style="none" fo:font-weight="normal" officeooo:rsid="02401a15" officeooo:paragraph-rsid="02574894" style:font-weight-asian="normal" style:font-weight-complex="normal"/>
    </style:style>
    <style:style style:name="P53" style:family="paragraph" style:parent-style-name="Table_20_Contents">
      <style:paragraph-properties fo:text-align="center" style:justify-single-word="false"/>
      <style:text-properties style:text-underline-style="none" fo:font-weight="normal" officeooo:rsid="02401a15" officeooo:paragraph-rsid="026572eb" style:font-weight-asian="normal" style:font-weight-complex="normal"/>
    </style:style>
    <style:style style:name="P54" style:family="paragraph" style:parent-style-name="Table_20_Contents">
      <style:paragraph-properties fo:text-align="center" style:justify-single-word="false"/>
      <style:text-properties style:text-underline-style="none" fo:font-weight="normal" officeooo:rsid="0270e450" officeooo:paragraph-rsid="0270e450" style:font-weight-asian="normal" style:font-weight-complex="normal"/>
    </style:style>
    <style:style style:name="P55" style:family="paragraph" style:parent-style-name="Table_20_Contents">
      <style:paragraph-properties fo:text-align="center" style:justify-single-word="false"/>
      <style:text-properties style:text-underline-style="none" fo:font-weight="normal" officeooo:rsid="0270e450" officeooo:paragraph-rsid="027384c0" style:font-weight-asian="normal" style:font-weight-complex="normal"/>
    </style:style>
    <style:style style:name="P56" style:family="paragraph" style:parent-style-name="Table_20_Contents">
      <style:paragraph-properties fo:text-align="center" style:justify-single-word="false"/>
      <style:text-properties style:text-underline-style="none" fo:font-weight="normal" officeooo:rsid="0270e450" officeooo:paragraph-rsid="02753199" style:font-weight-asian="normal" style:font-weight-complex="normal"/>
    </style:style>
    <style:style style:name="P57" style:family="paragraph" style:parent-style-name="Table_20_Contents">
      <style:paragraph-properties fo:text-align="center" style:justify-single-word="false"/>
      <style:text-properties style:text-underline-style="none" fo:font-weight="normal" officeooo:rsid="0270e450" officeooo:paragraph-rsid="02765847" style:font-weight-asian="normal" style:font-weight-complex="normal"/>
    </style:style>
    <style:style style:name="P58" style:family="paragraph" style:parent-style-name="Table_20_Contents">
      <style:paragraph-properties fo:text-align="center" style:justify-single-word="false"/>
      <style:text-properties style:text-underline-style="none" fo:font-weight="normal" officeooo:rsid="0270e450" officeooo:paragraph-rsid="027b5c20" style:font-weight-asian="normal" style:font-weight-complex="normal"/>
    </style:style>
    <style:style style:name="P59" style:family="paragraph" style:parent-style-name="Table_20_Contents">
      <style:paragraph-properties fo:text-align="center" style:justify-single-word="false"/>
      <style:text-properties style:text-underline-style="none" fo:font-weight="normal" officeooo:rsid="0270e450" officeooo:paragraph-rsid="02a44f33" style:font-weight-asian="normal" style:font-weight-complex="normal"/>
    </style:style>
    <style:style style:name="P60" style:family="paragraph" style:parent-style-name="Table_20_Contents">
      <style:paragraph-properties fo:text-align="center" style:justify-single-word="false"/>
      <style:text-properties style:text-underline-style="none" fo:font-weight="normal" officeooo:rsid="0270e450" officeooo:paragraph-rsid="02a5c73a" style:font-weight-asian="normal" style:font-weight-complex="normal"/>
    </style:style>
    <style:style style:name="P61" style:family="paragraph" style:parent-style-name="Table_20_Contents">
      <style:paragraph-properties fo:text-align="center" style:justify-single-word="false"/>
      <style:text-properties style:text-underline-style="none" fo:font-weight="normal" officeooo:rsid="0270e450" officeooo:paragraph-rsid="02a94b7c" style:font-weight-asian="normal" style:font-weight-complex="normal"/>
    </style:style>
    <style:style style:name="P62" style:family="paragraph" style:parent-style-name="Table_20_Contents">
      <style:paragraph-properties fo:text-align="center" style:justify-single-word="false"/>
      <style:text-properties style:text-underline-style="none" fo:font-weight="normal" officeooo:rsid="0270e450" officeooo:paragraph-rsid="02aae972" style:font-weight-asian="normal" style:font-weight-complex="normal"/>
    </style:style>
    <style:style style:name="P63" style:family="paragraph" style:parent-style-name="Table_20_Contents">
      <style:paragraph-properties fo:text-align="center" style:justify-single-word="false"/>
      <style:text-properties style:text-underline-style="none" fo:font-weight="normal" officeooo:rsid="0270e450" officeooo:paragraph-rsid="02acbf48" style:font-weight-asian="normal" style:font-weight-complex="normal"/>
    </style:style>
    <style:style style:name="P64" style:family="paragraph" style:parent-style-name="Table_20_Contents">
      <style:paragraph-properties fo:text-align="center" style:justify-single-word="false"/>
      <style:text-properties style:text-underline-style="none" fo:font-weight="normal" officeooo:rsid="0270e450" officeooo:paragraph-rsid="02b07bd6" style:font-weight-asian="normal" style:font-weight-complex="normal"/>
    </style:style>
    <style:style style:name="P65" style:family="paragraph" style:parent-style-name="Table_20_Contents">
      <style:paragraph-properties fo:text-align="center" style:justify-single-word="false"/>
      <style:text-properties style:text-underline-style="none" fo:font-weight="normal" officeooo:rsid="0270e450" officeooo:paragraph-rsid="02b4d204" style:font-weight-asian="normal" style:font-weight-complex="normal"/>
    </style:style>
    <style:style style:name="P66" style:family="paragraph" style:parent-style-name="Table_20_Contents">
      <style:paragraph-properties fo:text-align="center" style:justify-single-word="false"/>
      <style:text-properties style:text-underline-style="none" fo:font-weight="normal" officeooo:rsid="0270e450" officeooo:paragraph-rsid="02b8dd15" style:font-weight-asian="normal" style:font-weight-complex="normal"/>
    </style:style>
    <style:style style:name="P67" style:family="paragraph" style:parent-style-name="Table_20_Contents">
      <style:paragraph-properties fo:text-align="center" style:justify-single-word="false"/>
      <style:text-properties style:text-underline-style="none" fo:font-weight="normal" officeooo:rsid="0270e450" officeooo:paragraph-rsid="02ba9fd2" style:font-weight-asian="normal" style:font-weight-complex="normal"/>
    </style:style>
    <style:style style:name="P68" style:family="paragraph" style:parent-style-name="Table_20_Contents">
      <style:paragraph-properties fo:text-align="center" style:justify-single-word="false"/>
      <style:text-properties style:text-underline-style="none" fo:font-weight="normal" officeooo:rsid="02c42bdd" officeooo:paragraph-rsid="02c42bdd" style:font-weight-asian="normal" style:font-weight-complex="normal"/>
    </style:style>
    <style:style style:name="P69" style:family="paragraph" style:parent-style-name="Table_20_Contents">
      <style:paragraph-properties fo:text-align="center" style:justify-single-word="false"/>
      <style:text-properties style:text-underline-style="none" fo:font-weight="normal" officeooo:rsid="02c98926" officeooo:paragraph-rsid="02c98926" style:font-weight-asian="normal" style:font-weight-complex="normal"/>
    </style:style>
    <style:style style:name="P70" style:family="paragraph" style:parent-style-name="Table_20_Contents">
      <style:paragraph-properties fo:text-align="center" style:justify-single-word="false"/>
      <style:text-properties style:text-underline-style="none" fo:font-weight="normal" officeooo:rsid="02c98926" officeooo:paragraph-rsid="02d0157b" style:font-weight-asian="normal" style:font-weight-complex="normal"/>
    </style:style>
    <style:style style:name="P71" style:family="paragraph" style:parent-style-name="Table_20_Contents">
      <style:paragraph-properties fo:text-align="center" style:justify-single-word="false"/>
      <style:text-properties style:text-underline-style="none" fo:font-weight="normal" officeooo:rsid="02c98926" officeooo:paragraph-rsid="02d0bfb3" style:font-weight-asian="normal" style:font-weight-complex="normal"/>
    </style:style>
    <style:style style:name="P72" style:family="paragraph" style:parent-style-name="Table_20_Contents">
      <style:paragraph-properties fo:text-align="center" style:justify-single-word="false"/>
      <style:text-properties style:text-underline-style="none" fo:font-weight="normal" officeooo:rsid="02c98926" officeooo:paragraph-rsid="02ea7762" style:font-weight-asian="normal" style:font-weight-complex="normal"/>
    </style:style>
    <style:style style:name="P73" style:family="paragraph" style:parent-style-name="Table_20_Contents">
      <style:paragraph-properties fo:text-align="center" style:justify-single-word="false"/>
      <style:text-properties style:text-underline-style="none" fo:font-weight="normal" officeooo:rsid="02c98926" officeooo:paragraph-rsid="02f40a99" style:font-weight-asian="normal" style:font-weight-complex="normal"/>
    </style:style>
    <style:style style:name="P74" style:family="paragraph" style:parent-style-name="Table_20_Contents">
      <style:paragraph-properties fo:text-align="center" style:justify-single-word="false"/>
      <style:text-properties style:text-underline-style="none" fo:font-weight="normal" officeooo:rsid="02c98926" officeooo:paragraph-rsid="02f77680" style:font-weight-asian="normal" style:font-weight-complex="normal"/>
    </style:style>
    <style:style style:name="P75" style:family="paragraph" style:parent-style-name="Table_20_Contents">
      <style:paragraph-properties fo:text-align="center" style:justify-single-word="false"/>
      <style:text-properties style:text-underline-style="none" fo:font-weight="normal" officeooo:rsid="02c98926" officeooo:paragraph-rsid="02fa0eca" style:font-weight-asian="normal" style:font-weight-complex="normal"/>
    </style:style>
    <style:style style:name="P76" style:family="paragraph" style:parent-style-name="Table_20_Contents">
      <style:paragraph-properties fo:text-align="center" style:justify-single-word="false"/>
      <style:text-properties style:text-underline-style="none" fo:font-weight="normal" officeooo:rsid="02c98926" officeooo:paragraph-rsid="02fd0602" style:font-weight-asian="normal" style:font-weight-complex="normal"/>
    </style:style>
    <style:style style:name="P77" style:family="paragraph" style:parent-style-name="Table_20_Contents">
      <style:paragraph-properties fo:text-align="center" style:justify-single-word="false"/>
      <style:text-properties style:text-underline-style="none" fo:font-weight="normal" officeooo:rsid="02c98926" officeooo:paragraph-rsid="030267cd" style:font-weight-asian="normal" style:font-weight-complex="normal"/>
    </style:style>
    <style:style style:name="P78" style:family="paragraph" style:parent-style-name="Table_20_Contents">
      <style:paragraph-properties fo:text-align="center" style:justify-single-word="false"/>
      <style:text-properties style:text-underline-style="none" fo:font-weight="normal" officeooo:rsid="02c98926" officeooo:paragraph-rsid="03028155" style:font-weight-asian="normal" style:font-weight-complex="normal"/>
    </style:style>
    <style:style style:name="P79" style:family="paragraph" style:parent-style-name="Table_20_Contents">
      <style:paragraph-properties fo:text-align="center" style:justify-single-word="false"/>
      <style:text-properties style:text-underline-style="none" fo:font-weight="normal" officeooo:rsid="02c98926" officeooo:paragraph-rsid="03057502" style:font-weight-asian="normal" style:font-weight-complex="normal"/>
    </style:style>
    <style:style style:name="P80" style:family="paragraph" style:parent-style-name="Table_20_Contents">
      <style:paragraph-properties fo:text-align="center" style:justify-single-word="false"/>
      <style:text-properties style:text-underline-style="none" fo:font-weight="normal" officeooo:rsid="02c98926" officeooo:paragraph-rsid="030c2a9c" style:font-weight-asian="normal" style:font-weight-complex="normal"/>
    </style:style>
    <style:style style:name="P81" style:family="paragraph" style:parent-style-name="Table_20_Contents">
      <style:paragraph-properties fo:text-align="center" style:justify-single-word="false"/>
      <style:text-properties style:text-underline-style="none" fo:font-weight="normal" officeooo:rsid="02c98926" officeooo:paragraph-rsid="030f7759" style:font-weight-asian="normal" style:font-weight-complex="normal"/>
    </style:style>
    <style:style style:name="P82" style:family="paragraph" style:parent-style-name="Table_20_Contents">
      <style:paragraph-properties fo:text-align="center" style:justify-single-word="false"/>
      <style:text-properties style:text-underline-style="none" fo:font-weight="normal" officeooo:rsid="02c98926" officeooo:paragraph-rsid="0313932b" style:font-weight-asian="normal" style:font-weight-complex="normal"/>
    </style:style>
    <style:style style:name="P83" style:family="paragraph" style:parent-style-name="Table_20_Contents">
      <style:paragraph-properties fo:text-align="center" style:justify-single-word="false"/>
      <style:text-properties style:text-underline-style="none" fo:font-weight="normal" officeooo:rsid="02c98926" officeooo:paragraph-rsid="0317135b" style:font-weight-asian="normal" style:font-weight-complex="normal"/>
    </style:style>
    <style:style style:name="P84" style:family="paragraph" style:parent-style-name="Table_20_Contents">
      <style:paragraph-properties fo:text-align="center" style:justify-single-word="false"/>
      <style:text-properties style:text-underline-style="none" fo:font-weight="normal" officeooo:rsid="0316dca9" officeooo:paragraph-rsid="0316dca9" style:font-weight-asian="normal" style:font-weight-complex="normal"/>
    </style:style>
    <style:style style:name="P85" style:family="paragraph" style:parent-style-name="Table_20_Contents">
      <style:paragraph-properties fo:text-align="center" style:justify-single-word="false"/>
      <style:text-properties style:text-underline-style="none" officeooo:rsid="01c9e125" officeooo:paragraph-rsid="01c424fd"/>
    </style:style>
    <style:style style:name="P86" style:family="paragraph" style:parent-style-name="Table_20_Contents">
      <style:paragraph-properties fo:text-align="center" style:justify-single-word="false"/>
      <style:text-properties style:text-underline-style="none" officeooo:rsid="01dd0cc2" officeooo:paragraph-rsid="01dac00b"/>
    </style:style>
    <style:style style:name="P87" style:family="paragraph" style:parent-style-name="Table_20_Contents">
      <style:paragraph-properties fo:text-align="center" style:justify-single-word="false"/>
      <style:text-properties style:text-underline-style="none" officeooo:rsid="01e2aa30" officeooo:paragraph-rsid="01e05923"/>
    </style:style>
    <style:style style:name="P88" style:family="paragraph" style:parent-style-name="Table_20_Contents">
      <style:paragraph-properties fo:text-align="center" style:justify-single-word="false"/>
      <style:text-properties style:text-underline-style="none" officeooo:rsid="01ff9083" officeooo:paragraph-rsid="01ff9083"/>
    </style:style>
    <style:style style:name="P89" style:family="paragraph" style:parent-style-name="Table_20_Contents">
      <style:paragraph-properties fo:text-align="center" style:justify-single-word="false"/>
      <style:text-properties style:text-underline-style="none" officeooo:rsid="01ff9083" officeooo:paragraph-rsid="020216ac"/>
    </style:style>
    <style:style style:name="P90" style:family="paragraph" style:parent-style-name="Table_20_Contents">
      <style:paragraph-properties fo:text-align="center" style:justify-single-word="false"/>
      <style:text-properties style:text-underline-style="none" officeooo:rsid="01ff9083" officeooo:paragraph-rsid="02060024"/>
    </style:style>
    <style:style style:name="P91" style:family="paragraph" style:parent-style-name="Table_20_Contents">
      <style:paragraph-properties fo:text-align="center" style:justify-single-word="false"/>
      <style:text-properties style:text-underline-style="none" officeooo:rsid="0207cfeb" officeooo:paragraph-rsid="0207cfeb"/>
    </style:style>
    <style:style style:name="P92" style:family="paragraph" style:parent-style-name="Table_20_Contents">
      <style:paragraph-properties fo:text-align="center" style:justify-single-word="false"/>
      <style:text-properties style:text-underline-style="none" officeooo:rsid="0207cfeb" officeooo:paragraph-rsid="020e0d83"/>
    </style:style>
    <style:style style:name="P93" style:family="paragraph" style:parent-style-name="Table_20_Contents">
      <style:paragraph-properties fo:text-align="center" style:justify-single-word="false"/>
      <style:text-properties style:text-underline-style="none" officeooo:rsid="02109d4c" officeooo:paragraph-rsid="02109d4c"/>
    </style:style>
    <style:style style:name="P94" style:family="paragraph" style:parent-style-name="Table_20_Contents">
      <style:paragraph-properties fo:text-align="center" style:justify-single-word="false"/>
      <style:text-properties style:text-underline-style="none" officeooo:rsid="02109d4c" officeooo:paragraph-rsid="0212a6a3"/>
    </style:style>
    <style:style style:name="P95" style:family="paragraph" style:parent-style-name="Table_20_Contents">
      <style:paragraph-properties fo:text-align="center" style:justify-single-word="false"/>
      <style:text-properties style:text-underline-style="none" officeooo:rsid="02154e0b" officeooo:paragraph-rsid="02154e0b"/>
    </style:style>
    <style:style style:name="P96" style:family="paragraph" style:parent-style-name="Table_20_Contents">
      <style:paragraph-properties fo:text-align="center" style:justify-single-word="false"/>
      <style:text-properties style:text-underline-style="none" officeooo:rsid="02154e0b" officeooo:paragraph-rsid="0217094a"/>
    </style:style>
    <style:style style:name="P97" style:family="paragraph" style:parent-style-name="Table_20_Contents">
      <style:paragraph-properties fo:text-align="center" style:justify-single-word="false"/>
      <style:text-properties style:text-underline-style="none" officeooo:rsid="02171bd5" officeooo:paragraph-rsid="02171bd5"/>
    </style:style>
    <style:style style:name="P98" style:family="paragraph" style:parent-style-name="Table_20_Contents">
      <style:paragraph-properties fo:text-align="center" style:justify-single-word="false"/>
      <style:text-properties style:text-underline-style="none" officeooo:rsid="02171bd5" officeooo:paragraph-rsid="02194216"/>
    </style:style>
    <style:style style:name="P99" style:family="paragraph" style:parent-style-name="Table_20_Contents">
      <style:paragraph-properties fo:text-align="center" style:justify-single-word="false"/>
      <style:text-properties style:text-underline-style="none" officeooo:rsid="021b1953" officeooo:paragraph-rsid="021b1953"/>
    </style:style>
    <style:style style:name="P100" style:family="paragraph" style:parent-style-name="Table_20_Contents">
      <style:paragraph-properties fo:text-align="center" style:justify-single-word="false"/>
      <style:text-properties style:text-underline-style="none" officeooo:rsid="021b1953" officeooo:paragraph-rsid="021c279c"/>
    </style:style>
    <style:style style:name="P101" style:family="paragraph" style:parent-style-name="Table_20_Contents">
      <style:paragraph-properties fo:text-align="center" style:justify-single-word="false"/>
      <style:text-properties style:text-underline-style="none" officeooo:rsid="021eef91" officeooo:paragraph-rsid="021eef91"/>
    </style:style>
    <style:style style:name="P102" style:family="paragraph" style:parent-style-name="Table_20_Contents">
      <style:paragraph-properties fo:text-align="center" style:justify-single-word="false"/>
      <style:text-properties style:text-underline-style="none" officeooo:rsid="021eef91" officeooo:paragraph-rsid="02214e99"/>
    </style:style>
    <style:style style:name="P103" style:family="paragraph" style:parent-style-name="Table_20_Contents">
      <style:paragraph-properties fo:text-align="center" style:justify-single-word="false"/>
      <style:text-properties style:text-underline-style="none" officeooo:rsid="02236253" officeooo:paragraph-rsid="02236253"/>
    </style:style>
    <style:style style:name="P104" style:family="paragraph" style:parent-style-name="Table_20_Contents">
      <style:paragraph-properties fo:text-align="center" style:justify-single-word="false"/>
      <style:text-properties style:text-underline-style="none" officeooo:rsid="022a56be" officeooo:paragraph-rsid="022a56be"/>
    </style:style>
    <style:style style:name="P105" style:family="paragraph" style:parent-style-name="Table_20_Contents">
      <style:paragraph-properties fo:text-align="center" style:justify-single-word="false"/>
      <style:text-properties style:text-underline-style="none" officeooo:rsid="02322b8d" officeooo:paragraph-rsid="02322b8d"/>
    </style:style>
    <style:style style:name="P106" style:family="paragraph" style:parent-style-name="Table_20_Contents">
      <style:paragraph-properties fo:text-align="center" style:justify-single-word="false"/>
      <style:text-properties style:text-underline-style="none" officeooo:rsid="02322b8d" officeooo:paragraph-rsid="02360a3c"/>
    </style:style>
    <style:style style:name="P107" style:family="paragraph" style:parent-style-name="Table_20_Contents">
      <style:paragraph-properties fo:text-align="center" style:justify-single-word="false"/>
      <style:text-properties style:text-underline-style="none" officeooo:rsid="02322b8d" officeooo:paragraph-rsid="023b9f76"/>
    </style:style>
    <style:style style:name="P108" style:family="paragraph" style:parent-style-name="Table_20_Contents">
      <style:paragraph-properties fo:text-align="center" style:justify-single-word="false"/>
      <style:text-properties style:text-underline-style="none" officeooo:rsid="02322b8d" officeooo:paragraph-rsid="023f93b7"/>
    </style:style>
    <style:style style:name="P109" style:family="paragraph" style:parent-style-name="Table_20_Contents">
      <style:paragraph-properties fo:text-align="center" style:justify-single-word="false"/>
      <style:text-properties style:text-underline-style="none" officeooo:rsid="02322b8d" officeooo:paragraph-rsid="026572eb"/>
    </style:style>
    <style:style style:name="P110" style:family="paragraph" style:parent-style-name="Table_20_Contents">
      <style:paragraph-properties fo:text-align="center" style:justify-single-word="false"/>
      <style:text-properties style:text-underline-style="none" officeooo:rsid="0239cc14" officeooo:paragraph-rsid="0239cc14"/>
    </style:style>
    <style:style style:name="P111" style:family="paragraph" style:parent-style-name="Table_20_Contents">
      <style:paragraph-properties fo:text-align="center" style:justify-single-word="false"/>
      <style:text-properties style:text-underline-style="none" officeooo:rsid="0239cc14" officeooo:paragraph-rsid="023f93b7"/>
    </style:style>
    <style:style style:name="P112" style:family="paragraph" style:parent-style-name="Table_20_Contents">
      <style:paragraph-properties fo:text-align="center" style:justify-single-word="false"/>
      <style:text-properties style:text-underline-style="none" officeooo:rsid="0239cc14" officeooo:paragraph-rsid="026572eb"/>
    </style:style>
    <style:style style:name="P113" style:family="paragraph" style:parent-style-name="Table_20_Contents">
      <style:paragraph-properties fo:text-align="center" style:justify-single-word="false"/>
      <style:text-properties style:text-underline-style="none" officeooo:rsid="02401a15" officeooo:paragraph-rsid="02401a15"/>
    </style:style>
    <style:style style:name="P114" style:family="paragraph" style:parent-style-name="Table_20_Contents">
      <style:paragraph-properties fo:text-align="center" style:justify-single-word="false"/>
      <style:text-properties style:text-underline-style="none" officeooo:rsid="02401a15" officeooo:paragraph-rsid="02446fb8"/>
    </style:style>
    <style:style style:name="P115" style:family="paragraph" style:parent-style-name="Table_20_Contents">
      <style:paragraph-properties fo:text-align="center" style:justify-single-word="false"/>
      <style:text-properties style:text-underline-style="none" officeooo:rsid="0244cfb8" officeooo:paragraph-rsid="0244cfb8"/>
    </style:style>
    <style:style style:name="P116" style:family="paragraph" style:parent-style-name="Table_20_Contents">
      <style:paragraph-properties fo:text-align="center" style:justify-single-word="false"/>
      <style:text-properties style:text-underline-style="none" officeooo:rsid="0244cfb8" officeooo:paragraph-rsid="024767a9"/>
    </style:style>
    <style:style style:name="P117" style:family="paragraph" style:parent-style-name="Table_20_Contents">
      <style:paragraph-properties fo:text-align="center" style:justify-single-word="false"/>
      <style:text-properties style:text-underline-style="none" officeooo:rsid="0249e0f8" officeooo:paragraph-rsid="0249e0f8"/>
    </style:style>
    <style:style style:name="P118" style:family="paragraph" style:parent-style-name="Table_20_Contents">
      <style:paragraph-properties fo:text-align="center" style:justify-single-word="false"/>
      <style:text-properties style:text-underline-style="none" officeooo:rsid="0249e0f8" officeooo:paragraph-rsid="024af916"/>
    </style:style>
    <style:style style:name="P119" style:family="paragraph" style:parent-style-name="Table_20_Contents">
      <style:paragraph-properties fo:text-align="center" style:justify-single-word="false"/>
      <style:text-properties style:text-underline-style="none" officeooo:rsid="024d0f7c" officeooo:paragraph-rsid="024d0f7c"/>
    </style:style>
    <style:style style:name="P120" style:family="paragraph" style:parent-style-name="Table_20_Contents">
      <style:paragraph-properties fo:text-align="center" style:justify-single-word="false"/>
      <style:text-properties style:text-underline-style="none" officeooo:rsid="024d0f7c" officeooo:paragraph-rsid="024edba8"/>
    </style:style>
    <style:style style:name="P121" style:family="paragraph" style:parent-style-name="Table_20_Contents">
      <style:paragraph-properties fo:text-align="center" style:justify-single-word="false"/>
      <style:text-properties style:text-underline-style="none" officeooo:rsid="0250732b" officeooo:paragraph-rsid="0250732b"/>
    </style:style>
    <style:style style:name="P122" style:family="paragraph" style:parent-style-name="Table_20_Contents">
      <style:paragraph-properties fo:text-align="center" style:justify-single-word="false"/>
      <style:text-properties style:text-underline-style="none" officeooo:rsid="0250732b" officeooo:paragraph-rsid="0251bed9"/>
    </style:style>
    <style:style style:name="P123" style:family="paragraph" style:parent-style-name="Table_20_Contents">
      <style:paragraph-properties fo:text-align="center" style:justify-single-word="false"/>
      <style:text-properties style:text-underline-style="none" officeooo:rsid="0251dd33" officeooo:paragraph-rsid="0251dd33"/>
    </style:style>
    <style:style style:name="P124" style:family="paragraph" style:parent-style-name="Table_20_Contents">
      <style:paragraph-properties fo:text-align="center" style:justify-single-word="false"/>
      <style:text-properties style:text-underline-style="none" officeooo:rsid="0251dd33" officeooo:paragraph-rsid="02558ece"/>
    </style:style>
    <style:style style:name="P125" style:family="paragraph" style:parent-style-name="Table_20_Contents">
      <style:paragraph-properties fo:text-align="center" style:justify-single-word="false"/>
      <style:text-properties style:text-underline-style="none" officeooo:rsid="02574894" officeooo:paragraph-rsid="02574894"/>
    </style:style>
    <style:style style:name="P126" style:family="paragraph" style:parent-style-name="Table_20_Contents">
      <style:paragraph-properties fo:text-align="center" style:justify-single-word="false"/>
      <style:text-properties style:text-underline-style="none" officeooo:rsid="0270e450" officeooo:paragraph-rsid="0270e450"/>
    </style:style>
    <style:style style:name="P127" style:family="paragraph" style:parent-style-name="Table_20_Contents">
      <style:paragraph-properties fo:text-align="center" style:justify-single-word="false"/>
      <style:text-properties style:text-underline-style="none" officeooo:rsid="0270e450" officeooo:paragraph-rsid="027384c0"/>
    </style:style>
    <style:style style:name="P128" style:family="paragraph" style:parent-style-name="Table_20_Contents">
      <style:paragraph-properties fo:text-align="center" style:justify-single-word="false"/>
      <style:text-properties style:text-underline-style="none" officeooo:rsid="02759d10" officeooo:paragraph-rsid="02759d10"/>
    </style:style>
    <style:style style:name="P129" style:family="paragraph" style:parent-style-name="Table_20_Contents">
      <style:paragraph-properties fo:text-align="center" style:justify-single-word="false"/>
      <style:text-properties style:text-underline-style="none" officeooo:rsid="02765847" officeooo:paragraph-rsid="02765847"/>
    </style:style>
    <style:style style:name="P130" style:family="paragraph" style:parent-style-name="Table_20_Contents">
      <style:paragraph-properties fo:text-align="center" style:justify-single-word="false"/>
      <style:text-properties style:text-underline-style="none" officeooo:rsid="027c1b35" officeooo:paragraph-rsid="027c1b35"/>
    </style:style>
    <style:style style:name="P131" style:family="paragraph" style:parent-style-name="Table_20_Contents">
      <style:paragraph-properties fo:text-align="center" style:justify-single-word="false"/>
      <style:text-properties style:text-underline-style="none" officeooo:rsid="027c1b35" officeooo:paragraph-rsid="02a44f33"/>
    </style:style>
    <style:style style:name="P132" style:family="paragraph" style:parent-style-name="Table_20_Contents">
      <style:paragraph-properties fo:text-align="center" style:justify-single-word="false"/>
      <style:text-properties style:text-underline-style="none" officeooo:rsid="02a5c73a" officeooo:paragraph-rsid="02a5c73a"/>
    </style:style>
    <style:style style:name="P133" style:family="paragraph" style:parent-style-name="Table_20_Contents">
      <style:paragraph-properties fo:text-align="center" style:justify-single-word="false"/>
      <style:text-properties style:text-underline-style="none" officeooo:rsid="02a5c73a" officeooo:paragraph-rsid="02a94b7c"/>
    </style:style>
    <style:style style:name="P134" style:family="paragraph" style:parent-style-name="Table_20_Contents">
      <style:paragraph-properties fo:text-align="center" style:justify-single-word="false"/>
      <style:text-properties style:text-underline-style="none" officeooo:rsid="02aae972" officeooo:paragraph-rsid="02aae972"/>
    </style:style>
    <style:style style:name="P135" style:family="paragraph" style:parent-style-name="Table_20_Contents">
      <style:paragraph-properties fo:text-align="center" style:justify-single-word="false"/>
      <style:text-properties style:text-underline-style="none" officeooo:rsid="02aae972" officeooo:paragraph-rsid="02acbf48"/>
    </style:style>
    <style:style style:name="P136" style:family="paragraph" style:parent-style-name="Table_20_Contents">
      <style:paragraph-properties fo:text-align="center" style:justify-single-word="false"/>
      <style:text-properties style:text-underline-style="none" officeooo:rsid="02ae6493" officeooo:paragraph-rsid="02ae6493"/>
    </style:style>
    <style:style style:name="P137" style:family="paragraph" style:parent-style-name="Table_20_Contents">
      <style:paragraph-properties fo:text-align="center" style:justify-single-word="false"/>
      <style:text-properties style:text-underline-style="none" officeooo:rsid="02ae6493" officeooo:paragraph-rsid="02b07bd6"/>
    </style:style>
    <style:style style:name="P138" style:family="paragraph" style:parent-style-name="Table_20_Contents">
      <style:paragraph-properties fo:text-align="center" style:justify-single-word="false"/>
      <style:text-properties style:text-underline-style="none" officeooo:rsid="02b2c262" officeooo:paragraph-rsid="02b4d204"/>
    </style:style>
    <style:style style:name="P139" style:family="paragraph" style:parent-style-name="Table_20_Contents">
      <style:paragraph-properties fo:text-align="center" style:justify-single-word="false"/>
      <style:text-properties style:text-underline-style="none" officeooo:rsid="02b76cd8" officeooo:paragraph-rsid="02b8dd15"/>
    </style:style>
    <style:style style:name="P140" style:family="paragraph" style:parent-style-name="Table_20_Contents">
      <style:paragraph-properties fo:text-align="center" style:justify-single-word="false"/>
      <style:text-properties style:text-underline-style="none" officeooo:rsid="02ba9fd2" officeooo:paragraph-rsid="02ba9fd2"/>
    </style:style>
    <style:style style:name="P141" style:family="paragraph" style:parent-style-name="Table_20_Contents">
      <style:paragraph-properties fo:text-align="center" style:justify-single-word="false"/>
      <style:text-properties style:text-underline-style="none" officeooo:rsid="02c42bdd" officeooo:paragraph-rsid="02c42bdd"/>
    </style:style>
    <style:style style:name="P142" style:family="paragraph" style:parent-style-name="Table_20_Contents">
      <style:paragraph-properties fo:text-align="center" style:justify-single-word="false"/>
      <style:text-properties style:text-underline-style="none" officeooo:rsid="02c84dd7" officeooo:paragraph-rsid="02c84dd7"/>
    </style:style>
    <style:style style:name="P143" style:family="paragraph" style:parent-style-name="Table_20_Contents">
      <style:paragraph-properties fo:text-align="center" style:justify-single-word="false"/>
      <style:text-properties style:text-underline-style="none" officeooo:rsid="02c84dd7" officeooo:paragraph-rsid="02d0157b"/>
    </style:style>
    <style:style style:name="P144" style:family="paragraph" style:parent-style-name="Table_20_Contents">
      <style:paragraph-properties fo:text-align="center" style:justify-single-word="false"/>
      <style:text-properties style:text-underline-style="none" officeooo:rsid="02f5449c" officeooo:paragraph-rsid="02f5449c"/>
    </style:style>
    <style:style style:name="P145" style:family="paragraph" style:parent-style-name="Table_20_Contents">
      <style:paragraph-properties fo:text-align="center" style:justify-single-word="false"/>
      <style:text-properties style:text-underline-style="none" officeooo:rsid="02f5449c" officeooo:paragraph-rsid="02f77680"/>
    </style:style>
    <style:style style:name="P146" style:family="paragraph" style:parent-style-name="Table_20_Contents">
      <style:paragraph-properties fo:text-align="center" style:justify-single-word="false"/>
      <style:text-properties style:text-underline-style="none" officeooo:rsid="02fa0eca" officeooo:paragraph-rsid="02fa0eca"/>
    </style:style>
    <style:style style:name="P147" style:family="paragraph" style:parent-style-name="Table_20_Contents">
      <style:paragraph-properties fo:text-align="center" style:justify-single-word="false"/>
      <style:text-properties style:text-underline-style="none" officeooo:rsid="02fa0eca" officeooo:paragraph-rsid="02fd0602"/>
    </style:style>
    <style:style style:name="P148" style:family="paragraph" style:parent-style-name="Table_20_Contents">
      <style:paragraph-properties fo:text-align="center" style:justify-single-word="false"/>
      <style:text-properties style:text-underline-style="none" officeooo:rsid="0300b858" officeooo:paragraph-rsid="0300b858"/>
    </style:style>
    <style:style style:name="P149" style:family="paragraph" style:parent-style-name="Table_20_Contents">
      <style:paragraph-properties fo:text-align="center" style:justify-single-word="false"/>
      <style:text-properties style:text-underline-style="none" officeooo:rsid="0300b858" officeooo:paragraph-rsid="03028155"/>
    </style:style>
    <style:style style:name="P150" style:family="paragraph" style:parent-style-name="Table_20_Contents">
      <style:paragraph-properties fo:text-align="center" style:justify-single-word="false"/>
      <style:text-properties style:text-underline-style="none" officeooo:rsid="03036456" officeooo:paragraph-rsid="03036456"/>
    </style:style>
    <style:style style:name="P151" style:family="paragraph" style:parent-style-name="Table_20_Contents">
      <style:paragraph-properties fo:text-align="center" style:justify-single-word="false"/>
      <style:text-properties style:text-underline-style="none" officeooo:rsid="03036456" officeooo:paragraph-rsid="03057502"/>
    </style:style>
    <style:style style:name="P152" style:family="paragraph" style:parent-style-name="Table_20_Contents">
      <style:paragraph-properties fo:text-align="center" style:justify-single-word="false"/>
      <style:text-properties style:text-underline-style="none" officeooo:rsid="03098362" officeooo:paragraph-rsid="030c2a9c"/>
    </style:style>
    <style:style style:name="P153" style:family="paragraph" style:parent-style-name="Table_20_Contents">
      <style:paragraph-properties fo:text-align="center" style:justify-single-word="false"/>
      <style:text-properties style:text-underline-style="none" officeooo:rsid="030e03be" officeooo:paragraph-rsid="030e03be"/>
    </style:style>
    <style:style style:name="P154" style:family="paragraph" style:parent-style-name="Table_20_Contents">
      <style:paragraph-properties fo:text-align="center" style:justify-single-word="false"/>
      <style:text-properties style:text-underline-style="none" officeooo:rsid="030e03be" officeooo:paragraph-rsid="030f7759"/>
    </style:style>
    <style:style style:name="P155" style:family="paragraph" style:parent-style-name="Table_20_Contents">
      <style:paragraph-properties fo:text-align="center" style:justify-single-word="false"/>
      <style:text-properties style:text-underline-style="none" officeooo:rsid="03134855" officeooo:paragraph-rsid="03134855"/>
    </style:style>
    <style:style style:name="P156" style:family="paragraph" style:parent-style-name="Table_20_Contents">
      <style:paragraph-properties fo:text-align="center" style:justify-single-word="false"/>
      <style:text-properties officeooo:rsid="01d10ff0" officeooo:paragraph-rsid="01d10ff0"/>
    </style:style>
    <style:style style:name="P157" style:family="paragraph" style:parent-style-name="Table_20_Contents">
      <style:paragraph-properties fo:text-align="center" style:justify-single-word="false"/>
      <style:text-properties officeooo:rsid="01d10ff0" officeooo:paragraph-rsid="022fe048"/>
    </style:style>
    <style:style style:name="P158" style:family="paragraph" style:parent-style-name="Table_20_Contents">
      <style:paragraph-properties fo:text-align="center" style:justify-single-word="false"/>
      <style:text-properties officeooo:rsid="01d10ff0" officeooo:paragraph-rsid="026572eb"/>
    </style:style>
    <style:style style:name="P159" style:family="paragraph" style:parent-style-name="Table_20_Contents">
      <style:paragraph-properties fo:text-align="center" style:justify-single-word="false"/>
      <style:text-properties officeooo:rsid="01d10ff0" officeooo:paragraph-rsid="02bfeea1"/>
    </style:style>
    <style:style style:name="P160" style:family="paragraph" style:parent-style-name="Table_20_Contents">
      <style:paragraph-properties fo:text-align="center" style:justify-single-word="false"/>
      <style:text-properties officeooo:rsid="01cb4872" officeooo:paragraph-rsid="01cb4872"/>
    </style:style>
    <style:style style:name="P161" style:family="paragraph" style:parent-style-name="Table_20_Contents">
      <style:paragraph-properties fo:text-align="center" style:justify-single-word="false"/>
      <style:text-properties officeooo:rsid="01cb4872" officeooo:paragraph-rsid="022fe048"/>
    </style:style>
    <style:style style:name="P162" style:family="paragraph" style:parent-style-name="Table_20_Contents">
      <style:paragraph-properties fo:text-align="center" style:justify-single-word="false"/>
      <style:text-properties officeooo:rsid="01cb4872" officeooo:paragraph-rsid="026572eb"/>
    </style:style>
    <style:style style:name="P163" style:family="paragraph" style:parent-style-name="Table_20_Contents">
      <style:paragraph-properties fo:text-align="center" style:justify-single-word="false"/>
      <style:text-properties officeooo:rsid="01cb4872" officeooo:paragraph-rsid="02bfeea1"/>
    </style:style>
    <style:style style:name="P164" style:family="paragraph" style:parent-style-name="Table_20_Contents">
      <style:paragraph-properties fo:text-align="center" style:justify-single-word="false"/>
      <style:text-properties officeooo:rsid="01dac00b" officeooo:paragraph-rsid="01dac00b"/>
    </style:style>
    <style:style style:name="P165" style:family="paragraph" style:parent-style-name="Table_20_Contents">
      <style:paragraph-properties fo:text-align="center" style:justify-single-word="false"/>
      <style:text-properties officeooo:rsid="01dac00b" officeooo:paragraph-rsid="022fe048"/>
    </style:style>
    <style:style style:name="P166" style:family="paragraph" style:parent-style-name="Table_20_Contents">
      <style:paragraph-properties fo:text-align="center" style:justify-single-word="false"/>
      <style:text-properties officeooo:rsid="01dac00b" officeooo:paragraph-rsid="026572eb"/>
    </style:style>
    <style:style style:name="P167" style:family="paragraph" style:parent-style-name="Table_20_Contents">
      <style:paragraph-properties fo:text-align="center" style:justify-single-word="false"/>
      <style:text-properties officeooo:rsid="01dac00b" officeooo:paragraph-rsid="02bfeea1"/>
    </style:style>
    <style:style style:name="P168" style:family="paragraph" style:parent-style-name="Table_20_Contents">
      <style:paragraph-properties fo:text-align="center" style:justify-single-word="false"/>
      <style:text-properties officeooo:rsid="01cc8789" officeooo:paragraph-rsid="01cb4872"/>
    </style:style>
    <style:style style:name="P169" style:family="paragraph" style:parent-style-name="Table_20_Contents">
      <style:paragraph-properties fo:text-align="center" style:justify-single-word="false"/>
      <style:text-properties officeooo:rsid="01cc8789" officeooo:paragraph-rsid="020ff5df"/>
    </style:style>
    <style:style style:name="P170" style:family="paragraph" style:parent-style-name="Table_20_Contents">
      <style:paragraph-properties fo:text-align="center" style:justify-single-word="false"/>
      <style:text-properties officeooo:rsid="01cc8789" officeooo:paragraph-rsid="02136c12"/>
    </style:style>
    <style:style style:name="P171" style:family="paragraph" style:parent-style-name="Table_20_Contents">
      <style:paragraph-properties fo:text-align="center" style:justify-single-word="false"/>
      <style:text-properties officeooo:rsid="01cc8789" officeooo:paragraph-rsid="02171bd5"/>
    </style:style>
    <style:style style:name="P172" style:family="paragraph" style:parent-style-name="Table_20_Contents">
      <style:paragraph-properties fo:text-align="center" style:justify-single-word="false"/>
      <style:text-properties officeooo:rsid="01cc8789" officeooo:paragraph-rsid="021a0ca7"/>
    </style:style>
    <style:style style:name="P173" style:family="paragraph" style:parent-style-name="Table_20_Contents">
      <style:paragraph-properties fo:text-align="center" style:justify-single-word="false"/>
      <style:text-properties officeooo:rsid="01cc8789" officeooo:paragraph-rsid="021d9b21"/>
    </style:style>
    <style:style style:name="P174" style:family="paragraph" style:parent-style-name="Table_20_Contents">
      <style:paragraph-properties fo:text-align="center" style:justify-single-word="false"/>
      <style:text-properties officeooo:rsid="01cc8789" officeooo:paragraph-rsid="02230fa4"/>
    </style:style>
    <style:style style:name="P175" style:family="paragraph" style:parent-style-name="Table_20_Contents">
      <style:paragraph-properties fo:text-align="center" style:justify-single-word="false"/>
      <style:text-properties officeooo:rsid="01cc8789" officeooo:paragraph-rsid="02446fb8"/>
    </style:style>
    <style:style style:name="P176" style:family="paragraph" style:parent-style-name="Table_20_Contents">
      <style:paragraph-properties fo:text-align="center" style:justify-single-word="false"/>
      <style:text-properties officeooo:rsid="01cc8789" officeooo:paragraph-rsid="0247ac6a"/>
    </style:style>
    <style:style style:name="P177" style:family="paragraph" style:parent-style-name="Table_20_Contents">
      <style:paragraph-properties fo:text-align="center" style:justify-single-word="false"/>
      <style:text-properties officeooo:rsid="01cc8789" officeooo:paragraph-rsid="025476a6"/>
    </style:style>
    <style:style style:name="P178" style:family="paragraph" style:parent-style-name="Table_20_Contents">
      <style:paragraph-properties fo:text-align="center" style:justify-single-word="false"/>
      <style:text-properties officeooo:rsid="01cc8789" officeooo:paragraph-rsid="02571744"/>
    </style:style>
    <style:style style:name="P179" style:family="paragraph" style:parent-style-name="Table_20_Contents">
      <style:paragraph-properties fo:text-align="center" style:justify-single-word="false"/>
      <style:text-properties officeooo:rsid="01cc8789" officeooo:paragraph-rsid="02766334"/>
    </style:style>
    <style:style style:name="P180" style:family="paragraph" style:parent-style-name="Table_20_Contents">
      <style:paragraph-properties fo:text-align="center" style:justify-single-word="false"/>
      <style:text-properties officeooo:rsid="01cc8789" officeooo:paragraph-rsid="02a84af9"/>
    </style:style>
    <style:style style:name="P181" style:family="paragraph" style:parent-style-name="Table_20_Contents">
      <style:paragraph-properties fo:text-align="center" style:justify-single-word="false"/>
      <style:text-properties officeooo:rsid="01cc8789" officeooo:paragraph-rsid="02abf757"/>
    </style:style>
    <style:style style:name="P182" style:family="paragraph" style:parent-style-name="Table_20_Contents">
      <style:paragraph-properties fo:text-align="center" style:justify-single-word="false"/>
      <style:text-properties officeooo:rsid="01cc8789" officeooo:paragraph-rsid="02ae6493"/>
    </style:style>
    <style:style style:name="P183" style:family="paragraph" style:parent-style-name="Table_20_Contents">
      <style:paragraph-properties fo:text-align="center" style:justify-single-word="false"/>
      <style:text-properties officeooo:rsid="01cc8789" officeooo:paragraph-rsid="02b1d2a3"/>
    </style:style>
    <style:style style:name="P184" style:family="paragraph" style:parent-style-name="Table_20_Contents">
      <style:paragraph-properties fo:text-align="center" style:justify-single-word="false"/>
      <style:text-properties officeooo:rsid="01cc8789" officeooo:paragraph-rsid="02b666ff"/>
    </style:style>
    <style:style style:name="P185" style:family="paragraph" style:parent-style-name="Table_20_Contents">
      <style:paragraph-properties fo:text-align="center" style:justify-single-word="false"/>
      <style:text-properties officeooo:rsid="01cc8789" officeooo:paragraph-rsid="02ba9924"/>
    </style:style>
    <style:style style:name="P186" style:family="paragraph" style:parent-style-name="Table_20_Contents">
      <style:paragraph-properties fo:text-align="center" style:justify-single-word="false"/>
      <style:text-properties officeooo:rsid="01cc8789" officeooo:paragraph-rsid="02d6c79f"/>
    </style:style>
    <style:style style:name="P187" style:family="paragraph" style:parent-style-name="Table_20_Contents">
      <style:paragraph-properties fo:text-align="center" style:justify-single-word="false"/>
      <style:text-properties officeooo:rsid="01cc8789" officeooo:paragraph-rsid="0302e2dc"/>
    </style:style>
    <style:style style:name="P188" style:family="paragraph" style:parent-style-name="Table_20_Contents">
      <style:paragraph-properties fo:text-align="center" style:justify-single-word="false"/>
      <style:text-properties officeooo:rsid="01cc8789" officeooo:paragraph-rsid="0305fb6b"/>
    </style:style>
    <style:style style:name="P189" style:family="paragraph" style:parent-style-name="Table_20_Contents">
      <style:paragraph-properties fo:text-align="center" style:justify-single-word="false"/>
      <style:text-properties officeooo:rsid="01cc8789" officeooo:paragraph-rsid="030e03be"/>
    </style:style>
    <style:style style:name="P190" style:family="paragraph" style:parent-style-name="Table_20_Contents">
      <style:paragraph-properties fo:text-align="center" style:justify-single-word="false"/>
      <style:text-properties officeooo:rsid="01cc8789" officeooo:paragraph-rsid="031155fb"/>
    </style:style>
    <style:style style:name="P191" style:family="paragraph" style:parent-style-name="Table_20_Contents">
      <style:paragraph-properties fo:text-align="center" style:justify-single-word="false"/>
      <style:text-properties officeooo:rsid="01cc8789" officeooo:paragraph-rsid="0316946f"/>
    </style:style>
    <style:style style:name="P192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officeooo:rsid="01ff9083" officeooo:paragraph-rsid="01ff9083"/>
    </style:style>
    <style:style style:name="P193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officeooo:rsid="0207cfeb" officeooo:paragraph-rsid="0207cfeb"/>
    </style:style>
    <style:style style:name="P194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officeooo:rsid="0207cfeb" officeooo:paragraph-rsid="021497ec"/>
    </style:style>
    <style:style style:name="P195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officeooo:rsid="0207cfeb" officeooo:paragraph-rsid="02171bd5"/>
    </style:style>
    <style:style style:name="P196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officeooo:rsid="0207cfeb" officeooo:paragraph-rsid="02236253"/>
    </style:style>
    <style:style style:name="P197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officeooo:rsid="0207cfeb" officeooo:paragraph-rsid="022a2f55"/>
    </style:style>
    <style:style style:name="P198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officeooo:rsid="0207cfeb" officeooo:paragraph-rsid="0230b88f"/>
    </style:style>
    <style:style style:name="P199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officeooo:rsid="0207cfeb" officeooo:paragraph-rsid="0236d230"/>
    </style:style>
    <style:style style:name="P200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officeooo:rsid="0207cfeb" officeooo:paragraph-rsid="0244b5ca"/>
    </style:style>
    <style:style style:name="P201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officeooo:rsid="0207cfeb" officeooo:paragraph-rsid="0250732b"/>
    </style:style>
    <style:style style:name="P202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officeooo:rsid="0207cfeb" officeooo:paragraph-rsid="02571744"/>
    </style:style>
    <style:style style:name="P203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officeooo:rsid="020ff5df" officeooo:paragraph-rsid="020ff5df"/>
    </style:style>
    <style:style style:name="P204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officeooo:rsid="020ff5df" officeooo:paragraph-rsid="021a0ca7"/>
    </style:style>
    <style:style style:name="P205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officeooo:rsid="020ff5df" officeooo:paragraph-rsid="021d9b21"/>
    </style:style>
    <style:style style:name="P206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officeooo:rsid="020ff5df" officeooo:paragraph-rsid="02401a15"/>
    </style:style>
    <style:style style:name="P207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officeooo:rsid="020ff5df" officeooo:paragraph-rsid="0247ac6a"/>
    </style:style>
    <style:style style:name="P208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officeooo:rsid="020ff5df" officeooo:paragraph-rsid="024be150"/>
    </style:style>
    <style:style style:name="P209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officeooo:rsid="020ff5df" officeooo:paragraph-rsid="0251dd33"/>
    </style:style>
    <style:style style:name="P210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officeooo:rsid="020ff5df" officeooo:paragraph-rsid="0270b68f"/>
    </style:style>
    <style:style style:name="P211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officeooo:rsid="020ff5df" officeooo:paragraph-rsid="02753199"/>
    </style:style>
    <style:style style:name="P212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officeooo:rsid="020ff5df" officeooo:paragraph-rsid="02a5c73a"/>
    </style:style>
    <style:style style:name="P213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officeooo:rsid="020ff5df" officeooo:paragraph-rsid="02b1d2a3"/>
    </style:style>
    <style:style style:name="P214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officeooo:rsid="020ff5df" officeooo:paragraph-rsid="02b9ed57"/>
    </style:style>
    <style:style style:name="P215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officeooo:rsid="020ff5df" officeooo:paragraph-rsid="02f40a99"/>
    </style:style>
    <style:style style:name="P216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officeooo:rsid="020ff5df" officeooo:paragraph-rsid="0300b858"/>
    </style:style>
    <style:style style:name="P217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officeooo:rsid="020ff5df" officeooo:paragraph-rsid="03036456"/>
    </style:style>
    <style:style style:name="P218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officeooo:rsid="020ff5df" officeooo:paragraph-rsid="031155fb"/>
    </style:style>
    <style:style style:name="P219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officeooo:rsid="020ff5df" officeooo:paragraph-rsid="0316dca9"/>
    </style:style>
    <style:style style:name="P220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officeooo:rsid="0230b88f" officeooo:paragraph-rsid="0230b88f"/>
    </style:style>
    <style:style style:name="P221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officeooo:rsid="026f1784" officeooo:paragraph-rsid="026f1784"/>
    </style:style>
    <style:style style:name="P222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officeooo:rsid="027a6143" officeooo:paragraph-rsid="027a6143"/>
    </style:style>
    <style:style style:name="P223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officeooo:rsid="027a6143" officeooo:paragraph-rsid="02aae972"/>
    </style:style>
    <style:style style:name="P224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officeooo:rsid="027a6143" officeooo:paragraph-rsid="02ae6493"/>
    </style:style>
    <style:style style:name="P225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officeooo:rsid="027a6143" officeooo:paragraph-rsid="02b666ff"/>
    </style:style>
    <style:style style:name="P226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officeooo:rsid="027a6143" officeooo:paragraph-rsid="02c72cac"/>
    </style:style>
    <style:style style:name="P227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officeooo:rsid="027a6143" officeooo:paragraph-rsid="0307a744"/>
    </style:style>
    <style:style style:name="P228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officeooo:rsid="027a6143" officeooo:paragraph-rsid="030e03be"/>
    </style:style>
    <style:style style:name="P229" style:family="paragraph" style:parent-style-name="Table_20_Contents">
      <style:paragraph-properties fo:text-align="center" style:justify-single-word="false"/>
      <style:text-properties officeooo:rsid="01df1274" officeooo:paragraph-rsid="01df1274"/>
    </style:style>
    <style:style style:name="P230" style:family="paragraph" style:parent-style-name="Table_20_Contents">
      <style:paragraph-properties fo:text-align="center" style:justify-single-word="false"/>
      <style:text-properties officeooo:rsid="01df1274" officeooo:paragraph-rsid="022fe048"/>
    </style:style>
    <style:style style:name="P231" style:family="paragraph" style:parent-style-name="Table_20_Contents">
      <style:paragraph-properties fo:text-align="center" style:justify-single-word="false"/>
      <style:text-properties officeooo:rsid="01df1274" officeooo:paragraph-rsid="026572eb"/>
    </style:style>
    <style:style style:name="P232" style:family="paragraph" style:parent-style-name="Table_20_Contents">
      <style:paragraph-properties fo:text-align="center" style:justify-single-word="false"/>
      <style:text-properties officeooo:rsid="01df1274" officeooo:paragraph-rsid="02bfeea1"/>
    </style:style>
    <style:style style:name="P233" style:family="paragraph" style:parent-style-name="Table_20_Contents">
      <style:paragraph-properties fo:text-align="center" style:justify-single-word="false"/>
      <style:text-properties style:text-position="0% 100%" officeooo:rsid="01df1274" officeooo:paragraph-rsid="01df1274"/>
    </style:style>
    <style:style style:name="P234" style:family="paragraph" style:parent-style-name="Table_20_Contents">
      <style:paragraph-properties fo:text-align="center" style:justify-single-word="false"/>
      <style:text-properties style:text-position="0% 100%" officeooo:rsid="01df1274" officeooo:paragraph-rsid="026572eb"/>
    </style:style>
    <style:style style:name="P235" style:family="paragraph" style:parent-style-name="Table_20_Contents">
      <style:paragraph-properties fo:text-align="center" style:justify-single-word="false"/>
      <style:text-properties style:text-position="0% 100%" officeooo:rsid="01e72e72" officeooo:paragraph-rsid="01e72e72"/>
    </style:style>
    <style:style style:name="P236" style:family="paragraph" style:parent-style-name="Table_20_Contents">
      <style:paragraph-properties fo:text-align="center" style:justify-single-word="false"/>
      <style:text-properties style:text-position="0% 100%" officeooo:rsid="01e72e72" officeooo:paragraph-rsid="026572eb"/>
    </style:style>
    <style:style style:name="P237" style:family="paragraph" style:parent-style-name="Table_20_Contents">
      <style:paragraph-properties fo:text-align="center" style:justify-single-word="false"/>
      <style:text-properties style:text-position="0% 100%" officeooo:rsid="01e72e72" officeooo:paragraph-rsid="02c72cac"/>
    </style:style>
    <style:style style:name="P238" style:family="paragraph" style:parent-style-name="Table_20_Contents">
      <style:paragraph-properties fo:text-align="center" style:justify-single-word="false"/>
      <style:text-properties style:text-position="0% 100%" fo:font-style="normal" fo:font-weight="normal" officeooo:rsid="01fec22a" officeooo:paragraph-rsid="01fec22a" style:font-style-asian="normal" style:font-weight-asian="normal" style:font-style-complex="normal" style:font-weight-complex="normal"/>
    </style:style>
    <style:style style:name="P239" style:family="paragraph" style:parent-style-name="Table_20_Contents">
      <style:paragraph-properties fo:text-align="center" style:justify-single-word="false"/>
      <style:text-properties style:text-position="0% 100%" fo:font-style="normal" fo:font-weight="normal" officeooo:rsid="02007e3d" officeooo:paragraph-rsid="02007e3d" style:font-style-asian="normal" style:font-weight-asian="normal" style:font-style-complex="normal" style:font-weight-complex="normal"/>
    </style:style>
    <style:style style:name="P240" style:family="paragraph" style:parent-style-name="Table_20_Contents">
      <style:paragraph-properties fo:text-align="center" style:justify-single-word="false"/>
      <style:text-properties style:text-position="0% 100%" fo:font-style="normal" fo:font-weight="normal" officeooo:rsid="020216ac" officeooo:paragraph-rsid="020216ac" style:font-style-asian="normal" style:font-weight-asian="normal" style:font-style-complex="normal" style:font-weight-complex="normal"/>
    </style:style>
    <style:style style:name="P241" style:family="paragraph" style:parent-style-name="Table_20_Contents">
      <style:paragraph-properties fo:text-align="center" style:justify-single-word="false"/>
      <style:text-properties style:text-position="0% 100%" fo:font-style="normal" fo:font-weight="normal" officeooo:rsid="0230b88f" officeooo:paragraph-rsid="0230b88f" style:font-style-asian="normal" style:font-weight-asian="normal" style:font-style-complex="normal" style:font-weight-complex="normal"/>
    </style:style>
    <style:style style:name="P242" style:family="paragraph" style:parent-style-name="Table_20_Contents">
      <style:paragraph-properties fo:text-align="center" style:justify-single-word="false"/>
      <style:text-properties style:text-position="0% 100%" fo:font-style="normal" fo:font-weight="normal" officeooo:rsid="0230b88f" officeooo:paragraph-rsid="026572eb" style:font-style-asian="normal" style:font-weight-asian="normal" style:font-style-complex="normal" style:font-weight-complex="normal"/>
    </style:style>
    <style:style style:name="P243" style:family="paragraph" style:parent-style-name="Table_20_Contents">
      <style:paragraph-properties fo:text-align="center" style:justify-single-word="false"/>
      <style:text-properties style:text-position="0% 100%" fo:font-style="normal" fo:font-weight="normal" officeooo:rsid="023416c4" officeooo:paragraph-rsid="023416c4" style:font-style-asian="normal" style:font-weight-asian="normal" style:font-style-complex="normal" style:font-weight-complex="normal"/>
    </style:style>
    <style:style style:name="P244" style:family="paragraph" style:parent-style-name="Table_20_Contents">
      <style:paragraph-properties fo:text-align="center" style:justify-single-word="false"/>
      <style:text-properties style:text-position="0% 100%" fo:font-style="normal" fo:font-weight="normal" officeooo:rsid="023416c4" officeooo:paragraph-rsid="026572eb" style:font-style-asian="normal" style:font-weight-asian="normal" style:font-style-complex="normal" style:font-weight-complex="normal"/>
    </style:style>
    <style:style style:name="P245" style:family="paragraph" style:parent-style-name="Table_20_Contents">
      <style:paragraph-properties fo:text-align="center" style:justify-single-word="false"/>
      <style:text-properties style:text-position="0% 100%" fo:font-style="normal" fo:font-weight="normal" officeooo:rsid="02360a3c" officeooo:paragraph-rsid="02360a3c" style:font-style-asian="normal" style:font-weight-asian="normal" style:font-style-complex="normal" style:font-weight-complex="normal"/>
    </style:style>
    <style:style style:name="P246" style:family="paragraph" style:parent-style-name="Table_20_Contents">
      <style:paragraph-properties fo:text-align="center" style:justify-single-word="false"/>
      <style:text-properties style:text-position="0% 100%" fo:font-style="normal" fo:font-weight="normal" officeooo:rsid="02360a3c" officeooo:paragraph-rsid="026572eb" style:font-style-asian="normal" style:font-weight-asian="normal" style:font-style-complex="normal" style:font-weight-complex="normal"/>
    </style:style>
    <style:style style:name="P247" style:family="paragraph" style:parent-style-name="Table_20_Contents">
      <style:paragraph-properties fo:text-align="center" style:justify-single-word="false"/>
      <style:text-properties style:text-position="0% 100%" fo:font-style="normal" fo:font-weight="normal" officeooo:rsid="0236d230" officeooo:paragraph-rsid="0236d230" style:font-style-asian="normal" style:font-weight-asian="normal" style:font-style-complex="normal" style:font-weight-complex="normal"/>
    </style:style>
    <style:style style:name="P248" style:family="paragraph" style:parent-style-name="Table_20_Contents">
      <style:paragraph-properties fo:text-align="center" style:justify-single-word="false"/>
      <style:text-properties style:text-position="0% 100%" fo:font-style="normal" fo:font-weight="normal" officeooo:rsid="0236d230" officeooo:paragraph-rsid="026572eb" style:font-style-asian="normal" style:font-weight-asian="normal" style:font-style-complex="normal" style:font-weight-complex="normal"/>
    </style:style>
    <style:style style:name="P249" style:family="paragraph" style:parent-style-name="Table_20_Contents">
      <style:paragraph-properties fo:text-align="center" style:justify-single-word="false"/>
      <style:text-properties style:text-position="0% 100%" fo:font-style="normal" fo:font-weight="normal" officeooo:rsid="023e2ad6" officeooo:paragraph-rsid="023e2ad6" style:font-style-asian="normal" style:font-weight-asian="normal" style:font-style-complex="normal" style:font-weight-complex="normal"/>
    </style:style>
    <style:style style:name="P250" style:family="paragraph" style:parent-style-name="Table_20_Contents">
      <style:paragraph-properties fo:text-align="center" style:justify-single-word="false"/>
      <style:text-properties style:text-position="0% 100%" fo:font-style="normal" fo:font-weight="normal" officeooo:rsid="023e2ad6" officeooo:paragraph-rsid="026572eb" style:font-style-asian="normal" style:font-weight-asian="normal" style:font-style-complex="normal" style:font-weight-complex="normal"/>
    </style:style>
    <style:style style:name="P251" style:family="paragraph" style:parent-style-name="Table_20_Contents">
      <style:paragraph-properties fo:text-align="center" style:justify-single-word="false"/>
    </style:style>
    <style:style style:name="P252" style:family="paragraph" style:parent-style-name="Table_20_Contents">
      <style:paragraph-properties fo:text-align="center" style:justify-single-word="false"/>
      <style:text-properties officeooo:paragraph-rsid="01fe7953"/>
    </style:style>
    <style:style style:name="P253" style:family="paragraph" style:parent-style-name="Table_20_Contents">
      <style:paragraph-properties fo:text-align="center" style:justify-single-word="false"/>
      <style:text-properties officeooo:rsid="01e3b213" officeooo:paragraph-rsid="01e3b213"/>
    </style:style>
    <style:style style:name="P254" style:family="paragraph" style:parent-style-name="Table_20_Contents">
      <style:paragraph-properties fo:text-align="center" style:justify-single-word="false"/>
      <style:text-properties officeooo:rsid="01e3b213" officeooo:paragraph-rsid="022fe048"/>
    </style:style>
    <style:style style:name="P255" style:family="paragraph" style:parent-style-name="Table_20_Contents">
      <style:paragraph-properties fo:text-align="center" style:justify-single-word="false"/>
      <style:text-properties officeooo:rsid="01e3b213" officeooo:paragraph-rsid="026572eb"/>
    </style:style>
    <style:style style:name="P256" style:family="paragraph" style:parent-style-name="Table_20_Contents">
      <style:paragraph-properties fo:text-align="center" style:justify-single-word="false"/>
      <style:text-properties officeooo:rsid="01e3b213" officeooo:paragraph-rsid="02bfeea1"/>
    </style:style>
    <style:style style:name="P257" style:family="paragraph" style:parent-style-name="Table_20_Contents">
      <style:paragraph-properties fo:text-align="center" style:justify-single-word="false"/>
      <style:text-properties officeooo:rsid="01e72e72" officeooo:paragraph-rsid="01e72e72"/>
    </style:style>
    <style:style style:name="P258" style:family="paragraph" style:parent-style-name="Table_20_Contents">
      <style:paragraph-properties fo:text-align="center" style:justify-single-word="false"/>
      <style:text-properties officeooo:rsid="01e72e72" officeooo:paragraph-rsid="022fe048"/>
    </style:style>
    <style:style style:name="P259" style:family="paragraph" style:parent-style-name="Table_20_Contents">
      <style:paragraph-properties fo:text-align="center" style:justify-single-word="false"/>
      <style:text-properties officeooo:rsid="01e72e72" officeooo:paragraph-rsid="026572eb"/>
    </style:style>
    <style:style style:name="P260" style:family="paragraph" style:parent-style-name="Table_20_Contents">
      <style:paragraph-properties fo:text-align="center" style:justify-single-word="false"/>
      <style:text-properties officeooo:rsid="01e72e72" officeooo:paragraph-rsid="02bfeea1"/>
    </style:style>
    <style:style style:name="P261" style:family="paragraph" style:parent-style-name="Table_20_Contents">
      <style:paragraph-properties fo:text-align="center" style:justify-single-word="false"/>
      <style:text-properties officeooo:rsid="01f15f28" officeooo:paragraph-rsid="01f15f28"/>
    </style:style>
    <style:style style:name="P262" style:family="paragraph" style:parent-style-name="Table_20_Contents">
      <style:paragraph-properties fo:text-align="center" style:justify-single-word="false"/>
      <style:text-properties officeooo:rsid="01f15f28" officeooo:paragraph-rsid="022fe048"/>
    </style:style>
    <style:style style:name="P263" style:family="paragraph" style:parent-style-name="Table_20_Contents">
      <style:paragraph-properties fo:text-align="center" style:justify-single-word="false"/>
      <style:text-properties officeooo:rsid="01f15f28" officeooo:paragraph-rsid="026572eb"/>
    </style:style>
    <style:style style:name="P264" style:family="paragraph" style:parent-style-name="Table_20_Contents">
      <style:paragraph-properties fo:text-align="center" style:justify-single-word="false"/>
      <style:text-properties officeooo:rsid="01f15f28" officeooo:paragraph-rsid="02bfeea1"/>
    </style:style>
    <style:style style:name="P265" style:family="paragraph" style:parent-style-name="Table_20_Contents">
      <style:paragraph-properties fo:text-align="center" style:justify-single-word="false"/>
      <style:text-properties officeooo:rsid="01bdac17" officeooo:paragraph-rsid="01bdac17"/>
    </style:style>
    <style:style style:name="P266" style:family="paragraph" style:parent-style-name="Table_20_Contents">
      <style:paragraph-properties fo:text-align="center" style:justify-single-word="false"/>
      <style:text-properties officeooo:rsid="01bdac17" officeooo:paragraph-rsid="022fe048"/>
    </style:style>
    <style:style style:name="P267" style:family="paragraph" style:parent-style-name="Table_20_Contents">
      <style:paragraph-properties fo:text-align="center" style:justify-single-word="false"/>
      <style:text-properties officeooo:rsid="01bdac17" officeooo:paragraph-rsid="026572eb"/>
    </style:style>
    <style:style style:name="P268" style:family="paragraph" style:parent-style-name="Table_20_Contents">
      <style:paragraph-properties fo:text-align="center" style:justify-single-word="false"/>
      <style:text-properties officeooo:rsid="01bd6d1b" officeooo:paragraph-rsid="01bd6d1b"/>
    </style:style>
    <style:style style:name="P269" style:family="paragraph" style:parent-style-name="Table_20_Contents">
      <style:paragraph-properties fo:text-align="center" style:justify-single-word="false"/>
      <style:text-properties officeooo:rsid="01bd6d1b" officeooo:paragraph-rsid="01fe7953"/>
    </style:style>
    <style:style style:name="P270" style:family="paragraph" style:parent-style-name="Table_20_Contents">
      <style:paragraph-properties fo:text-align="center" style:justify-single-word="false"/>
      <style:text-properties officeooo:rsid="01bd6d1b" officeooo:paragraph-rsid="022fe048"/>
    </style:style>
    <style:style style:name="P271" style:family="paragraph" style:parent-style-name="Table_20_Contents">
      <style:paragraph-properties fo:text-align="center" style:justify-single-word="false"/>
      <style:text-properties officeooo:rsid="01bd6d1b" officeooo:paragraph-rsid="026572eb"/>
    </style:style>
    <style:style style:name="P272" style:family="paragraph" style:parent-style-name="Table_20_Contents">
      <style:paragraph-properties fo:text-align="center" style:justify-single-word="false"/>
      <style:text-properties officeooo:rsid="01bd6d1b" officeooo:paragraph-rsid="02bfeea1"/>
    </style:style>
    <style:style style:name="P273" style:family="paragraph" style:parent-style-name="Table_20_Contents">
      <style:paragraph-properties fo:text-align="center" style:justify-single-word="false"/>
      <style:text-properties officeooo:rsid="01ff9083" officeooo:paragraph-rsid="01ff9083"/>
    </style:style>
    <style:style style:name="P274" style:family="paragraph" style:parent-style-name="Table_20_Contents">
      <style:paragraph-properties fo:text-align="center" style:justify-single-word="false"/>
      <style:text-properties officeooo:rsid="01ffa730" officeooo:paragraph-rsid="01ffa730"/>
    </style:style>
    <style:style style:name="P275" style:family="paragraph" style:parent-style-name="Table_20_Contents">
      <style:paragraph-properties fo:text-align="center" style:justify-single-word="false"/>
      <style:text-properties officeooo:rsid="01ffa730" officeooo:paragraph-rsid="020b18b1"/>
    </style:style>
    <style:style style:name="P276" style:family="paragraph" style:parent-style-name="Table_20_Contents">
      <style:paragraph-properties fo:text-align="center" style:justify-single-word="false"/>
      <style:text-properties officeooo:rsid="01ffa730" officeooo:paragraph-rsid="020ff5df"/>
    </style:style>
    <style:style style:name="P277" style:family="paragraph" style:parent-style-name="Table_20_Contents">
      <style:paragraph-properties fo:text-align="center" style:justify-single-word="false"/>
      <style:text-properties officeooo:rsid="01ffa730" officeooo:paragraph-rsid="02136c12"/>
    </style:style>
    <style:style style:name="P278" style:family="paragraph" style:parent-style-name="Table_20_Contents">
      <style:paragraph-properties fo:text-align="center" style:justify-single-word="false"/>
      <style:text-properties officeooo:rsid="01ffa730" officeooo:paragraph-rsid="02171bd5"/>
    </style:style>
    <style:style style:name="P279" style:family="paragraph" style:parent-style-name="Table_20_Contents">
      <style:paragraph-properties fo:text-align="center" style:justify-single-word="false"/>
      <style:text-properties officeooo:rsid="01ffa730" officeooo:paragraph-rsid="021a0ca7"/>
    </style:style>
    <style:style style:name="P280" style:family="paragraph" style:parent-style-name="Table_20_Contents">
      <style:paragraph-properties fo:text-align="center" style:justify-single-word="false"/>
      <style:text-properties officeooo:rsid="01ffa730" officeooo:paragraph-rsid="021d9b21"/>
    </style:style>
    <style:style style:name="P281" style:family="paragraph" style:parent-style-name="Table_20_Contents">
      <style:paragraph-properties fo:text-align="center" style:justify-single-word="false"/>
      <style:text-properties officeooo:rsid="01ffa730" officeooo:paragraph-rsid="02230fa4"/>
    </style:style>
    <style:style style:name="P282" style:family="paragraph" style:parent-style-name="Table_20_Contents">
      <style:paragraph-properties fo:text-align="center" style:justify-single-word="false"/>
      <style:text-properties officeooo:rsid="01ffa730" officeooo:paragraph-rsid="02446fb8"/>
    </style:style>
    <style:style style:name="P283" style:family="paragraph" style:parent-style-name="Table_20_Contents">
      <style:paragraph-properties fo:text-align="center" style:justify-single-word="false"/>
      <style:text-properties officeooo:rsid="01ffa730" officeooo:paragraph-rsid="0247ac6a"/>
    </style:style>
    <style:style style:name="P284" style:family="paragraph" style:parent-style-name="Table_20_Contents">
      <style:paragraph-properties fo:text-align="center" style:justify-single-word="false"/>
      <style:text-properties officeooo:rsid="01ffa730" officeooo:paragraph-rsid="025476a6"/>
    </style:style>
    <style:style style:name="P285" style:family="paragraph" style:parent-style-name="Table_20_Contents">
      <style:paragraph-properties fo:text-align="center" style:justify-single-word="false"/>
      <style:text-properties officeooo:rsid="01ffa730" officeooo:paragraph-rsid="02571744"/>
    </style:style>
    <style:style style:name="P286" style:family="paragraph" style:parent-style-name="Table_20_Contents">
      <style:paragraph-properties fo:text-align="center" style:justify-single-word="false"/>
      <style:text-properties officeooo:rsid="01ffa730" officeooo:paragraph-rsid="02766334"/>
    </style:style>
    <style:style style:name="P287" style:family="paragraph" style:parent-style-name="Table_20_Contents">
      <style:paragraph-properties fo:text-align="center" style:justify-single-word="false"/>
      <style:text-properties officeooo:rsid="01ffa730" officeooo:paragraph-rsid="02a84af9"/>
    </style:style>
    <style:style style:name="P288" style:family="paragraph" style:parent-style-name="Table_20_Contents">
      <style:paragraph-properties fo:text-align="center" style:justify-single-word="false"/>
      <style:text-properties officeooo:rsid="01ffa730" officeooo:paragraph-rsid="02abf757"/>
    </style:style>
    <style:style style:name="P289" style:family="paragraph" style:parent-style-name="Table_20_Contents">
      <style:paragraph-properties fo:text-align="center" style:justify-single-word="false"/>
      <style:text-properties officeooo:rsid="01ffa730" officeooo:paragraph-rsid="02ae6493"/>
    </style:style>
    <style:style style:name="P290" style:family="paragraph" style:parent-style-name="Table_20_Contents">
      <style:paragraph-properties fo:text-align="center" style:justify-single-word="false"/>
      <style:text-properties officeooo:rsid="01ffa730" officeooo:paragraph-rsid="02b1d2a3"/>
    </style:style>
    <style:style style:name="P291" style:family="paragraph" style:parent-style-name="Table_20_Contents">
      <style:paragraph-properties fo:text-align="center" style:justify-single-word="false"/>
      <style:text-properties officeooo:rsid="01ffa730" officeooo:paragraph-rsid="02b666ff"/>
    </style:style>
    <style:style style:name="P292" style:family="paragraph" style:parent-style-name="Table_20_Contents">
      <style:paragraph-properties fo:text-align="center" style:justify-single-word="false"/>
      <style:text-properties officeooo:rsid="01ffa730" officeooo:paragraph-rsid="02ba9924"/>
    </style:style>
    <style:style style:name="P293" style:family="paragraph" style:parent-style-name="Table_20_Contents">
      <style:paragraph-properties fo:text-align="center" style:justify-single-word="false"/>
      <style:text-properties officeooo:rsid="01ffa730" officeooo:paragraph-rsid="02bfeea1"/>
    </style:style>
    <style:style style:name="P294" style:family="paragraph" style:parent-style-name="Table_20_Contents">
      <style:paragraph-properties fo:text-align="center" style:justify-single-word="false"/>
      <style:text-properties officeooo:rsid="01ffa730" officeooo:paragraph-rsid="02d6c79f"/>
    </style:style>
    <style:style style:name="P295" style:family="paragraph" style:parent-style-name="Table_20_Contents">
      <style:paragraph-properties fo:text-align="center" style:justify-single-word="false"/>
      <style:text-properties officeooo:rsid="01ffa730" officeooo:paragraph-rsid="0302e2dc"/>
    </style:style>
    <style:style style:name="P296" style:family="paragraph" style:parent-style-name="Table_20_Contents">
      <style:paragraph-properties fo:text-align="center" style:justify-single-word="false"/>
      <style:text-properties officeooo:rsid="01ffa730" officeooo:paragraph-rsid="0305fb6b"/>
    </style:style>
    <style:style style:name="P297" style:family="paragraph" style:parent-style-name="Table_20_Contents">
      <style:paragraph-properties fo:text-align="center" style:justify-single-word="false"/>
      <style:text-properties officeooo:rsid="01ffa730" officeooo:paragraph-rsid="030e03be"/>
    </style:style>
    <style:style style:name="P298" style:family="paragraph" style:parent-style-name="Table_20_Contents">
      <style:paragraph-properties fo:text-align="center" style:justify-single-word="false"/>
      <style:text-properties officeooo:rsid="01ffa730" officeooo:paragraph-rsid="031155fb"/>
    </style:style>
    <style:style style:name="P299" style:family="paragraph" style:parent-style-name="Table_20_Contents">
      <style:paragraph-properties fo:text-align="center" style:justify-single-word="false"/>
      <style:text-properties officeooo:rsid="02078d04" officeooo:paragraph-rsid="02078d04"/>
    </style:style>
    <style:style style:name="P300" style:family="paragraph" style:parent-style-name="Table_20_Contents">
      <style:paragraph-properties fo:text-align="center" style:justify-single-word="false"/>
      <style:text-properties officeooo:rsid="02078d04" officeooo:paragraph-rsid="02136c12"/>
    </style:style>
    <style:style style:name="P301" style:family="paragraph" style:parent-style-name="Table_20_Contents">
      <style:paragraph-properties fo:text-align="center" style:justify-single-word="false"/>
      <style:text-properties officeooo:rsid="02078d04" officeooo:paragraph-rsid="02171bd5"/>
    </style:style>
    <style:style style:name="P302" style:family="paragraph" style:parent-style-name="Table_20_Contents">
      <style:paragraph-properties fo:text-align="center" style:justify-single-word="false"/>
      <style:text-properties officeooo:rsid="02078d04" officeooo:paragraph-rsid="02230fa4"/>
    </style:style>
    <style:style style:name="P303" style:family="paragraph" style:parent-style-name="Table_20_Contents">
      <style:paragraph-properties fo:text-align="center" style:justify-single-word="false"/>
      <style:text-properties officeooo:rsid="020ff5df" officeooo:paragraph-rsid="020ff5df"/>
    </style:style>
    <style:style style:name="P304" style:family="paragraph" style:parent-style-name="Table_20_Contents">
      <style:paragraph-properties fo:text-align="center" style:justify-single-word="false"/>
      <style:text-properties officeooo:rsid="020ff5df" officeooo:paragraph-rsid="021a0ca7"/>
    </style:style>
    <style:style style:name="P305" style:family="paragraph" style:parent-style-name="Table_20_Contents">
      <style:paragraph-properties fo:text-align="center" style:justify-single-word="false"/>
      <style:text-properties officeooo:rsid="020ff5df" officeooo:paragraph-rsid="021d9b21"/>
    </style:style>
    <style:style style:name="P306" style:family="paragraph" style:parent-style-name="Table_20_Contents">
      <style:paragraph-properties fo:text-align="center" style:justify-single-word="false"/>
      <style:text-properties officeooo:rsid="020ff5df" officeooo:paragraph-rsid="0247ac6a"/>
    </style:style>
    <style:style style:name="P307" style:family="paragraph" style:parent-style-name="Table_20_Contents">
      <style:paragraph-properties fo:text-align="center" style:justify-single-word="false"/>
      <style:text-properties officeooo:rsid="020ff5df" officeooo:paragraph-rsid="025476a6"/>
    </style:style>
    <style:style style:name="P308" style:family="paragraph" style:parent-style-name="Table_20_Contents">
      <style:paragraph-properties fo:text-align="center" style:justify-single-word="false"/>
      <style:text-properties officeooo:rsid="020ff5df" officeooo:paragraph-rsid="02766334"/>
    </style:style>
    <style:style style:name="P309" style:family="paragraph" style:parent-style-name="Table_20_Contents">
      <style:paragraph-properties fo:text-align="center" style:justify-single-word="false"/>
      <style:text-properties officeooo:rsid="020ff5df" officeooo:paragraph-rsid="02a84af9"/>
    </style:style>
    <style:style style:name="P310" style:family="paragraph" style:parent-style-name="Table_20_Contents">
      <style:paragraph-properties fo:text-align="center" style:justify-single-word="false"/>
      <style:text-properties officeooo:rsid="020ff5df" officeooo:paragraph-rsid="02abf757"/>
    </style:style>
    <style:style style:name="P311" style:family="paragraph" style:parent-style-name="Table_20_Contents">
      <style:paragraph-properties fo:text-align="center" style:justify-single-word="false"/>
      <style:text-properties officeooo:rsid="020ff5df" officeooo:paragraph-rsid="02ae6493"/>
    </style:style>
    <style:style style:name="P312" style:family="paragraph" style:parent-style-name="Table_20_Contents">
      <style:paragraph-properties fo:text-align="center" style:justify-single-word="false"/>
      <style:text-properties officeooo:rsid="020ff5df" officeooo:paragraph-rsid="02b666ff"/>
    </style:style>
    <style:style style:name="P313" style:family="paragraph" style:parent-style-name="Table_20_Contents">
      <style:paragraph-properties fo:text-align="center" style:justify-single-word="false"/>
      <style:text-properties officeooo:rsid="022776ae" officeooo:paragraph-rsid="022776ae"/>
    </style:style>
    <style:style style:name="P314" style:family="paragraph" style:parent-style-name="Table_20_Contents">
      <style:paragraph-properties fo:text-align="center" style:justify-single-word="false"/>
      <style:text-properties officeooo:rsid="02289f08" officeooo:paragraph-rsid="02289f08"/>
    </style:style>
    <style:style style:name="P315" style:family="paragraph" style:parent-style-name="Table_20_Contents">
      <style:paragraph-properties fo:text-align="center" style:justify-single-word="false"/>
      <style:text-properties officeooo:rsid="01cde679" officeooo:paragraph-rsid="01cde679"/>
    </style:style>
    <style:style style:name="P316" style:family="paragraph" style:parent-style-name="Table_20_Contents">
      <style:paragraph-properties fo:text-align="center" style:justify-single-word="false"/>
      <style:text-properties officeooo:rsid="01cde679" officeooo:paragraph-rsid="026572eb"/>
    </style:style>
    <style:style style:name="P317" style:family="paragraph" style:parent-style-name="Table_20_Contents">
      <style:paragraph-properties fo:text-align="center" style:justify-single-word="false"/>
      <style:text-properties officeooo:rsid="01cf9aae" officeooo:paragraph-rsid="01cf9aae"/>
    </style:style>
    <style:style style:name="P318" style:family="paragraph" style:parent-style-name="Table_20_Contents">
      <style:paragraph-properties fo:text-align="center" style:justify-single-word="false"/>
      <style:text-properties officeooo:rsid="01cf9aae" officeooo:paragraph-rsid="026572eb"/>
    </style:style>
    <style:style style:name="P319" style:family="paragraph" style:parent-style-name="Table_20_Contents">
      <style:paragraph-properties fo:text-align="center" style:justify-single-word="false"/>
      <style:text-properties officeooo:rsid="01d492ee" officeooo:paragraph-rsid="01d492ee"/>
    </style:style>
    <style:style style:name="P320" style:family="paragraph" style:parent-style-name="Table_20_Contents">
      <style:paragraph-properties fo:text-align="center" style:justify-single-word="false"/>
      <style:text-properties officeooo:rsid="01d492ee" officeooo:paragraph-rsid="026572eb"/>
    </style:style>
    <style:style style:name="P321" style:family="paragraph" style:parent-style-name="Table_20_Contents">
      <style:paragraph-properties fo:text-align="center" style:justify-single-word="false"/>
      <style:text-properties officeooo:rsid="01d5eaa5" officeooo:paragraph-rsid="01d5eaa5"/>
    </style:style>
    <style:style style:name="P322" style:family="paragraph" style:parent-style-name="Table_20_Contents">
      <style:paragraph-properties fo:text-align="center" style:justify-single-word="false"/>
      <style:text-properties officeooo:rsid="01d5eaa5" officeooo:paragraph-rsid="026572eb"/>
    </style:style>
    <style:style style:name="P323" style:family="paragraph" style:parent-style-name="Table_20_Contents">
      <style:paragraph-properties fo:text-align="center" style:justify-single-word="false"/>
      <style:text-properties officeooo:rsid="0230b88f" officeooo:paragraph-rsid="0230b88f"/>
    </style:style>
    <style:style style:name="P324" style:family="paragraph" style:parent-style-name="Table_20_Contents">
      <style:paragraph-properties fo:text-align="center" style:justify-single-word="false"/>
      <style:text-properties officeooo:rsid="0230b88f" officeooo:paragraph-rsid="0236d230"/>
    </style:style>
    <style:style style:name="P325" style:family="paragraph" style:parent-style-name="Table_20_Contents">
      <style:paragraph-properties fo:text-align="center" style:justify-single-word="false"/>
      <style:text-properties officeooo:rsid="0230b88f" officeooo:paragraph-rsid="026572eb"/>
    </style:style>
    <style:style style:name="P326" style:family="paragraph" style:parent-style-name="Table_20_Contents">
      <style:paragraph-properties fo:text-align="center" style:justify-single-word="false"/>
      <style:text-properties officeooo:rsid="0230b88f" officeooo:paragraph-rsid="02bfeea1"/>
    </style:style>
    <style:style style:name="P327" style:family="paragraph" style:parent-style-name="Table_20_Contents">
      <style:paragraph-properties fo:text-align="center" style:justify-single-word="false"/>
      <style:text-properties officeooo:rsid="023541a3" officeooo:paragraph-rsid="023541a3"/>
    </style:style>
    <style:style style:name="P328" style:family="paragraph" style:parent-style-name="Table_20_Contents">
      <style:paragraph-properties fo:text-align="center" style:justify-single-word="false"/>
      <style:text-properties officeooo:rsid="023541a3" officeooo:paragraph-rsid="026572eb"/>
    </style:style>
    <style:style style:name="P329" style:family="paragraph" style:parent-style-name="Table_20_Contents">
      <style:paragraph-properties fo:text-align="center" style:justify-single-word="false"/>
      <style:text-properties officeooo:rsid="02446fb8" officeooo:paragraph-rsid="02446fb8"/>
    </style:style>
    <style:style style:name="P330" style:family="paragraph" style:parent-style-name="Table_20_Contents">
      <style:paragraph-properties fo:text-align="center" style:justify-single-word="false"/>
      <style:text-properties officeooo:rsid="02446fb8" officeooo:paragraph-rsid="02571744"/>
    </style:style>
    <style:style style:name="P331" style:family="paragraph" style:parent-style-name="Table_20_Contents">
      <style:paragraph-properties fo:text-align="center" style:justify-single-word="false"/>
      <style:text-properties officeooo:rsid="02a84af9" officeooo:paragraph-rsid="02a84af9"/>
    </style:style>
    <style:style style:name="P332" style:family="paragraph" style:parent-style-name="Table_20_Contents">
      <style:paragraph-properties fo:text-align="center" style:justify-single-word="false"/>
      <style:text-properties officeooo:rsid="02a84af9" officeooo:paragraph-rsid="02b1d2a3"/>
    </style:style>
    <style:style style:name="P333" style:family="paragraph" style:parent-style-name="Table_20_Contents">
      <style:paragraph-properties fo:text-align="center" style:justify-single-word="false"/>
      <style:text-properties officeooo:rsid="02a84af9" officeooo:paragraph-rsid="02ba9924"/>
    </style:style>
    <style:style style:name="P334" style:family="paragraph" style:parent-style-name="Table_20_Contents">
      <style:paragraph-properties fo:text-align="center" style:justify-single-word="false"/>
      <style:text-properties officeooo:rsid="02c42bdd" officeooo:paragraph-rsid="02c42bdd"/>
    </style:style>
    <style:style style:name="P335" style:family="paragraph" style:parent-style-name="Table_20_Contents">
      <style:paragraph-properties fo:text-align="center" style:justify-single-word="false"/>
      <style:text-properties officeooo:rsid="02ca9639" officeooo:paragraph-rsid="02ca9639"/>
    </style:style>
    <style:style style:name="P336" style:family="paragraph" style:parent-style-name="Table_20_Contents">
      <style:paragraph-properties fo:text-align="center" style:justify-single-word="false"/>
      <style:text-properties officeooo:rsid="02ee4314" officeooo:paragraph-rsid="02ee4314"/>
    </style:style>
    <style:style style:name="P337" style:family="paragraph" style:parent-style-name="Table_20_Contents">
      <style:paragraph-properties fo:text-align="center" style:justify-single-word="false"/>
      <style:text-properties officeooo:rsid="02efa214" officeooo:paragraph-rsid="02efa214"/>
    </style:style>
    <style:style style:name="P338" style:family="paragraph" style:parent-style-name="Table_20_Contents">
      <style:paragraph-properties fo:text-align="center" style:justify-single-word="false"/>
      <style:text-properties officeooo:rsid="02f2b5ce" officeooo:paragraph-rsid="02f2b5ce"/>
    </style:style>
    <style:style style:name="P339" style:family="paragraph" style:parent-style-name="Table_20_Contents">
      <style:paragraph-properties fo:text-align="center" style:justify-single-word="false"/>
      <style:text-properties officeooo:rsid="02f37808" officeooo:paragraph-rsid="02f37808"/>
    </style:style>
    <style:style style:name="P340" style:family="paragraph" style:parent-style-name="Table_20_Contents">
      <style:paragraph-properties fo:text-align="center" style:justify-single-word="false"/>
      <style:text-properties officeooo:rsid="02f37808" officeooo:paragraph-rsid="0302e2dc"/>
    </style:style>
    <style:style style:name="P341" style:family="paragraph" style:parent-style-name="Table_20_Contents">
      <style:paragraph-properties fo:text-align="center" style:justify-single-word="false"/>
      <style:text-properties officeooo:rsid="02f37808" officeooo:paragraph-rsid="031155fb"/>
    </style:style>
    <style:style style:name="P342" style:family="paragraph" style:parent-style-name="Text_20_body">
      <style:text-properties style:text-position="0% 100%" officeooo:rsid="01b1cdf3" officeooo:paragraph-rsid="01b21445"/>
    </style:style>
    <style:style style:name="P343" style:family="paragraph" style:parent-style-name="Text_20_body">
      <style:text-properties officeooo:rsid="01b21445" officeooo:paragraph-rsid="01b21445"/>
    </style:style>
    <style:style style:name="P344" style:family="paragraph" style:parent-style-name="Text_20_body">
      <style:text-properties officeooo:rsid="01b21445" officeooo:paragraph-rsid="022fe048"/>
    </style:style>
    <style:style style:name="P345" style:family="paragraph" style:parent-style-name="Text_20_body">
      <style:text-properties officeooo:rsid="01b21445" officeooo:paragraph-rsid="025dff41"/>
    </style:style>
    <style:style style:name="P346" style:family="paragraph" style:parent-style-name="Text_20_body">
      <style:text-properties officeooo:rsid="01b21445" officeooo:paragraph-rsid="026012d5"/>
    </style:style>
    <style:style style:name="P347" style:family="paragraph" style:parent-style-name="Text_20_body">
      <style:text-properties officeooo:rsid="01b21445" officeooo:paragraph-rsid="026572eb"/>
    </style:style>
    <style:style style:name="P348" style:family="paragraph" style:parent-style-name="Text_20_body">
      <style:text-properties officeooo:rsid="01b21445" officeooo:paragraph-rsid="02bfeea1"/>
    </style:style>
    <style:style style:name="P349" style:family="paragraph" style:parent-style-name="Text_20_body">
      <style:text-properties officeooo:rsid="01b21445" officeooo:paragraph-rsid="02f37808"/>
    </style:style>
    <style:style style:name="P350" style:family="paragraph" style:parent-style-name="Text_20_body">
      <style:text-properties officeooo:rsid="01b21445" officeooo:paragraph-rsid="03174ecf"/>
    </style:style>
    <style:style style:name="P351" style:family="paragraph" style:parent-style-name="Text_20_body">
      <style:paragraph-properties fo:text-align="center" style:justify-single-word="false"/>
      <style:text-properties officeooo:rsid="01aef3cd" officeooo:paragraph-rsid="0230b88f"/>
    </style:style>
    <style:style style:name="P352" style:family="paragraph" style:parent-style-name="Text_20_body">
      <style:paragraph-properties fo:text-align="center" style:justify-single-word="false"/>
      <style:text-properties officeooo:rsid="01aef3cd" officeooo:paragraph-rsid="02bfeea1"/>
    </style:style>
    <style:style style:name="T1" style:family="text">
      <style:text-properties officeooo:rsid="00027ec1"/>
    </style:style>
    <style:style style:name="T2" style:family="text">
      <style:text-properties style:text-position="sub 58%"/>
    </style:style>
    <style:style style:name="T3" style:family="text">
      <style:text-properties style:text-position="sub 58%" officeooo:rsid="01b11986"/>
    </style:style>
    <style:style style:name="T4" style:family="text">
      <style:text-properties style:text-position="sub 58%" officeooo:rsid="01b1c435"/>
    </style:style>
    <style:style style:name="T5" style:family="text">
      <style:text-properties style:text-position="sub 58%" fo:font-weight="normal" style:font-weight-asian="normal" style:font-weight-complex="normal"/>
    </style:style>
    <style:style style:name="T6" style:family="text">
      <style:text-properties style:text-position="sub 58%" fo:font-weight="normal" officeooo:rsid="01fb1780" style:font-weight-asian="normal" style:font-weight-complex="normal"/>
    </style:style>
    <style:style style:name="T7" style:family="text">
      <style:text-properties style:text-position="sub 58%" fo:font-weight="normal" officeooo:rsid="021a0ca7" style:font-weight-asian="normal" style:font-weight-complex="normal"/>
    </style:style>
    <style:style style:name="T8" style:family="text">
      <style:text-properties style:text-position="sub 58%" fo:font-weight="normal" officeooo:rsid="026012d5" style:font-weight-asian="normal" style:font-weight-complex="normal"/>
    </style:style>
    <style:style style:name="T9" style:family="text">
      <style:text-properties style:text-position="sub 58%" fo:font-weight="normal" officeooo:rsid="022dd2a0" style:font-weight-asian="normal" style:font-weight-complex="normal"/>
    </style:style>
    <style:style style:name="T10" style:family="text">
      <style:text-properties style:text-position="sub 58%" fo:font-weight="normal" officeooo:rsid="02675829" style:font-weight-asian="normal" style:font-weight-complex="normal"/>
    </style:style>
    <style:style style:name="T11" style:family="text">
      <style:text-properties style:text-position="sub 58%" fo:font-weight="normal" officeooo:rsid="027ac2ef" style:font-weight-asian="normal" style:font-weight-complex="normal"/>
    </style:style>
    <style:style style:name="T12" style:family="text">
      <style:text-properties style:text-position="sub 58%" fo:font-weight="normal" officeooo:rsid="028a63d9" style:font-weight-asian="normal" style:font-weight-complex="normal"/>
    </style:style>
    <style:style style:name="T13" style:family="text">
      <style:text-properties style:text-position="sub 58%" fo:font-weight="normal" officeooo:rsid="022bf7ca" style:font-weight-asian="normal" style:font-weight-complex="normal"/>
    </style:style>
    <style:style style:name="T14" style:family="text">
      <style:text-properties style:text-position="sub 58%" fo:font-weight="normal" officeooo:rsid="0307a744" style:font-weight-asian="normal" style:font-weight-complex="normal"/>
    </style:style>
    <style:style style:name="T15" style:family="text">
      <style:text-properties style:text-position="sub 58%" fo:font-weight="normal" officeooo:rsid="025c49ca" style:font-weight-asian="normal" style:font-weight-complex="normal"/>
    </style:style>
    <style:style style:name="T16" style:family="text">
      <style:text-properties style:text-position="sub 58%" fo:font-weight="normal" officeooo:rsid="031a09c8" style:font-weight-asian="normal" style:font-weight-complex="normal"/>
    </style:style>
    <style:style style:name="T17" style:family="text">
      <style:text-properties style:text-position="sub 58%" officeooo:rsid="020ca8d5"/>
    </style:style>
    <style:style style:name="T18" style:family="text">
      <style:text-properties style:text-position="sub 58%" officeooo:rsid="021a0ca7"/>
    </style:style>
    <style:style style:name="T19" style:family="text">
      <style:text-properties style:text-position="sub 58%" officeooo:rsid="02289f08"/>
    </style:style>
    <style:style style:name="T20" style:family="text">
      <style:text-properties style:text-position="sub 58%" officeooo:rsid="022bf7ca"/>
    </style:style>
    <style:style style:name="T21" style:family="text">
      <style:text-properties style:text-position="sub 58%" officeooo:rsid="01fb1780"/>
    </style:style>
    <style:style style:name="T22" style:family="text">
      <style:text-properties style:text-position="sub 58%" officeooo:rsid="022dd2a0"/>
    </style:style>
    <style:style style:name="T23" style:family="text">
      <style:text-properties style:text-position="sub 58%" officeooo:rsid="022fe048"/>
    </style:style>
    <style:style style:name="T24" style:family="text">
      <style:text-properties style:text-position="sub 58%" officeooo:rsid="0230b7ea"/>
    </style:style>
    <style:style style:name="T25" style:family="text">
      <style:text-properties style:text-position="sub 58%" officeooo:rsid="0243d6ee"/>
    </style:style>
    <style:style style:name="T26" style:family="text">
      <style:text-properties style:text-position="sub 58%" officeooo:rsid="025a5570"/>
    </style:style>
    <style:style style:name="T27" style:family="text">
      <style:text-properties style:text-position="sub 58%" officeooo:rsid="025c49ca"/>
    </style:style>
    <style:style style:name="T28" style:family="text">
      <style:text-properties style:text-position="sub 58%" officeooo:rsid="025dff41"/>
    </style:style>
    <style:style style:name="T29" style:family="text">
      <style:text-properties style:text-position="sub 58%" officeooo:rsid="026012d5"/>
    </style:style>
    <style:style style:name="T30" style:family="text">
      <style:text-properties style:text-position="sub 58%" officeooo:rsid="02675829"/>
    </style:style>
    <style:style style:name="T31" style:family="text">
      <style:text-properties style:text-position="sub 58%" officeooo:rsid="026d8427"/>
    </style:style>
    <style:style style:name="T32" style:family="text">
      <style:text-properties style:text-position="sub 58%" officeooo:rsid="0280717f"/>
    </style:style>
    <style:style style:name="T33" style:family="text">
      <style:text-properties style:text-position="sub 58%" officeooo:rsid="028457d7"/>
    </style:style>
    <style:style style:name="T34" style:family="text">
      <style:text-properties style:text-position="sub 58%" officeooo:rsid="028fa0c6"/>
    </style:style>
    <style:style style:name="T35" style:family="text">
      <style:text-properties style:text-position="sub 58%" officeooo:rsid="029536f9"/>
    </style:style>
    <style:style style:name="T36" style:family="text">
      <style:text-properties style:text-position="sub 58%" officeooo:rsid="02990e00"/>
    </style:style>
    <style:style style:name="T37" style:family="text">
      <style:text-properties style:text-position="sub 58%" officeooo:rsid="02b9ed57"/>
    </style:style>
    <style:style style:name="T38" style:family="text">
      <style:text-properties style:text-position="sub 58%" officeooo:rsid="02f85281"/>
    </style:style>
    <style:style style:name="T39" style:family="text">
      <style:text-properties style:text-position="sub 58%" officeooo:rsid="02ff3745"/>
    </style:style>
    <style:style style:name="T40" style:family="text">
      <style:text-properties style:text-position="sub 58%" officeooo:rsid="0307a744"/>
    </style:style>
    <style:style style:name="T41" style:family="text">
      <style:text-properties style:text-position="sub 58%" officeooo:rsid="030e03be"/>
    </style:style>
    <style:style style:name="T42" style:family="text">
      <style:text-properties style:text-position="sub 58%" officeooo:rsid="03163149"/>
    </style:style>
    <style:style style:name="T43" style:family="text">
      <style:text-properties style:text-position="0% 100%"/>
    </style:style>
    <style:style style:name="T44" style:family="text">
      <style:text-properties style:text-position="0% 100%" officeooo:rsid="01b0ad16"/>
    </style:style>
    <style:style style:name="T45" style:family="text">
      <style:text-properties style:text-position="0% 100%" officeooo:rsid="01b1c435"/>
    </style:style>
    <style:style style:name="T46" style:family="text">
      <style:text-properties style:text-position="0% 100%" officeooo:rsid="01b1cdf3"/>
    </style:style>
    <style:style style:name="T47" style:family="text">
      <style:text-properties style:text-position="0% 100%" officeooo:rsid="022bf7ca"/>
    </style:style>
    <style:style style:name="T48" style:family="text">
      <style:text-properties style:text-position="0% 100%" officeooo:rsid="01fb1780"/>
    </style:style>
    <style:style style:name="T49" style:family="text">
      <style:text-properties style:text-position="0% 100%" officeooo:rsid="022dd2a0"/>
    </style:style>
    <style:style style:name="T50" style:family="text">
      <style:text-properties style:text-position="0% 100%" fo:font-weight="normal" officeooo:rsid="022dd2a0" style:font-weight-asian="normal" style:font-weight-complex="normal"/>
    </style:style>
    <style:style style:name="T51" style:family="text">
      <style:text-properties style:text-position="0% 100%" fo:font-weight="normal" officeooo:rsid="022e10db" style:font-weight-asian="normal" style:font-weight-complex="normal"/>
    </style:style>
    <style:style style:name="T52" style:family="text">
      <style:text-properties style:text-position="0% 100%" fo:font-weight="normal" officeooo:rsid="0261f6b2" style:font-weight-asian="normal" style:font-weight-complex="normal"/>
    </style:style>
    <style:style style:name="T53" style:family="text">
      <style:text-properties style:text-position="0% 100%" fo:font-weight="normal" officeooo:rsid="026012d5" style:font-weight-asian="normal" style:font-weight-complex="normal"/>
    </style:style>
    <style:style style:name="T54" style:family="text">
      <style:text-properties style:text-position="0% 100%" fo:font-weight="normal" officeooo:rsid="02bcf8db" style:font-weight-asian="normal" style:font-weight-complex="normal"/>
    </style:style>
    <style:style style:name="T55" style:family="text">
      <style:text-properties style:text-position="0% 100%" fo:font-weight="normal" officeooo:rsid="02bd3465" style:font-weight-asian="normal" style:font-weight-complex="normal"/>
    </style:style>
    <style:style style:name="T56" style:family="text">
      <style:text-properties style:text-position="0% 100%" fo:font-weight="normal" officeooo:rsid="01fb1780" style:font-weight-asian="normal" style:font-weight-complex="normal"/>
    </style:style>
    <style:style style:name="T57" style:family="text">
      <style:text-properties style:text-position="0% 100%" fo:font-weight="normal" officeooo:rsid="02062cce" style:font-weight-asian="normal" style:font-weight-complex="normal"/>
    </style:style>
    <style:style style:name="T58" style:family="text">
      <style:text-properties style:text-position="0% 100%" fo:font-weight="normal" officeooo:rsid="022bf7ca" style:font-weight-asian="normal" style:font-weight-complex="normal"/>
    </style:style>
    <style:style style:name="T59" style:family="text">
      <style:text-properties style:text-position="0% 100%" fo:font-weight="normal" officeooo:rsid="03174ecf" style:font-weight-asian="normal" style:font-weight-complex="normal"/>
    </style:style>
    <style:style style:name="T60" style:family="text">
      <style:text-properties style:text-position="0% 100%" fo:font-weight="normal" officeooo:rsid="025dc374" style:font-weight-asian="normal" style:font-weight-complex="normal"/>
    </style:style>
    <style:style style:name="T61" style:family="text">
      <style:text-properties style:text-position="0% 100%" fo:font-weight="normal" officeooo:rsid="031a09c8" style:font-weight-asian="normal" style:font-weight-complex="normal"/>
    </style:style>
    <style:style style:name="T62" style:family="text">
      <style:text-properties style:text-position="0% 100%" fo:font-weight="normal" officeooo:rsid="031b2196" style:font-weight-asian="normal" style:font-weight-complex="normal"/>
    </style:style>
    <style:style style:name="T63" style:family="text">
      <style:text-properties style:text-position="0% 100%" officeooo:rsid="022fe048"/>
    </style:style>
    <style:style style:name="T64" style:family="text">
      <style:text-properties style:text-position="0% 100%" officeooo:rsid="025a5570"/>
    </style:style>
    <style:style style:name="T65" style:family="text">
      <style:text-properties style:text-position="0% 100%" officeooo:rsid="025c49ca"/>
    </style:style>
    <style:style style:name="T66" style:family="text">
      <style:text-properties style:text-position="0% 100%" officeooo:rsid="025dc374"/>
    </style:style>
    <style:style style:name="T67" style:family="text">
      <style:text-properties style:text-position="0% 100%" officeooo:rsid="025dff41"/>
    </style:style>
    <style:style style:name="T68" style:family="text">
      <style:text-properties style:text-position="0% 100%" officeooo:rsid="026012d5"/>
    </style:style>
    <style:style style:name="T69" style:family="text">
      <style:text-properties style:text-position="0% 100%" officeooo:rsid="026572eb"/>
    </style:style>
    <style:style style:name="T70" style:family="text">
      <style:text-properties style:text-position="0% 100%" officeooo:rsid="02bbef2e"/>
    </style:style>
    <style:style style:name="T71" style:family="text">
      <style:text-properties style:text-position="0% 100%" officeooo:rsid="02d4b860"/>
    </style:style>
    <style:style style:name="T72" style:family="text">
      <style:text-properties officeooo:rsid="01aaee04"/>
    </style:style>
    <style:style style:name="T73" style:family="text">
      <style:text-properties fo:font-weight="bold" style:font-weight-asian="bold" style:font-weight-complex="bold"/>
    </style:style>
    <style:style style:name="T74" style:family="text">
      <style:text-properties fo:font-weight="bold" officeooo:rsid="01ddbfee" style:font-weight-asian="bold" style:font-weight-complex="bold"/>
    </style:style>
    <style:style style:name="T75" style:family="text">
      <style:text-properties fo:font-weight="bold" officeooo:rsid="01e36726" style:font-weight-asian="bold" style:font-weight-complex="bold"/>
    </style:style>
    <style:style style:name="T76" style:family="text">
      <style:text-properties fo:font-weight="bold" officeooo:rsid="01fe7953" style:font-weight-asian="bold" style:font-weight-complex="bold"/>
    </style:style>
    <style:style style:name="T77" style:family="text">
      <style:text-properties fo:font-weight="bold" officeooo:rsid="020b18b1" style:font-weight-asian="bold" style:font-weight-complex="bold"/>
    </style:style>
    <style:style style:name="T78" style:family="text">
      <style:text-properties fo:font-weight="bold" officeooo:rsid="02119291" style:font-weight-asian="bold" style:font-weight-complex="bold"/>
    </style:style>
    <style:style style:name="T79" style:family="text">
      <style:text-properties fo:font-weight="bold" officeooo:rsid="0215e3d8" style:font-weight-asian="bold" style:font-weight-complex="bold"/>
    </style:style>
    <style:style style:name="T80" style:family="text">
      <style:text-properties fo:font-weight="bold" officeooo:rsid="021b533d" style:font-weight-asian="bold" style:font-weight-complex="bold"/>
    </style:style>
    <style:style style:name="T81" style:family="text">
      <style:text-properties fo:font-weight="bold" officeooo:rsid="0220a5bb" style:font-weight-asian="bold" style:font-weight-complex="bold"/>
    </style:style>
    <style:style style:name="T82" style:family="text">
      <style:text-properties fo:font-weight="bold" officeooo:rsid="02262cb8" style:font-weight-asian="bold" style:font-weight-complex="bold"/>
    </style:style>
    <style:style style:name="T83" style:family="text">
      <style:text-properties fo:font-weight="bold" officeooo:rsid="023b9f76" style:font-weight-asian="bold" style:font-weight-complex="bold"/>
    </style:style>
    <style:style style:name="T84" style:family="text">
      <style:text-properties fo:font-weight="bold" officeooo:rsid="02420090" style:font-weight-asian="bold" style:font-weight-complex="bold"/>
    </style:style>
    <style:style style:name="T85" style:family="text">
      <style:text-properties fo:font-weight="bold" officeooo:rsid="0245a810" style:font-weight-asian="bold" style:font-weight-complex="bold"/>
    </style:style>
    <style:style style:name="T86" style:family="text">
      <style:text-properties fo:font-weight="bold" officeooo:rsid="024a44df" style:font-weight-asian="bold" style:font-weight-complex="bold"/>
    </style:style>
    <style:style style:name="T87" style:family="text">
      <style:text-properties fo:font-weight="bold" officeooo:rsid="024d42e6" style:font-weight-asian="bold" style:font-weight-complex="bold"/>
    </style:style>
    <style:style style:name="T88" style:family="text">
      <style:text-properties fo:font-weight="bold" officeooo:rsid="0250cf56" style:font-weight-asian="bold" style:font-weight-complex="bold"/>
    </style:style>
    <style:style style:name="T89" style:family="text">
      <style:text-properties fo:font-weight="bold" officeooo:rsid="0252c1c9" style:font-weight-asian="bold" style:font-weight-complex="bold"/>
    </style:style>
    <style:style style:name="T90" style:family="text">
      <style:text-properties fo:font-weight="bold" officeooo:rsid="02592236" style:font-weight-asian="bold" style:font-weight-complex="bold"/>
    </style:style>
    <style:style style:name="T91" style:family="text">
      <style:text-properties fo:font-weight="bold" officeooo:rsid="0275f6de" style:font-weight-asian="bold" style:font-weight-complex="bold"/>
    </style:style>
    <style:style style:name="T92" style:family="text">
      <style:text-properties fo:font-weight="bold" officeooo:rsid="02a34f39" style:font-weight-asian="bold" style:font-weight-complex="bold"/>
    </style:style>
    <style:style style:name="T93" style:family="text">
      <style:text-properties fo:font-weight="bold" officeooo:rsid="02a75fd1" style:font-weight-asian="bold" style:font-weight-complex="bold"/>
    </style:style>
    <style:style style:name="T94" style:family="text">
      <style:text-properties fo:font-weight="bold" officeooo:rsid="02ab7f23" style:font-weight-asian="bold" style:font-weight-complex="bold"/>
    </style:style>
    <style:style style:name="T95" style:family="text">
      <style:text-properties fo:font-weight="bold" officeooo:rsid="02af9141" style:font-weight-asian="bold" style:font-weight-complex="bold"/>
    </style:style>
    <style:style style:name="T96" style:family="text">
      <style:text-properties fo:font-weight="bold" officeooo:rsid="02b3d15b" style:font-weight-asian="bold" style:font-weight-complex="bold"/>
    </style:style>
    <style:style style:name="T97" style:family="text">
      <style:text-properties fo:font-weight="bold" officeooo:rsid="02b85d8e" style:font-weight-asian="bold" style:font-weight-complex="bold"/>
    </style:style>
    <style:style style:name="T98" style:family="text">
      <style:text-properties fo:font-weight="bold" officeooo:rsid="02bafc47" style:font-weight-asian="bold" style:font-weight-complex="bold"/>
    </style:style>
    <style:style style:name="T99" style:family="text">
      <style:text-properties fo:font-weight="bold" officeooo:rsid="02f74341" style:font-weight-asian="bold" style:font-weight-complex="bold"/>
    </style:style>
    <style:style style:name="T100" style:family="text">
      <style:text-properties fo:font-weight="bold" officeooo:rsid="02fb78e0" style:font-weight-asian="bold" style:font-weight-complex="bold"/>
    </style:style>
    <style:style style:name="T101" style:family="text">
      <style:text-properties fo:font-weight="bold" officeooo:rsid="030267cd" style:font-weight-asian="bold" style:font-weight-complex="bold"/>
    </style:style>
    <style:style style:name="T102" style:family="text">
      <style:text-properties fo:font-weight="bold" officeooo:rsid="030467a1" style:font-weight-asian="bold" style:font-weight-complex="bold"/>
    </style:style>
    <style:style style:name="T103" style:family="text">
      <style:text-properties fo:font-weight="bold" officeooo:rsid="030a9dfc" style:font-weight-asian="bold" style:font-weight-complex="bold"/>
    </style:style>
    <style:style style:name="T104" style:family="text">
      <style:text-properties fo:font-weight="bold" officeooo:rsid="030e03be" style:font-weight-asian="bold" style:font-weight-complex="bold"/>
    </style:style>
    <style:style style:name="T105" style:family="text">
      <style:text-properties fo:font-weight="bold" officeooo:rsid="030f10f6" style:font-weight-asian="bold" style:font-weight-complex="bold"/>
    </style:style>
    <style:style style:name="T106" style:family="text">
      <style:text-properties fo:font-weight="bold" officeooo:rsid="030f7759" style:font-weight-asian="bold" style:font-weight-complex="bold"/>
    </style:style>
    <style:style style:name="T107" style:family="text">
      <style:text-properties fo:font-weight="bold" officeooo:rsid="0313932b" style:font-weight-asian="bold" style:font-weight-complex="bold"/>
    </style:style>
    <style:style style:name="T108" style:family="text">
      <style:text-properties fo:font-weight="bold" officeooo:rsid="03144432" style:font-weight-asian="bold" style:font-weight-complex="bold"/>
    </style:style>
    <style:style style:name="T109" style:family="text">
      <style:text-properties fo:font-weight="normal" style:font-weight-asian="normal" style:font-weight-complex="normal"/>
    </style:style>
    <style:style style:name="T110" style:family="text">
      <style:text-properties fo:font-weight="normal" officeooo:rsid="023b9f76" style:font-weight-asian="normal" style:font-weight-complex="normal"/>
    </style:style>
    <style:style style:name="T111" style:family="text">
      <style:text-properties fo:font-weight="normal" officeooo:rsid="023f93b7" style:font-weight-asian="normal" style:font-weight-complex="normal"/>
    </style:style>
    <style:style style:name="T112" style:family="text">
      <style:text-properties officeooo:rsid="01fb1780"/>
    </style:style>
    <style:style style:name="T113" style:family="text">
      <style:text-properties officeooo:rsid="01fe7953"/>
    </style:style>
    <style:style style:name="T114" style:family="text">
      <style:text-properties officeooo:rsid="01ffc835"/>
    </style:style>
    <style:style style:name="T115" style:family="text">
      <style:text-properties officeooo:rsid="02060024"/>
    </style:style>
    <style:style style:name="T116" style:family="text">
      <style:text-properties officeooo:rsid="020b18b1"/>
    </style:style>
    <style:style style:name="T117" style:family="text">
      <style:text-properties officeooo:rsid="020e0d83"/>
    </style:style>
    <style:style style:name="T118" style:family="text">
      <style:text-properties officeooo:rsid="02119291"/>
    </style:style>
    <style:style style:name="T119" style:family="text">
      <style:text-properties officeooo:rsid="0212a6a3"/>
    </style:style>
    <style:style style:name="T120" style:family="text">
      <style:text-properties officeooo:rsid="0215e3d8"/>
    </style:style>
    <style:style style:name="T121" style:family="text">
      <style:text-properties officeooo:rsid="0217094a"/>
    </style:style>
    <style:style style:name="T122" style:family="text">
      <style:text-properties officeooo:rsid="02194216"/>
    </style:style>
    <style:style style:name="T123" style:family="text">
      <style:text-properties officeooo:rsid="021b533d"/>
    </style:style>
    <style:style style:name="T124" style:family="text">
      <style:text-properties officeooo:rsid="021c279c"/>
    </style:style>
    <style:style style:name="T125" style:family="text">
      <style:text-properties officeooo:rsid="0220a5bb"/>
    </style:style>
    <style:style style:name="T126" style:family="text">
      <style:text-properties officeooo:rsid="02214e99"/>
    </style:style>
    <style:style style:name="T127" style:family="text">
      <style:text-properties officeooo:rsid="02262cb8"/>
    </style:style>
    <style:style style:name="T128" style:family="text">
      <style:text-properties officeooo:rsid="02360a3c"/>
    </style:style>
    <style:style style:name="T129" style:family="text">
      <style:text-properties officeooo:rsid="02388364"/>
    </style:style>
    <style:style style:name="T130" style:family="text">
      <style:text-properties officeooo:rsid="023f93b7"/>
    </style:style>
    <style:style style:name="T131" style:family="text">
      <style:text-properties officeooo:rsid="02420090"/>
    </style:style>
    <style:style style:name="T132" style:family="text">
      <style:text-properties officeooo:rsid="02446fb8"/>
    </style:style>
    <style:style style:name="T133" style:family="text">
      <style:text-properties officeooo:rsid="0245a810"/>
    </style:style>
    <style:style style:name="T134" style:family="text">
      <style:text-properties officeooo:rsid="024767a9"/>
    </style:style>
    <style:style style:name="T135" style:family="text">
      <style:text-properties officeooo:rsid="024a44df"/>
    </style:style>
    <style:style style:name="T136" style:family="text">
      <style:text-properties officeooo:rsid="024af916"/>
    </style:style>
    <style:style style:name="T137" style:family="text">
      <style:text-properties officeooo:rsid="024d42e6"/>
    </style:style>
    <style:style style:name="T138" style:family="text">
      <style:text-properties officeooo:rsid="024edba8"/>
    </style:style>
    <style:style style:name="T139" style:family="text">
      <style:text-properties officeooo:rsid="024f2d81"/>
    </style:style>
    <style:style style:name="T140" style:family="text">
      <style:text-properties officeooo:rsid="0250cf56"/>
    </style:style>
    <style:style style:name="T141" style:family="text">
      <style:text-properties officeooo:rsid="0251bed9"/>
    </style:style>
    <style:style style:name="T142" style:family="text">
      <style:text-properties officeooo:rsid="0252c1c9"/>
    </style:style>
    <style:style style:name="T143" style:family="text">
      <style:text-properties officeooo:rsid="02558ece"/>
    </style:style>
    <style:style style:name="T144" style:family="text">
      <style:text-properties officeooo:rsid="025a5570"/>
    </style:style>
    <style:style style:name="T145" style:family="text">
      <style:text-properties officeooo:rsid="027384c0"/>
    </style:style>
    <style:style style:name="T146" style:family="text">
      <style:text-properties officeooo:rsid="02759d10"/>
    </style:style>
    <style:style style:name="T147" style:family="text">
      <style:text-properties officeooo:rsid="0275f6de"/>
    </style:style>
    <style:style style:name="T148" style:family="text">
      <style:text-properties officeooo:rsid="02765847"/>
    </style:style>
    <style:style style:name="T149" style:family="text">
      <style:text-properties officeooo:rsid="02a34f39"/>
    </style:style>
    <style:style style:name="T150" style:family="text">
      <style:text-properties officeooo:rsid="02a44f33"/>
    </style:style>
    <style:style style:name="T151" style:family="text">
      <style:text-properties officeooo:rsid="02a75fd1"/>
    </style:style>
    <style:style style:name="T152" style:family="text">
      <style:text-properties officeooo:rsid="02a94b7c"/>
    </style:style>
    <style:style style:name="T153" style:family="text">
      <style:text-properties officeooo:rsid="02ab7f23"/>
    </style:style>
    <style:style style:name="T154" style:family="text">
      <style:text-properties officeooo:rsid="02acbf48"/>
    </style:style>
    <style:style style:name="T155" style:family="text">
      <style:text-properties officeooo:rsid="02af9141"/>
    </style:style>
    <style:style style:name="T156" style:family="text">
      <style:text-properties officeooo:rsid="02b07bd6"/>
    </style:style>
    <style:style style:name="T157" style:family="text">
      <style:text-properties officeooo:rsid="02b3d15b"/>
    </style:style>
    <style:style style:name="T158" style:family="text">
      <style:text-properties officeooo:rsid="02b4d204"/>
    </style:style>
    <style:style style:name="T159" style:family="text">
      <style:text-properties officeooo:rsid="02b85d8e"/>
    </style:style>
    <style:style style:name="T160" style:family="text">
      <style:text-properties officeooo:rsid="02b8dd15"/>
    </style:style>
    <style:style style:name="T161" style:family="text">
      <style:text-properties officeooo:rsid="02c51878"/>
    </style:style>
    <style:style style:name="T162" style:family="text">
      <style:text-properties officeooo:rsid="02d0157b"/>
    </style:style>
    <style:style style:name="T163" style:family="text">
      <style:text-properties officeooo:rsid="02f74341"/>
    </style:style>
    <style:style style:name="T164" style:family="text">
      <style:text-properties officeooo:rsid="02f77680"/>
    </style:style>
    <style:style style:name="T165" style:family="text">
      <style:text-properties officeooo:rsid="02fb78e0"/>
    </style:style>
    <style:style style:name="T166" style:family="text">
      <style:text-properties officeooo:rsid="02fd0602"/>
    </style:style>
    <style:style style:name="T167" style:family="text">
      <style:text-properties officeooo:rsid="030267cd"/>
    </style:style>
    <style:style style:name="T168" style:family="text">
      <style:text-properties officeooo:rsid="03028155"/>
    </style:style>
    <style:style style:name="T169" style:family="text">
      <style:text-properties officeooo:rsid="030467a1"/>
    </style:style>
    <style:style style:name="T170" style:family="text">
      <style:text-properties officeooo:rsid="03057502"/>
    </style:style>
    <style:style style:name="T171" style:family="text">
      <style:text-properties officeooo:rsid="030a9dfc"/>
    </style:style>
    <style:style style:name="T172" style:family="text">
      <style:text-properties officeooo:rsid="030c2a9c"/>
    </style:style>
    <style:style style:name="T173" style:family="text">
      <style:text-properties officeooo:rsid="030f10f6"/>
    </style:style>
    <style:style style:name="T174" style:family="text">
      <style:text-properties officeooo:rsid="030f7759"/>
    </style:style>
    <style:style style:name="T175" style:family="text">
      <style:text-properties officeooo:rsid="0317135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Санкт-Петербургский <text:span text:style-name="T1">н</text:span>ациональный <text:span text:style-name="T1">и</text:span>сследовательский <text:span text:style-name="T1">у</text:span>ниверситет ИТМО</text:p>
      <text:p text:style-name="P4">Факультет программной инженерии и компьютерной техники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>Домашняя работа №<text:span text:style-name="T72">5</text:span></text:p>
      <text:p text:style-name="P1">по дисциплине “Дискретная математика”</text:p>
      <text:p text:style-name="P3">вариант <text:span text:style-name="T72">4</text:span></text:p>
      <text:p text:style-name="P6"/>
      <text:p text:style-name="P6"/>
      <text:p text:style-name="P6"/>
      <text:p text:style-name="P6"/>
      <text:p text:style-name="P6"/>
      <text:p text:style-name="P6"/>
      <text:p text:style-name="P6">Выполнил:</text:p>
      <text:p text:style-name="P6">Тимошкин Роман Вячеславович</text:p>
      <text:p text:style-name="P6">группа P3131</text:p>
      <text:p text:style-name="P6">Преподаватель:</text:p>
      <text:p text:style-name="P6">Поляков Владимир Иванович</text:p>
      <text:p text:style-name="P3"/>
      <text:p text:style-name="P3"/>
      <text:p text:style-name="P3"/>
      <text:p text:style-name="P3">Санкт-Петербург</text:p>
      <text:p text:style-name="P3">2023</text:p>
      <table:table table:name="Table1" table:style-name="Table1" table:template-name="Default Style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7">A</text:p>
          </table:table-cell>
          <table:table-cell table:style-name="Table1.B1" office:value-type="string">
            <text:p text:style-name="P7">B</text:p>
          </table:table-cell>
        </table:table-row>
        <table:table-row table:style-name="Table1.2">
          <table:table-cell table:style-name="Table1.A2" office:value-type="string">
            <text:p text:style-name="P8">1382</text:p>
          </table:table-cell>
          <table:table-cell table:style-name="Table1.B2" office:value-type="string">
            <text:p text:style-name="P8">18</text:p>
          </table:table-cell>
        </table:table-row>
      </table:table>
      <text:p text:style-name="Text_20_body"/>
      <text:p text:style-name="P17">Представление операндов в разрядной сетке</text:p>
      <text:p text:style-name="P18">[+A]<text:span text:style-name="T2">пр.</text:span><text:span text:style-name="T43"> </text:span><text:span text:style-name="T44">= 0.000010101100110<text:tab/><text:tab/><text:tab/></text:span><text:span text:style-name="T43">[-A]</text:span><text:span text:style-name="T3">доп</text:span><text:span text:style-name="T2">.</text:span><text:span text:style-name="T43"> </text:span><text:span text:style-name="T44">= </text:span><text:span text:style-name="T45">1.111101010011010</text:span></text:p>
      <text:p text:style-name="P19">[+B]<text:span text:style-name="T2">пр.</text:span><text:span text:style-name="T43"> </text:span><text:span text:style-name="T44">= 0.0010010<text:tab/><text:tab/><text:tab/><text:tab/><text:tab/></text:span><text:span text:style-name="T43">[-B]</text:span><text:span text:style-name="T4">доп</text:span><text:span text:style-name="T2">.</text:span><text:span text:style-name="T43"> </text:span><text:span text:style-name="T44">= </text:span><text:span text:style-name="T46">1.1101110</text:span></text:p>
      <text:p text:style-name="P342"/>
      <text:p text:style-name="P20"><text:span text:style-name="T46">1. </text:span><text:span text:style-name="T43">A &gt; 0, B &gt; 0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9">№ шага</text:p>
          </table:table-cell>
          <table:table-cell table:style-name="Table2.A1" office:value-type="string">
            <text:p text:style-name="P9">Операнды и действия</text:p>
          </table:table-cell>
          <table:table-cell table:style-name="Table2.A1" office:value-type="string">
            <text:p text:style-name="P9">Делимое и остаток (старшие разряды)</text:p>
          </table:table-cell>
          <table:table-cell table:style-name="Table2.A1" office:value-type="string">
            <text:p text:style-name="P9">Делимое и остаток (младшие разряды)</text:p>
          </table:table-cell>
          <table:table-cell table:style-name="Table2.E1" office:value-type="string">
            <text:p text:style-name="P9">Пояснения</text:p>
          </table:table-cell>
        </table:table-row>
        <table:table-row>
          <table:table-cell table:style-name="Table2.A2" office:value-type="string">
            <text:p text:style-name="P9">0</text:p>
          </table:table-cell>
          <table:table-cell table:style-name="Table2.A2" office:value-type="string">
            <text:p text:style-name="P9">[A]<text:span text:style-name="T2">пр</text:span></text:p>
          </table:table-cell>
          <table:table-cell table:style-name="Table2.A2" office:value-type="string">
            <text:p text:style-name="P9">0 0 0 0 0 1 0 1</text:p>
          </table:table-cell>
          <table:table-cell table:style-name="Table2.A2" office:value-type="string">
            <text:p text:style-name="P5">0 1 1 0 0 1 1 0</text:p>
          </table:table-cell>
          <table:table-cell table:style-name="Table2.E2" office:value-type="string">
            <text:p text:style-name="P10">Делимое</text:p>
          </table:table-cell>
        </table:table-row>
        <table:table-row>
          <table:table-cell table:style-name="Table2.A2" office:value-type="string">
            <text:p text:style-name="P10">1</text:p>
          </table:table-cell>
          <table:table-cell table:style-name="Table2.A2" office:value-type="string">
            <text:p text:style-name="P238">[A]<text:span text:style-name="T2">пр</text:span></text:p>
            <text:p text:style-name="P239">[-B]<text:span text:style-name="T2">доп</text:span></text:p>
            <text:p text:style-name="P239"/>
            <text:p text:style-name="P240"/>
            <text:p text:style-name="P240">R<text:span text:style-name="T2">1</text:span></text:p>
          </table:table-cell>
          <table:table-cell table:style-name="Table2.A2" office:value-type="string">
            <text:p text:style-name="P269">0 0 0 0 1 0 1 <text:span text:style-name="T113">0</text:span></text:p>
            <text:p text:style-name="P192">1 1 1 0 1 1 1 0</text:p>
            <text:p text:style-name="P88">1 1 1 1 1 0 0 0</text:p>
            <text:p text:style-name="P89"/>
            <text:p text:style-name="P89">1 1 1 1 1 0 0 0</text:p>
          </table:table-cell>
          <table:table-cell table:style-name="Table2.A2" office:value-type="string">
            <text:p text:style-name="P252">1 1 0 0 1 1 0 <text:span text:style-name="T113">| 0</text:span></text:p>
            <text:p text:style-name="P85"><text:span text:style-name="T73"/></text:p>
            <text:p text:style-name="P85"><text:span text:style-name="T73"/></text:p>
            <text:p text:style-name="P21"/>
            <text:p text:style-name="P21">1 1 0 0 1 1 0 <text:span text:style-name="T113">| </text:span><text:span text:style-name="T76">0</text:span></text:p>
          </table:table-cell>
          <table:table-cell table:style-name="Table2.E2" office:value-type="string">
            <text:p text:style-name="P10">Сдвиг делимого влево</text:p>
            <text:p text:style-name="P273">Вычитание делителя</text:p>
            <text:p text:style-name="P274">Знак первого остатка не совпадает со знаком делимого – <text:span text:style-name="T114">деление корректно</text:span></text:p>
            <text:p text:style-name="P274">Формирование знака частного</text:p>
          </table:table-cell>
        </table:table-row>
        <table:table-row>
          <table:table-cell table:style-name="Table2.A2" office:value-type="string">
            <text:p text:style-name="P11">2</text:p>
          </table:table-cell>
          <table:table-cell table:style-name="Table2.A2" office:value-type="string">
            <text:p text:style-name="P11">R<text:span text:style-name="T2">1</text:span></text:p>
            <text:p text:style-name="P12">[B]<text:span text:style-name="T17">пр</text:span></text:p>
            <text:p text:style-name="P13">R<text:span text:style-name="T2">2</text:span></text:p>
          </table:table-cell>
          <table:table-cell table:style-name="Table2.A2" office:value-type="string">
            <text:p text:style-name="P90">1 1 1 1 0 0 0 <text:span text:style-name="T115">1</text:span></text:p>
            <text:p text:style-name="P193">0 0 0 1 0 0 1 0</text:p>
            <text:p text:style-name="P91">0 0 0 0 0 0 1 1</text:p>
          </table:table-cell>
          <table:table-cell table:style-name="Table2.A2" office:value-type="string">
            <text:p text:style-name="P22">1 0 0 1 1 0 <text:span text:style-name="T113">| 0 </text:span><text:span text:style-name="T115">0</text:span></text:p>
            <text:p text:style-name="P22"/>
            <text:p text:style-name="P23">1 0 0 1 1 0 | 0 <text:span text:style-name="T77">1</text:span></text:p>
          </table:table-cell>
          <table:table-cell table:style-name="Table2.E2" office:value-type="string">
            <text:p text:style-name="P168">Сдвиг остатка влево</text:p>
            <text:p text:style-name="P299">Сложение с делителем</text:p>
            <text:p text:style-name="P275">Формирование <text:span text:style-name="T116">цифры</text:span> частного</text:p>
          </table:table-cell>
        </table:table-row>
        <table:table-row>
          <table:table-cell table:style-name="Table2.A2" office:value-type="string">
            <text:p text:style-name="P14">3</text:p>
          </table:table-cell>
          <table:table-cell table:style-name="Table2.A2" office:value-type="string">
            <text:p text:style-name="P14">R<text:span text:style-name="T2">2</text:span></text:p>
            <text:p text:style-name="P15">[B]<text:span text:style-name="T18">доп</text:span></text:p>
            <text:p text:style-name="P16">R<text:span text:style-name="T2">3</text:span></text:p>
          </table:table-cell>
          <table:table-cell table:style-name="Table2.A2" office:value-type="string">
            <text:p text:style-name="P92">0 0 0 0 0 1 1 <text:span text:style-name="T117">1</text:span></text:p>
            <text:p text:style-name="P203">1 1 1 0 1 1 1 0</text:p>
            <text:p text:style-name="P93">1 1 1 1 0 1 0 1</text:p>
          </table:table-cell>
          <table:table-cell table:style-name="Table2.A2" office:value-type="string">
            <text:p text:style-name="P24">0 0 1 1 0 | 0 <text:span text:style-name="T116">1 </text:span><text:span text:style-name="T117">0</text:span></text:p>
            <text:p text:style-name="P24"/>
            <text:p text:style-name="P26">0 0 1 1 0 | 0 1 <text:span text:style-name="T78">0</text:span></text:p>
          </table:table-cell>
          <table:table-cell table:style-name="Table2.E2" office:value-type="string">
            <text:p text:style-name="P169">Сдвиг остатка влево</text:p>
            <text:p text:style-name="P303">Вычитание делителя</text:p>
            <text:p text:style-name="P276">Формирование <text:span text:style-name="T116">цифры</text:span> частного</text:p>
          </table:table-cell>
        </table:table-row>
        <table:table-row>
          <table:table-cell table:style-name="Table2.A2" office:value-type="string">
            <text:p text:style-name="P164">4</text:p>
          </table:table-cell>
          <table:table-cell table:style-name="Table2.A2" office:value-type="string">
            <text:p text:style-name="P164">R<text:span text:style-name="T2">3</text:span></text:p>
            <text:p text:style-name="P164">[B]<text:span text:style-name="T18">пр</text:span></text:p>
            <text:p text:style-name="P164">R<text:span text:style-name="T2">4</text:span></text:p>
          </table:table-cell>
          <table:table-cell table:style-name="Table2.A2" office:value-type="string">
            <text:p text:style-name="P94">1 1 1 0 1 0 1 <text:span text:style-name="T119">0</text:span></text:p>
            <text:p text:style-name="P194">0 0 0 1 0 0 1 0</text:p>
            <text:p text:style-name="P95">1 1 1 1 1 1 0 0</text:p>
          </table:table-cell>
          <table:table-cell table:style-name="Table2.A2" office:value-type="string">
            <text:p text:style-name="P27">0 1 1 0 | 0 1 <text:span text:style-name="T118">0 </text:span><text:span text:style-name="T119">0</text:span></text:p>
            <text:p text:style-name="P86"><text:span text:style-name="T74"/></text:p>
            <text:p text:style-name="P29">0 1 1 0 | 0 1 0 <text:span text:style-name="T79">0</text:span></text:p>
          </table:table-cell>
          <table:table-cell table:style-name="Table2.E2" office:value-type="string">
            <text:p text:style-name="P170">Сдвиг остатка влево</text:p>
            <text:p text:style-name="P300">Сложение с делителем</text:p>
            <text:p text:style-name="P277">Формирование <text:span text:style-name="T116">цифры</text:span> частного</text:p>
          </table:table-cell>
        </table:table-row>
        <table:table-row>
          <table:table-cell table:style-name="Table2.A2" office:value-type="string">
            <text:p text:style-name="P229">5</text:p>
          </table:table-cell>
          <table:table-cell table:style-name="Table2.A2" office:value-type="string">
            <text:p text:style-name="P229">R<text:span text:style-name="T5">4</text:span></text:p>
            <text:p text:style-name="P233"><text:span text:style-name="T109">[B]</text:span><text:span text:style-name="T7">пр</text:span></text:p>
            <text:p text:style-name="P233"><text:span text:style-name="T109">R</text:span><text:span text:style-name="T5">5</text:span></text:p>
          </table:table-cell>
          <table:table-cell table:style-name="Table2.A2" office:value-type="string">
            <text:p text:style-name="P96">1 1 1 1 1 0 0 <text:span text:style-name="T121">0</text:span></text:p>
            <text:p text:style-name="P195">0 0 0 1 0 0 1 0</text:p>
            <text:p text:style-name="P97">0 0 0 0 1 0 1 0</text:p>
          </table:table-cell>
          <table:table-cell table:style-name="Table2.A2" office:value-type="string">
            <text:p text:style-name="P30">1 1 0 | 0 1 0 <text:span text:style-name="T120">0 </text:span><text:span text:style-name="T121">0</text:span></text:p>
            <text:p text:style-name="P87"><text:span text:style-name="T75"/></text:p>
            <text:p text:style-name="P32">1 1 0 | 0 1 0 0 <text:span text:style-name="T73">1</text:span></text:p>
          </table:table-cell>
          <table:table-cell table:style-name="Table2.E2" office:value-type="string">
            <text:p text:style-name="P171">Сдвиг остатка влево</text:p>
            <text:p text:style-name="P301">Сложение с делителем</text:p>
            <text:p text:style-name="P278">Формирование <text:span text:style-name="T116">цифры</text:span> частного</text:p>
          </table:table-cell>
        </table:table-row>
        <table:table-row>
          <table:table-cell table:style-name="Table2.A2" office:value-type="string">
            <text:p text:style-name="P253">6</text:p>
          </table:table-cell>
          <table:table-cell table:style-name="Table2.A2" office:value-type="string">
            <text:p text:style-name="P253">R<text:span text:style-name="T2">5</text:span></text:p>
            <text:p text:style-name="P253">[B]<text:span text:style-name="T18">доп</text:span></text:p>
            <text:p text:style-name="P253">R<text:span text:style-name="T2">6</text:span></text:p>
          </table:table-cell>
          <table:table-cell table:style-name="Table2.A2" office:value-type="string">
            <text:p text:style-name="P98">0 0 0 1 0 1 0 <text:span text:style-name="T122">1</text:span></text:p>
            <text:p text:style-name="P204">1 1 1 0 1 1 1 0</text:p>
            <text:p text:style-name="P99">0 0 0 0 0 0 1 1</text:p>
          </table:table-cell>
          <table:table-cell table:style-name="Table2.A2" office:value-type="string">
            <text:p text:style-name="P33">1 0 | 0 1 0 0 1 <text:span text:style-name="T122">0</text:span></text:p>
            <text:p text:style-name="P33"/>
            <text:p text:style-name="P34">1 0 | 0 1 0 0 1 <text:span text:style-name="T80">1</text:span></text:p>
          </table:table-cell>
          <table:table-cell table:style-name="Table2.E2" office:value-type="string">
            <text:p text:style-name="P172">Сдвиг остатка влево</text:p>
            <text:p text:style-name="P304">Вычитание делителя</text:p>
            <text:p text:style-name="P279">Формирование <text:span text:style-name="T116">цифры</text:span> частного</text:p>
          </table:table-cell>
        </table:table-row>
        <table:table-row>
          <table:table-cell table:style-name="Table2.A2" office:value-type="string">
            <text:p text:style-name="P257">7</text:p>
          </table:table-cell>
          <table:table-cell table:style-name="Table2.A2" office:value-type="string">
            <text:p text:style-name="P257">R<text:span text:style-name="T2">6</text:span></text:p>
            <text:p text:style-name="P235">[B]<text:span text:style-name="T19">доп</text:span></text:p>
            <text:p text:style-name="P235">R<text:span text:style-name="T2">7</text:span></text:p>
          </table:table-cell>
          <table:table-cell table:style-name="Table2.A2" office:value-type="string">
            <text:p text:style-name="P100">0 0 0 0 0 1 1 <text:span text:style-name="T124">1</text:span></text:p>
            <text:p text:style-name="P205">1 1 1 0 1 1 1 0</text:p>
            <text:p text:style-name="P101">1 1 1 1 0 1 0 1</text:p>
          </table:table-cell>
          <table:table-cell table:style-name="Table2.A2" office:value-type="string">
            <text:p text:style-name="P35">0 | 0 1 0 0 1 <text:span text:style-name="T123">1 </text:span><text:span text:style-name="T124">0</text:span></text:p>
            <text:p text:style-name="P35"/>
            <text:p text:style-name="P36">0 | 0 1 0 0 1 1 <text:span text:style-name="T81">0</text:span></text:p>
          </table:table-cell>
          <table:table-cell table:style-name="Table2.E2" office:value-type="string">
            <text:p text:style-name="P173">Сдвиг остатка влево</text:p>
            <text:p text:style-name="P305">Вычитание делителя</text:p>
            <text:p text:style-name="P280">Формирование <text:span text:style-name="T116">цифры</text:span> частного</text:p>
          </table:table-cell>
        </table:table-row>
        <table:table-row>
          <table:table-cell table:style-name="Table2.A2" office:value-type="string">
            <text:p text:style-name="P261">8</text:p>
          </table:table-cell>
          <table:table-cell table:style-name="Table2.A2" office:value-type="string">
            <text:p text:style-name="P261">R<text:span text:style-name="T2">7</text:span></text:p>
            <text:p text:style-name="P261">[B]<text:span text:style-name="T19">пр</text:span></text:p>
            <text:p text:style-name="P261">R<text:span text:style-name="T6">8</text:span></text:p>
          </table:table-cell>
          <table:table-cell table:style-name="Table2.A2" office:value-type="string">
            <text:p text:style-name="P102">1 1 1 0 1 0 1 <text:span text:style-name="T126">0</text:span></text:p>
            <text:p text:style-name="P196">0 0 0 1 0 0 1 0</text:p>
            <text:p text:style-name="P103">1 1 1 1 1 1 0 0</text:p>
          </table:table-cell>
          <table:table-cell table:style-name="Table2.A2" office:value-type="string">
            <text:p text:style-name="P37">0 1 0 0 1 1 <text:span text:style-name="T125">0 </text:span><text:span text:style-name="T126">0</text:span></text:p>
            <text:p text:style-name="P37"/>
            <text:p text:style-name="P38">0 1 0 0 1 1 0 <text:span text:style-name="T82">0</text:span></text:p>
          </table:table-cell>
          <table:table-cell table:style-name="Table2.E2" office:value-type="string">
            <text:p text:style-name="P174">Сдвиг остатка влево</text:p>
            <text:p text:style-name="P302">Сложение с делителем</text:p>
            <text:p text:style-name="P281">Формирование <text:span text:style-name="T116">цифры</text:span> частного</text:p>
          </table:table-cell>
        </table:table-row>
        <table:table-row>
          <table:table-cell table:style-name="Table2.A2" office:value-type="string">
            <text:p text:style-name="P313">9</text:p>
          </table:table-cell>
          <table:table-cell table:style-name="Table2.A2" office:value-type="string">
            <text:p text:style-name="P314">[B]<text:span text:style-name="T2">пр</text:span></text:p>
            <text:p text:style-name="P314">R<text:span text:style-name="T2">9</text:span></text:p>
          </table:table-cell>
          <table:table-cell table:style-name="Table2.A2" office:value-type="string">
            <text:p text:style-name="P197">0 0 0 1 0 0 1 0</text:p>
            <text:p text:style-name="P104">0 0 0 0 1 1 1 0</text:p>
          </table:table-cell>
          <table:table-cell table:style-name="Table2.A2" office:value-type="string">
            <text:p text:style-name="P37"/>
            <text:p text:style-name="P39">0 1 0 0 1 1 0 <text:span text:style-name="T127">0</text:span></text:p>
          </table:table-cell>
          <table:table-cell table:style-name="Table2.E2" office:value-type="string">
            <text:p text:style-name="P174">Коррекция остатка: сложение с делителем</text:p>
          </table:table-cell>
        </table:table-row>
      </table:table>
      <text:p text:style-name="P20"/>
      <text:p text:style-name="P349"><text:soft-page-break/><text:span text:style-name="T51">В результате выполнения операции получено положительное частное </text:span><text:span text:style-name="T56">[C]</text:span><text:span text:style-name="T6">пр</text:span><text:span text:style-name="T56"> = 0.100110</text:span><text:span text:style-name="T57">0</text:span><text:span text:style-name="T6">2</text:span><text:span text:style-name="T56"> = </text:span><text:span text:style-name="T58">76</text:span><text:span text:style-name="T13">10 </text:span><text:span text:style-name="T58">и положительный остаток [R]</text:span><text:span text:style-name="T13">пр</text:span><text:span text:style-name="T58"> = 0.0001110</text:span><text:span text:style-name="T9">2</text:span><text:span text:style-name="T50"> = 14</text:span><text:span text:style-name="T9">10</text:span><text:span text:style-name="T50">, <text:s/>которые соответствуют истинным значениям: </text:span><text:span text:style-name="T51">76 * 18 + 14 = 1382.</text:span></text:p>
      <text:p text:style-name="P344"><text:span text:style-name="T63">2</text:span><text:span text:style-name="T46">. </text:span><text:span text:style-name="T43">A &lt; 0, B &gt; 0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270">№ шага</text:p>
          </table:table-cell>
          <table:table-cell table:style-name="Table3.A1" office:value-type="string">
            <text:p text:style-name="P270">Операнды и действия</text:p>
          </table:table-cell>
          <table:table-cell table:style-name="Table3.A1" office:value-type="string">
            <text:p text:style-name="P270">Делимое и остаток (старшие разряды)</text:p>
          </table:table-cell>
          <table:table-cell table:style-name="Table3.A1" office:value-type="string">
            <text:p text:style-name="P270">Делимое и остаток (младшие разряды)</text:p>
          </table:table-cell>
          <table:table-cell table:style-name="Table3.E1" office:value-type="string">
            <text:p text:style-name="P270">Пояснения</text:p>
          </table:table-cell>
        </table:table-row>
        <table:table-row>
          <table:table-cell table:style-name="Table3.A2" office:value-type="string">
            <text:p text:style-name="P270">0</text:p>
          </table:table-cell>
          <table:table-cell table:style-name="Table3.A2" office:value-type="string">
            <text:p text:style-name="P270">[A]<text:span text:style-name="T23">до</text:span><text:span text:style-name="T24">п</text:span></text:p>
          </table:table-cell>
          <table:table-cell table:style-name="Table3.A2" office:value-type="string">
            <text:p text:style-name="P351"><text:span text:style-name="T45">1 1 1 1 1 0 1 0</text:span></text:p>
          </table:table-cell>
          <table:table-cell table:style-name="Table3.A2" office:value-type="string">
            <text:p text:style-name="P351"><text:span text:style-name="T45">1 0 0 1 1 0 1 0</text:span></text:p>
          </table:table-cell>
          <table:table-cell table:style-name="Table3.E2" office:value-type="string">
            <text:p text:style-name="P323">Делимое</text:p>
          </table:table-cell>
        </table:table-row>
        <table:table-row>
          <table:table-cell table:style-name="Table3.A2" office:value-type="string">
            <text:p text:style-name="P266">1</text:p>
          </table:table-cell>
          <table:table-cell table:style-name="Table3.A2" office:value-type="string">
            <text:p text:style-name="P241">[B]<text:span text:style-name="T2">пр</text:span></text:p>
            <text:p text:style-name="P243">R<text:span text:style-name="T2">1</text:span></text:p>
            <text:p text:style-name="P243"/>
            <text:p text:style-name="P245">R<text:span text:style-name="T2">1</text:span></text:p>
            <text:p text:style-name="P247">[B]<text:span text:style-name="T2">пр</text:span></text:p>
            <text:p text:style-name="P245"/>
            <text:p text:style-name="P249">R<text:span text:style-name="T2">1</text:span></text:p>
          </table:table-cell>
          <table:table-cell table:style-name="Table3.A2" office:value-type="string">
            <text:p text:style-name="P220">0 0 0 0 0 0 0 0</text:p>
            <text:p text:style-name="P106">1 1 1 1 1 0 1 0</text:p>
            <text:p text:style-name="P106"/>
            <text:p text:style-name="P106">1 1 1 1 0 1 0 <text:span text:style-name="T128">1</text:span></text:p>
            <text:p text:style-name="P199">0 0 0 1 0 0 1 0</text:p>
            <text:p text:style-name="P199"/>
            <text:p text:style-name="P110">0 0 0 0 0 1 1 1</text:p>
          </table:table-cell>
          <table:table-cell table:style-name="Table3.A2" office:value-type="string">
            <text:p text:style-name="P198">0 0 0 1 0 0 1 0</text:p>
            <text:p text:style-name="P105">1 0 1 0 1 1 0 0</text:p>
            <text:p text:style-name="P105"/>
            <text:p text:style-name="P106">0 1 0 1 1 0 0 <text:span text:style-name="T128">| 0</text:span></text:p>
            <text:p text:style-name="P106"/>
            <text:p text:style-name="P106"/>
            <text:p text:style-name="P107">0 1 0 1 1 0 0 <text:span text:style-name="T128">| </text:span><text:span text:style-name="T83">1</text:span></text:p>
          </table:table-cell>
          <table:table-cell table:style-name="Table3.E2" office:value-type="string">
            <text:p text:style-name="P323">Сложение с делителем, выровненным по младшим разрядам.</text:p>
            <text:p text:style-name="P323"/>
            <text:p text:style-name="P327">Сдвиг остатка влево</text:p>
            <text:p text:style-name="P324">Сложение с делителем, выровненным по <text:span text:style-name="T129">старшим</text:span> разрядам.</text:p>
            <text:p text:style-name="P324">Формирование знака частного</text:p>
          </table:table-cell>
        </table:table-row>
        <table:table-row>
          <table:table-cell table:style-name="Table3.A2" office:value-type="string">
            <text:p text:style-name="P161">2</text:p>
          </table:table-cell>
          <table:table-cell table:style-name="Table3.A2" office:value-type="string">
            <text:p text:style-name="P11">R<text:span text:style-name="T2">1</text:span></text:p>
            <text:p text:style-name="P12">[B]<text:span text:style-name="T25">доп</text:span></text:p>
            <text:p text:style-name="P13">R<text:span text:style-name="T2">2</text:span></text:p>
          </table:table-cell>
          <table:table-cell table:style-name="Table3.A2" office:value-type="string">
            <text:p text:style-name="P111">0 0 0 0 1 1 1 <text:span text:style-name="T130">0</text:span></text:p>
            <text:p text:style-name="P206">1 1 1 0 1 1 1 0</text:p>
            <text:p text:style-name="P113">1 1 1 1 1 1 0 0</text:p>
          </table:table-cell>
          <table:table-cell table:style-name="Table3.A2" office:value-type="string">
            <text:p text:style-name="P108">1 0 1 1 0 0 <text:span text:style-name="T128">| </text:span><text:span text:style-name="T110">1 </text:span><text:span text:style-name="T111">0</text:span></text:p>
            <text:p text:style-name="P25"><text:span text:style-name="T77"/></text:p>
            <text:p text:style-name="P40">1 0 1 1 0 0 | 1 <text:span text:style-name="T84">0</text:span></text:p>
          </table:table-cell>
          <table:table-cell table:style-name="Table3.E2" office:value-type="string">
            <text:p text:style-name="P179">Сдвиг остатка влево</text:p>
            <text:p text:style-name="P308">Вычитание делителя</text:p>
            <text:p text:style-name="P286">Формирование <text:span text:style-name="T116">цифры</text:span> частного</text:p>
          </table:table-cell>
        </table:table-row>
        <table:table-row>
          <table:table-cell table:style-name="Table3.A2" office:value-type="string">
            <text:p text:style-name="P157">3</text:p>
          </table:table-cell>
          <table:table-cell table:style-name="Table3.A2" office:value-type="string">
            <text:p text:style-name="P14">R<text:span text:style-name="T2">2</text:span></text:p>
            <text:p text:style-name="P15">[B]<text:span text:style-name="T30">пр</text:span></text:p>
            <text:p text:style-name="P16">R<text:span text:style-name="T2">3</text:span></text:p>
          </table:table-cell>
          <table:table-cell table:style-name="Table3.A2" office:value-type="string">
            <text:p text:style-name="P114">1 1 1 1 1 0 0 <text:span text:style-name="T132">1</text:span></text:p>
            <text:p text:style-name="P200">0 0 0 1 0 0 1 0</text:p>
            <text:p text:style-name="P115">0 0 0 0 1 0 1 1</text:p>
          </table:table-cell>
          <table:table-cell table:style-name="Table3.A2" office:value-type="string">
            <text:p text:style-name="P41"><text:span text:style-name="T118">0 1 1 0 0 | 1 </text:span><text:span text:style-name="T131">0 </text:span><text:span text:style-name="T132">0</text:span></text:p>
            <text:p text:style-name="P28"><text:span text:style-name="T78"/></text:p>
            <text:p text:style-name="P42"><text:span text:style-name="T118">0 1 1 0 0 | 1 </text:span><text:span text:style-name="T131">0 </text:span><text:span text:style-name="T85">1</text:span></text:p>
          </table:table-cell>
          <table:table-cell table:style-name="Table3.E2" office:value-type="string">
            <text:p text:style-name="P175">Сдвиг остатка влево</text:p>
            <text:p text:style-name="P329">Сложение с делителем</text:p>
            <text:p text:style-name="P282">Формирование <text:span text:style-name="T116">цифры</text:span> частного</text:p>
          </table:table-cell>
        </table:table-row>
        <table:table-row>
          <table:table-cell table:style-name="Table3.A2" office:value-type="string">
            <text:p text:style-name="P165">4</text:p>
          </table:table-cell>
          <table:table-cell table:style-name="Table3.A2" office:value-type="string">
            <text:p text:style-name="P164">R<text:span text:style-name="T2">3</text:span></text:p>
            <text:p text:style-name="P164">[B]<text:span text:style-name="T30">доп</text:span></text:p>
            <text:p text:style-name="P164">R<text:span text:style-name="T2">4</text:span></text:p>
          </table:table-cell>
          <table:table-cell table:style-name="Table3.A2" office:value-type="string">
            <text:p text:style-name="P116">0 0 0 1 0 1 1 <text:span text:style-name="T134">0</text:span></text:p>
            <text:p text:style-name="P207">1 1 1 0 1 1 1 0</text:p>
            <text:p text:style-name="P117">0 0 0 0 0 1 0 0</text:p>
          </table:table-cell>
          <table:table-cell table:style-name="Table3.A2" office:value-type="string">
            <text:p text:style-name="P43"><text:span text:style-name="T118">1 1 0 0 | 1 </text:span><text:span text:style-name="T131">0 </text:span><text:span text:style-name="T133">1 </text:span><text:span text:style-name="T134">0</text:span></text:p>
            <text:p text:style-name="P31"><text:span text:style-name="T79"/></text:p>
            <text:p text:style-name="P44"><text:span text:style-name="T118">1 1 0 0 | 1 </text:span><text:span text:style-name="T131">0 </text:span><text:span text:style-name="T133">1 </text:span><text:span text:style-name="T86">1</text:span></text:p>
          </table:table-cell>
          <table:table-cell table:style-name="Table3.E2" office:value-type="string">
            <text:p text:style-name="P176">Сдвиг остатка влево</text:p>
            <text:p text:style-name="P306">Вычитание делителя</text:p>
            <text:p text:style-name="P283">Формирование <text:span text:style-name="T116">цифры</text:span> частного</text:p>
          </table:table-cell>
        </table:table-row>
        <table:table-row>
          <table:table-cell table:style-name="Table3.A2" office:value-type="string">
            <text:p text:style-name="P230">5</text:p>
          </table:table-cell>
          <table:table-cell table:style-name="Table3.A2" office:value-type="string">
            <text:p text:style-name="P229">R<text:span text:style-name="T5">4</text:span></text:p>
            <text:p text:style-name="P233"><text:span text:style-name="T109">[B]</text:span><text:span text:style-name="T10">доп</text:span></text:p>
            <text:p text:style-name="P233"><text:span text:style-name="T109">R</text:span><text:span text:style-name="T5">5</text:span></text:p>
          </table:table-cell>
          <table:table-cell table:style-name="Table3.A2" office:value-type="string">
            <text:p text:style-name="P118">0 0 0 0 1 0 0 <text:span text:style-name="T136">1</text:span></text:p>
            <text:p text:style-name="P208">1 1 1 0 1 1 1 0</text:p>
            <text:p text:style-name="P119">1 1 1 1 0 1 1 1</text:p>
          </table:table-cell>
          <table:table-cell table:style-name="Table3.A2" office:value-type="string">
            <text:p text:style-name="P45"><text:span text:style-name="T118">1 0 0 | 1 </text:span><text:span text:style-name="T131">0 </text:span><text:span text:style-name="T133">1 </text:span><text:span text:style-name="T135">1 </text:span><text:span text:style-name="T136">0</text:span></text:p>
            <text:p text:style-name="P45"/>
            <text:p text:style-name="P46"><text:span text:style-name="T118">1 0 0 | 1 </text:span><text:span text:style-name="T131">0 </text:span><text:span text:style-name="T133">1 </text:span><text:span text:style-name="T135">1 </text:span><text:span text:style-name="T87">0</text:span></text:p>
          </table:table-cell>
          <table:table-cell table:style-name="Table3.E2" office:value-type="string">
            <text:p text:style-name="P177">Сдвиг остатка влево</text:p>
            <text:p text:style-name="P307">Вычитание делителя</text:p>
            <text:p text:style-name="P284">Формирование <text:span text:style-name="T116">цифры</text:span> частного</text:p>
          </table:table-cell>
        </table:table-row>
        <table:table-row>
          <table:table-cell table:style-name="Table3.A2" office:value-type="string">
            <text:p text:style-name="P254">6</text:p>
          </table:table-cell>
          <table:table-cell table:style-name="Table3.A2" office:value-type="string">
            <text:p text:style-name="P253">R<text:span text:style-name="T2">5</text:span></text:p>
            <text:p text:style-name="P253">[B]<text:span text:style-name="T30">пр</text:span></text:p>
            <text:p text:style-name="P253">R<text:span text:style-name="T2">6</text:span></text:p>
          </table:table-cell>
          <table:table-cell table:style-name="Table3.A2" office:value-type="string">
            <text:p text:style-name="P120">1 1 1 0 1 1 1 <text:span text:style-name="T138">1</text:span></text:p>
            <text:p text:style-name="P201">0 0 0 1 0 0 1 0</text:p>
            <text:p text:style-name="P121">0 0 0 0 0 0 0 1</text:p>
          </table:table-cell>
          <table:table-cell table:style-name="Table3.A2" office:value-type="string">
            <text:p text:style-name="P47"><text:span text:style-name="T118">0 0 | 1 </text:span><text:span text:style-name="T131">0 </text:span><text:span text:style-name="T133">1 </text:span><text:span text:style-name="T135">1 </text:span><text:span text:style-name="T137">0 </text:span><text:span text:style-name="T139">0</text:span></text:p>
            <text:p text:style-name="P47"/>
            <text:p text:style-name="P48"><text:span text:style-name="T118">0 0 | 1 </text:span><text:span text:style-name="T131">0 </text:span><text:span text:style-name="T133">1 </text:span><text:span text:style-name="T135">1 </text:span><text:span text:style-name="T137">0 </text:span><text:span text:style-name="T88">1</text:span></text:p>
          </table:table-cell>
          <table:table-cell table:style-name="Table3.E2" office:value-type="string">
            <text:p text:style-name="P178">Сдвиг остатка влево</text:p>
            <text:p text:style-name="P330">Сложение с делителем</text:p>
            <text:p text:style-name="P285">Формирование <text:span text:style-name="T116">цифры</text:span> частного</text:p>
          </table:table-cell>
        </table:table-row>
        <table:table-row>
          <table:table-cell table:style-name="Table3.A2" office:value-type="string">
            <text:p text:style-name="P258">7</text:p>
          </table:table-cell>
          <table:table-cell table:style-name="Table3.A2" office:value-type="string">
            <text:p text:style-name="P257">R<text:span text:style-name="T2">6</text:span></text:p>
            <text:p text:style-name="P235">[B]<text:span text:style-name="T19">доп</text:span></text:p>
            <text:p text:style-name="P235">R<text:span text:style-name="T2">7</text:span></text:p>
          </table:table-cell>
          <table:table-cell table:style-name="Table3.A2" office:value-type="string">
            <text:p text:style-name="P122">0 0 0 0 0 0 1 <text:span text:style-name="T141">0</text:span></text:p>
            <text:p text:style-name="P209">1 1 1 0 1 1 1 0</text:p>
            <text:p text:style-name="P123">1 1 1 1 0 0 0 0</text:p>
          </table:table-cell>
          <table:table-cell table:style-name="Table3.A2" office:value-type="string">
            <text:p text:style-name="P49"><text:span text:style-name="T118">0 | 1 </text:span><text:span text:style-name="T131">0 </text:span><text:span text:style-name="T133">1 </text:span><text:span text:style-name="T135">1 </text:span><text:span text:style-name="T137">0 </text:span><text:span text:style-name="T140">1 </text:span><text:span text:style-name="T141">0</text:span></text:p>
            <text:p text:style-name="P49"/>
            <text:p text:style-name="P50"><text:span text:style-name="T118">0 | 1 </text:span><text:span text:style-name="T131">0 </text:span><text:span text:style-name="T133">1 </text:span><text:span text:style-name="T135">1 </text:span><text:span text:style-name="T137">0 </text:span><text:span text:style-name="T140">1 </text:span><text:span text:style-name="T89">0</text:span></text:p>
          </table:table-cell>
          <table:table-cell table:style-name="Table3.E2" office:value-type="string">
            <text:p text:style-name="P177">Сдвиг остатка влево</text:p>
            <text:p text:style-name="P307">Вычитание делителя</text:p>
            <text:p text:style-name="P284">Формирование <text:span text:style-name="T116">цифры</text:span> частного</text:p>
          </table:table-cell>
        </table:table-row>
        <table:table-row>
          <table:table-cell table:style-name="Table3.A2" office:value-type="string">
            <text:p text:style-name="P262">8</text:p>
          </table:table-cell>
          <table:table-cell table:style-name="Table3.A2" office:value-type="string">
            <text:p text:style-name="P261">R<text:span text:style-name="T2">7</text:span></text:p>
            <text:p text:style-name="P261">[B]<text:span text:style-name="T19">пр</text:span></text:p>
            <text:p text:style-name="P261">R<text:span text:style-name="T6">8</text:span></text:p>
          </table:table-cell>
          <table:table-cell table:style-name="Table3.A2" office:value-type="string">
            <text:p text:style-name="P124">1 1 1 0 0 0 0 <text:span text:style-name="T143">0</text:span></text:p>
            <text:p text:style-name="P202">0 0 0 1 0 0 1 0</text:p>
            <text:p text:style-name="P125">1 1 1 1 0 0 1 0</text:p>
          </table:table-cell>
          <table:table-cell table:style-name="Table3.A2" office:value-type="string">
            <text:p text:style-name="P51"><text:span text:style-name="T118">1 </text:span><text:span text:style-name="T131">0 </text:span><text:span text:style-name="T133">1 </text:span><text:span text:style-name="T135">1 </text:span><text:span text:style-name="T137">0 </text:span><text:span text:style-name="T140">1 </text:span><text:span text:style-name="T142">0 </text:span><text:span text:style-name="T143">0</text:span></text:p>
            <text:p text:style-name="P51"/>
            <text:p text:style-name="P52"><text:span text:style-name="T118">1 </text:span><text:span text:style-name="T131">0 </text:span><text:span text:style-name="T133">1 </text:span><text:span text:style-name="T135">1 </text:span><text:span text:style-name="T137">0 </text:span><text:span text:style-name="T140">1 </text:span><text:span text:style-name="T142">0 </text:span><text:span text:style-name="T90">0</text:span></text:p>
          </table:table-cell>
          <table:table-cell table:style-name="Table3.E2" office:value-type="string">
            <text:p text:style-name="P178">Сдвиг остатка влево</text:p>
            <text:p text:style-name="P330">Сложение с делителем</text:p>
            <text:p text:style-name="P285">Формирование <text:span text:style-name="T116">цифры</text:span> частного</text:p>
          </table:table-cell>
        </table:table-row>
      </table:table>
      <text:p text:style-name="P344"/>
      <text:p text:style-name="P345">В результате выполнения операции получено <text:span text:style-name="T144">отрицательное</text:span> частное</text:p>
      <text:p text:style-name="P345"><text:span text:style-name="T112">[C]</text:span><text:span text:style-name="T26">доп</text:span><text:span text:style-name="T48"> = </text:span><text:span text:style-name="T64">1.0110100</text:span><text:span text:style-name="T21">2</text:span></text:p>
      <text:p text:style-name="P346"><text:span text:style-name="T67">[C]</text:span><text:span text:style-name="T28">пр</text:span><text:span text:style-name="T67"> = 1.1001100</text:span><text:span text:style-name="T28">2</text:span><text:span text:style-name="T67"> = -76</text:span><text:span text:style-name="T28">10</text:span><text:span text:style-name="T20"> </text:span><text:span text:style-name="T47">и </text:span><text:span text:style-name="T65">отрицательный</text:span><text:span text:style-name="T47"> остаток</text:span></text:p>
      <text:p text:style-name="P346"><text:span text:style-name="T47">[R]</text:span><text:span text:style-name="T27">доп</text:span><text:span text:style-name="T47">= </text:span><text:span text:style-name="T66">1.1110010</text:span><text:span text:style-name="T22">2</text:span></text:p>
      <text:p text:style-name="P346"><text:soft-page-break/><text:span text:style-name="T68">[R]</text:span><text:span text:style-name="T29">пр</text:span><text:span text:style-name="T68"> = 1.0001110</text:span><text:span text:style-name="T29">2</text:span><text:span text:style-name="T68"> </text:span><text:span text:style-name="T49">= -14</text:span><text:span text:style-name="T22">10</text:span><text:span text:style-name="T49">, </text:span><text:span text:style-name="T50"><text:s/>которые соответствуют истинным значениям: </text:span><text:span text:style-name="T52">(</text:span><text:span text:style-name="T50">-</text:span><text:span text:style-name="T51">76</text:span><text:span text:style-name="T52">)</text:span><text:span text:style-name="T51"> * 18 - 14 = -1382.</text:span></text:p>
      <text:p text:style-name="P347"><text:span text:style-name="T69">3</text:span><text:span text:style-name="T46">. </text:span><text:span text:style-name="T43">A </text:span><text:span text:style-name="T69">&gt;</text:span><text:span text:style-name="T43"> 0, B &lt; 0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>
          <table:table-cell table:style-name="Table4.A1" office:value-type="string">
            <text:p text:style-name="P271">№ шага</text:p>
          </table:table-cell>
          <table:table-cell table:style-name="Table4.A1" office:value-type="string">
            <text:p text:style-name="P271">Операнды и действия</text:p>
          </table:table-cell>
          <table:table-cell table:style-name="Table4.A1" office:value-type="string">
            <text:p text:style-name="P271">Делимое и остаток (старшие разряды)</text:p>
          </table:table-cell>
          <table:table-cell table:style-name="Table4.A1" office:value-type="string">
            <text:p text:style-name="P271">Делимое и остаток (младшие разряды)</text:p>
          </table:table-cell>
          <table:table-cell table:style-name="Table4.E1" office:value-type="string">
            <text:p text:style-name="P271">Пояснения</text:p>
          </table:table-cell>
        </table:table-row>
        <table:table-row>
          <table:table-cell table:style-name="Table4.A2" office:value-type="string">
            <text:p text:style-name="P271">0</text:p>
          </table:table-cell>
          <table:table-cell table:style-name="Table4.A2" office:value-type="string">
            <text:p text:style-name="P271">[A]<text:span text:style-name="T36">пр</text:span></text:p>
          </table:table-cell>
          <table:table-cell table:style-name="Table4.A2" office:value-type="string">
            <text:p text:style-name="P9">0 0 0 0 0 1 0 1</text:p>
          </table:table-cell>
          <table:table-cell table:style-name="Table4.A2" office:value-type="string">
            <text:p text:style-name="P5">0 1 1 0 0 1 1 0</text:p>
          </table:table-cell>
          <table:table-cell table:style-name="Table4.E2" office:value-type="string">
            <text:p text:style-name="P325">Делимое</text:p>
          </table:table-cell>
        </table:table-row>
        <table:table-row>
          <table:table-cell table:style-name="Table4.A2" office:value-type="string">
            <text:p text:style-name="P267">1</text:p>
          </table:table-cell>
          <table:table-cell table:style-name="Table4.A2" office:value-type="string">
            <text:p text:style-name="P242">[B]<text:span text:style-name="T31">доп</text:span></text:p>
            <text:p text:style-name="P244">R<text:span text:style-name="T2">1</text:span></text:p>
            <text:p text:style-name="P244"/>
            <text:p text:style-name="P246">R<text:span text:style-name="T2">1</text:span></text:p>
            <text:p text:style-name="P248">[B]<text:span text:style-name="T31">доп</text:span></text:p>
            <text:p text:style-name="P246"/>
            <text:p text:style-name="P250">R<text:span text:style-name="T2">1</text:span></text:p>
          </table:table-cell>
          <table:table-cell table:style-name="Table4.A2" office:value-type="string">
            <text:p text:style-name="P221">1 1 1 1 1 1 1 1</text:p>
            <text:p text:style-name="P126">0 0 0 0 0 1 0 1</text:p>
            <text:p text:style-name="P112"/>
            <text:p text:style-name="P127">0 0 0 0 1 0 1 <text:span text:style-name="T145">0</text:span></text:p>
            <text:p text:style-name="P211">1 1 1 0 1 1 1 0</text:p>
            <text:p text:style-name="P112"/>
            <text:p text:style-name="P128">1 1 1 1 1 0 0 0</text:p>
          </table:table-cell>
          <table:table-cell table:style-name="Table4.A2" office:value-type="string">
            <text:p text:style-name="P210">1 1 1 0 1 1 1 0</text:p>
            <text:p text:style-name="P54">0 1 0 1 0 1 0 0</text:p>
            <text:p text:style-name="P109"><text:span text:style-name="T83"/></text:p>
            <text:p text:style-name="P55"/>
            <text:p text:style-name="P109"><text:span text:style-name="T83"/></text:p>
            <text:p text:style-name="P109"><text:span text:style-name="T83"/></text:p>
            <text:p text:style-name="P56">1 0 1 0 1 0 0 <text:span text:style-name="T145">| </text:span><text:span text:style-name="T91">1</text:span></text:p>
          </table:table-cell>
          <table:table-cell table:style-name="Table4.E2" office:value-type="string">
            <text:p text:style-name="P325">Сложение с делителем, выровненным по младшим разрядам.</text:p>
            <text:p text:style-name="P325"/>
            <text:p text:style-name="P328">Сдвиг остатка влево</text:p>
            <text:p text:style-name="P325">Сложение с делителем, выровненным по <text:span text:style-name="T129">старшим</text:span> разрядам.</text:p>
            <text:p text:style-name="P325">Формирование знака частного</text:p>
          </table:table-cell>
        </table:table-row>
        <table:table-row>
          <table:table-cell table:style-name="Table4.A2" office:value-type="string">
            <text:p text:style-name="P162">2</text:p>
          </table:table-cell>
          <table:table-cell table:style-name="Table4.A2" office:value-type="string">
            <text:p text:style-name="P162">R<text:span text:style-name="T2">1</text:span></text:p>
            <text:p text:style-name="P316">[-B]<text:span text:style-name="T11">пр</text:span></text:p>
            <text:p text:style-name="P318">R<text:span text:style-name="T2">2</text:span></text:p>
          </table:table-cell>
          <table:table-cell table:style-name="Table4.A2" office:value-type="string">
            <text:p text:style-name="P129">1<text:span text:style-name="T146"> 1 1 1 0 0 0 </text:span>1</text:p>
            <text:p text:style-name="P222">0 0 0 1 0 0 1 0</text:p>
            <text:p text:style-name="P130">0 0 0 0 0 0 1 1</text:p>
          </table:table-cell>
          <table:table-cell table:style-name="Table4.A2" office:value-type="string">
            <text:p text:style-name="P57"><text:span text:style-name="T131">0 1 0 1 0 0 </text:span><text:span text:style-name="T145">| </text:span><text:span text:style-name="T147">1 </text:span><text:span text:style-name="T148">0</text:span></text:p>
            <text:p text:style-name="P57"/>
            <text:p text:style-name="P58"><text:span text:style-name="T131">0 1 0 1 0 0 </text:span><text:span text:style-name="T145">| </text:span><text:span text:style-name="T147">1 </text:span><text:span text:style-name="T92">0</text:span></text:p>
          </table:table-cell>
          <table:table-cell table:style-name="Table4.E2" office:value-type="string">
            <text:p text:style-name="P180">Сдвиг остатка влево</text:p>
            <text:p text:style-name="P309">Вычитание делителя</text:p>
            <text:p text:style-name="P287">Формирование <text:span text:style-name="T116">цифры</text:span> частного</text:p>
          </table:table-cell>
        </table:table-row>
        <table:table-row>
          <table:table-cell table:style-name="Table4.A2" office:value-type="string">
            <text:p text:style-name="P158">3</text:p>
          </table:table-cell>
          <table:table-cell table:style-name="Table4.A2" office:value-type="string">
            <text:p text:style-name="P158">R<text:span text:style-name="T2">2</text:span></text:p>
            <text:p text:style-name="P320">[B]<text:span text:style-name="T32">доп</text:span></text:p>
            <text:p text:style-name="P322">R<text:span text:style-name="T2">3</text:span></text:p>
          </table:table-cell>
          <table:table-cell table:style-name="Table4.A2" office:value-type="string">
            <text:p text:style-name="P131">0 0 0 0 0 1 1 <text:span text:style-name="T150">0</text:span></text:p>
            <text:p text:style-name="P212">1 1 1 0 1 1 1 0</text:p>
            <text:p text:style-name="P132">1 1 1 1 0 1 0 0</text:p>
          </table:table-cell>
          <table:table-cell table:style-name="Table4.A2" office:value-type="string">
            <text:p text:style-name="P59"><text:span text:style-name="T131">1 0 1 0 0 </text:span><text:span text:style-name="T145">| </text:span><text:span text:style-name="T147">1 </text:span><text:span text:style-name="T149">0 </text:span><text:span text:style-name="T150">0</text:span></text:p>
            <text:p text:style-name="P59"/>
            <text:p text:style-name="P60"><text:span text:style-name="T131">1 0 1 0 0 </text:span><text:span text:style-name="T145">| </text:span><text:span text:style-name="T147">1 </text:span><text:span text:style-name="T149">0 </text:span><text:span text:style-name="T93">1</text:span></text:p>
          </table:table-cell>
          <table:table-cell table:style-name="Table4.E2" office:value-type="string">
            <text:p text:style-name="P180">Сдвиг остатка влево</text:p>
            <text:p text:style-name="P331">Сложение с делителем</text:p>
            <text:p text:style-name="P287">Формирование <text:span text:style-name="T116">цифры</text:span> частного</text:p>
          </table:table-cell>
        </table:table-row>
        <table:table-row>
          <table:table-cell table:style-name="Table4.A2" office:value-type="string">
            <text:p text:style-name="P166">4</text:p>
          </table:table-cell>
          <table:table-cell table:style-name="Table4.A2" office:value-type="string">
            <text:p text:style-name="P166">R<text:span text:style-name="T2">3</text:span></text:p>
            <text:p text:style-name="P166">[-B]<text:span text:style-name="T33">пр</text:span></text:p>
            <text:p text:style-name="P166">R<text:span text:style-name="T2">4</text:span></text:p>
          </table:table-cell>
          <table:table-cell table:style-name="Table4.A2" office:value-type="string">
            <text:p text:style-name="P133">1 1 1 0 1 0 0 <text:span text:style-name="T152">1</text:span></text:p>
            <text:p text:style-name="P223">0 0 0 1 0 0 1 0</text:p>
            <text:p text:style-name="P134">1 1 1 1 1 0 1 1</text:p>
          </table:table-cell>
          <table:table-cell table:style-name="Table4.A2" office:value-type="string">
            <text:p text:style-name="P61"><text:span text:style-name="T131">0 1 0 0 </text:span><text:span text:style-name="T145">| </text:span><text:span text:style-name="T147">1 </text:span><text:span text:style-name="T149">0 </text:span><text:span text:style-name="T151">1 </text:span><text:span text:style-name="T152">0</text:span></text:p>
            <text:p text:style-name="P61"/>
            <text:p text:style-name="P62"><text:span text:style-name="T131">0 1 0 0 </text:span><text:span text:style-name="T145">| </text:span><text:span text:style-name="T147">1 </text:span><text:span text:style-name="T149">0 </text:span><text:span text:style-name="T151">1 </text:span><text:span text:style-name="T94">1</text:span></text:p>
          </table:table-cell>
          <table:table-cell table:style-name="Table4.E2" office:value-type="string">
            <text:p text:style-name="P181">Сдвиг остатка влево</text:p>
            <text:p text:style-name="P310">Вычитание делителя</text:p>
            <text:p text:style-name="P288">Формирование <text:span text:style-name="T116">цифры</text:span> частного</text:p>
          </table:table-cell>
        </table:table-row>
        <table:table-row>
          <table:table-cell table:style-name="Table4.A2" office:value-type="string">
            <text:p text:style-name="P231">5</text:p>
          </table:table-cell>
          <table:table-cell table:style-name="Table4.A2" office:value-type="string">
            <text:p text:style-name="P231">R<text:span text:style-name="T5">4</text:span></text:p>
            <text:p text:style-name="P234"><text:span text:style-name="T109">[-B]</text:span><text:span text:style-name="T12">пр</text:span></text:p>
            <text:p text:style-name="P234"><text:span text:style-name="T109">R</text:span><text:span text:style-name="T5">5</text:span></text:p>
          </table:table-cell>
          <table:table-cell table:style-name="Table4.A2" office:value-type="string">
            <text:p text:style-name="P135">1 1 1 1 0 1 1 <text:span text:style-name="T154">0</text:span></text:p>
            <text:p text:style-name="P224">0 0 0 1 0 0 1 0</text:p>
            <text:p text:style-name="P136">0 0 0 0 1 0 0 0</text:p>
          </table:table-cell>
          <table:table-cell table:style-name="Table4.A2" office:value-type="string">
            <text:p text:style-name="P63"><text:span text:style-name="T131">1 0 0 </text:span><text:span text:style-name="T145">| </text:span><text:span text:style-name="T147">1 </text:span><text:span text:style-name="T149">0 </text:span><text:span text:style-name="T151">1 </text:span><text:span text:style-name="T153">1 </text:span><text:span text:style-name="T154">0</text:span></text:p>
            <text:p text:style-name="P63"/>
            <text:p text:style-name="P64"><text:span text:style-name="T131">1 0 0 </text:span><text:span text:style-name="T145">| </text:span><text:span text:style-name="T147">1 </text:span><text:span text:style-name="T149">0 </text:span><text:span text:style-name="T151">1 </text:span><text:span text:style-name="T153">1 </text:span><text:span text:style-name="T95">0</text:span></text:p>
          </table:table-cell>
          <table:table-cell table:style-name="Table4.E2" office:value-type="string">
            <text:p text:style-name="P182">Сдвиг остатка влево</text:p>
            <text:p text:style-name="P311">Вычитание делителя</text:p>
            <text:p text:style-name="P289">Формирование <text:span text:style-name="T116">цифры</text:span> частного</text:p>
          </table:table-cell>
        </table:table-row>
        <table:table-row>
          <table:table-cell table:style-name="Table4.A2" office:value-type="string">
            <text:p text:style-name="P255">6</text:p>
          </table:table-cell>
          <table:table-cell table:style-name="Table4.A2" office:value-type="string">
            <text:p text:style-name="P255">R<text:span text:style-name="T2">5</text:span></text:p>
            <text:p text:style-name="P255">[B]<text:span text:style-name="T34">доп</text:span></text:p>
            <text:p text:style-name="P255">R<text:span text:style-name="T2">6</text:span></text:p>
          </table:table-cell>
          <table:table-cell table:style-name="Table4.A2" office:value-type="string">
            <text:p text:style-name="P137">0 0 0 1 0 0 0 <text:span text:style-name="T156">1</text:span></text:p>
            <text:p text:style-name="P213">1 1 1 0 1 1 1 0</text:p>
            <text:p text:style-name="P138">1 1 1 1 1 1 1 1</text:p>
          </table:table-cell>
          <table:table-cell table:style-name="Table4.A2" office:value-type="string">
            <text:p text:style-name="P64"><text:span text:style-name="T131">0 0 </text:span><text:span text:style-name="T145">| </text:span><text:span text:style-name="T147">1 </text:span><text:span text:style-name="T149">0 </text:span><text:span text:style-name="T151">1 </text:span><text:span text:style-name="T153">1 </text:span><text:span text:style-name="T155">0 </text:span><text:span text:style-name="T156">0</text:span></text:p>
            <text:p text:style-name="P64"/>
            <text:p text:style-name="P65"><text:span text:style-name="T131">0 0 </text:span><text:span text:style-name="T145">| </text:span><text:span text:style-name="T147">1 </text:span><text:span text:style-name="T149">0 </text:span><text:span text:style-name="T151">1 </text:span><text:span text:style-name="T153">1 </text:span><text:span text:style-name="T155">0 </text:span><text:span text:style-name="T96">1</text:span></text:p>
          </table:table-cell>
          <table:table-cell table:style-name="Table4.E2" office:value-type="string">
            <text:p text:style-name="P183">Сдвиг остатка влево</text:p>
            <text:p text:style-name="P332">Сложение с делителем</text:p>
            <text:p text:style-name="P290">Формирование <text:span text:style-name="T116">цифры</text:span> частного</text:p>
          </table:table-cell>
        </table:table-row>
        <table:table-row>
          <table:table-cell table:style-name="Table4.A2" office:value-type="string">
            <text:p text:style-name="P259">7</text:p>
          </table:table-cell>
          <table:table-cell table:style-name="Table4.A2" office:value-type="string">
            <text:p text:style-name="P259">R<text:span text:style-name="T2">6</text:span></text:p>
            <text:p text:style-name="P236">[-B]<text:span text:style-name="T35">пр</text:span></text:p>
            <text:p text:style-name="P236">R<text:span text:style-name="T2">7</text:span></text:p>
          </table:table-cell>
          <table:table-cell table:style-name="Table4.A2" office:value-type="string">
            <text:p text:style-name="P138">1 1 1 1 1 1 1 <text:span text:style-name="T158">0</text:span></text:p>
            <text:p text:style-name="P225">0 0 0 1 0 0 1 0</text:p>
            <text:p text:style-name="P139">0 0 0 1 0 0 0 0</text:p>
          </table:table-cell>
          <table:table-cell table:style-name="Table4.A2" office:value-type="string">
            <text:p text:style-name="P65"><text:span text:style-name="T131">0 </text:span><text:span text:style-name="T145">| </text:span><text:span text:style-name="T147">1 </text:span><text:span text:style-name="T149">0 </text:span><text:span text:style-name="T151">1 </text:span><text:span text:style-name="T153">1 </text:span><text:span text:style-name="T155">0 </text:span><text:span text:style-name="T157">1 </text:span><text:span text:style-name="T158">0</text:span></text:p>
            <text:p text:style-name="P65"/>
            <text:p text:style-name="P66"><text:span text:style-name="T131">0 </text:span><text:span text:style-name="T145">| </text:span><text:span text:style-name="T147">1 </text:span><text:span text:style-name="T149">0 </text:span><text:span text:style-name="T151">1 </text:span><text:span text:style-name="T153">1 </text:span><text:span text:style-name="T155">0 </text:span><text:span text:style-name="T157">1 </text:span><text:span text:style-name="T97">0</text:span></text:p>
          </table:table-cell>
          <table:table-cell table:style-name="Table4.E2" office:value-type="string">
            <text:p text:style-name="P184">Сдвиг остатка влево</text:p>
            <text:p text:style-name="P312">Вычитание делителя</text:p>
            <text:p text:style-name="P291">Формирование <text:span text:style-name="T116">цифры</text:span> частного</text:p>
          </table:table-cell>
        </table:table-row>
        <table:table-row>
          <table:table-cell table:style-name="Table4.A2" office:value-type="string">
            <text:p text:style-name="P263">8</text:p>
          </table:table-cell>
          <table:table-cell table:style-name="Table4.A2" office:value-type="string">
            <text:p text:style-name="P263">R<text:span text:style-name="T2">7</text:span></text:p>
            <text:p text:style-name="P263">[B]<text:span text:style-name="T37">доп</text:span></text:p>
            <text:p text:style-name="P263">R<text:span text:style-name="T6">8</text:span></text:p>
          </table:table-cell>
          <table:table-cell table:style-name="Table4.A2" office:value-type="string">
            <text:p text:style-name="P139">0 0 1 0 0 0 0 <text:span text:style-name="T160">0</text:span></text:p>
            <text:p text:style-name="P214">1 1 1 0 1 1 1 0</text:p>
            <text:p text:style-name="P140">0 0 0 0 1 1 1 0</text:p>
          </table:table-cell>
          <table:table-cell table:style-name="Table4.A2" office:value-type="string">
            <text:p text:style-name="P66"><text:span text:style-name="T147">1 </text:span><text:span text:style-name="T149">0 </text:span><text:span text:style-name="T151">1 </text:span><text:span text:style-name="T153">1 </text:span><text:span text:style-name="T155">0 </text:span><text:span text:style-name="T157">1 </text:span><text:span text:style-name="T159">0 </text:span><text:span text:style-name="T160">0</text:span></text:p>
            <text:p text:style-name="P53"><text:span text:style-name="T90"/></text:p>
            <text:p text:style-name="P67"><text:span text:style-name="T147">1 </text:span><text:span text:style-name="T149">0 </text:span><text:span text:style-name="T151">1 </text:span><text:span text:style-name="T153">1 </text:span><text:span text:style-name="T155">0 </text:span><text:span text:style-name="T157">1 </text:span><text:span text:style-name="T159">0 </text:span><text:span text:style-name="T98">0</text:span></text:p>
          </table:table-cell>
          <table:table-cell table:style-name="Table4.E2" office:value-type="string">
            <text:p text:style-name="P185">Сдвиг остатка влево</text:p>
            <text:p text:style-name="P333">Сложение с делителем</text:p>
            <text:p text:style-name="P292">Формирование <text:span text:style-name="T116">цифры</text:span> частного</text:p>
          </table:table-cell>
        </table:table-row>
      </table:table>
      <text:p text:style-name="P347"/>
      <text:p text:style-name="P347">В результате выполнения операции получено <text:span text:style-name="T144">отрицательное</text:span> частное</text:p>
      <text:p text:style-name="P347"><text:span text:style-name="T112">[C]</text:span><text:span text:style-name="T26">доп</text:span><text:span text:style-name="T48"> = </text:span><text:span text:style-name="T64">1.0110100</text:span><text:span text:style-name="T21">2</text:span></text:p>
      <text:p text:style-name="P347"><text:span text:style-name="T67">[C]</text:span><text:span text:style-name="T28">пр</text:span><text:span text:style-name="T67"> = 1.1001100</text:span><text:span text:style-name="T28">2</text:span><text:span text:style-name="T67"> = -76</text:span><text:span text:style-name="T28">10</text:span><text:span text:style-name="T20"> </text:span><text:span text:style-name="T47">и </text:span><text:span text:style-name="T70">положительный</text:span><text:span text:style-name="T47"> остаток</text:span></text:p>
      <text:p text:style-name="P347"><text:span text:style-name="T53">[R]</text:span><text:span text:style-name="T8">пр</text:span><text:span text:style-name="T53"> = </text:span><text:span text:style-name="T54">0.0001110</text:span><text:span text:style-name="T8">2</text:span><text:span text:style-name="T53"> </text:span><text:span text:style-name="T50">= 14</text:span><text:span text:style-name="T9">10</text:span><text:span text:style-name="T50">, <text:s/>которые соответствуют истинным значениям: </text:span><text:span text:style-name="T52">(</text:span><text:span text:style-name="T50">-</text:span><text:span text:style-name="T51">76</text:span><text:span text:style-name="T52">)</text:span><text:span text:style-name="T51"> * </text:span><text:span text:style-name="T55">(</text:span><text:span text:style-name="T51">-18</text:span><text:span text:style-name="T55">)</text:span><text:span text:style-name="T51"> </text:span><text:span text:style-name="T55">+</text:span><text:span text:style-name="T51"> 14 = 1382.</text:span></text:p>
      <text:p text:style-name="P347"><text:span text:style-name="T51"/></text:p>
      <text:p text:style-name="P348"><text:soft-page-break/><text:span text:style-name="T71">4</text:span><text:span text:style-name="T46">. </text:span><text:span text:style-name="T43">A &lt; 0, B &lt; 0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>
          <table:table-cell table:style-name="Table5.A1" office:value-type="string">
            <text:p text:style-name="P272">№ шага</text:p>
          </table:table-cell>
          <table:table-cell table:style-name="Table5.A1" office:value-type="string">
            <text:p text:style-name="P272">Операнды и действия</text:p>
          </table:table-cell>
          <table:table-cell table:style-name="Table5.A1" office:value-type="string">
            <text:p text:style-name="P272">Делимое и остаток (старшие разряды)</text:p>
          </table:table-cell>
          <table:table-cell table:style-name="Table5.A1" office:value-type="string">
            <text:p text:style-name="P272">Делимое и остаток (младшие разряды)</text:p>
          </table:table-cell>
          <table:table-cell table:style-name="Table5.E1" office:value-type="string">
            <text:p text:style-name="P272">Пояснения</text:p>
          </table:table-cell>
        </table:table-row>
        <table:table-row>
          <table:table-cell table:style-name="Table5.A2" office:value-type="string">
            <text:p text:style-name="P272">0</text:p>
          </table:table-cell>
          <table:table-cell table:style-name="Table5.A2" office:value-type="string">
            <text:p text:style-name="P272">[A]<text:span text:style-name="T23">до</text:span><text:span text:style-name="T24">п</text:span></text:p>
          </table:table-cell>
          <table:table-cell table:style-name="Table5.A2" office:value-type="string">
            <text:p text:style-name="P352"><text:span text:style-name="T45">1 1 1 1 1 0 1 0</text:span></text:p>
          </table:table-cell>
          <table:table-cell table:style-name="Table5.A2" office:value-type="string">
            <text:p text:style-name="P352"><text:span text:style-name="T45">1 0 0 1 1 0 1 0</text:span></text:p>
          </table:table-cell>
          <table:table-cell table:style-name="Table5.E2" office:value-type="string">
            <text:p text:style-name="P326">Делимое</text:p>
          </table:table-cell>
        </table:table-row>
        <table:table-row>
          <table:table-cell table:style-name="Table5.A2" office:value-type="string">
            <text:p text:style-name="P334">1</text:p>
          </table:table-cell>
          <table:table-cell table:style-name="Table5.A2" office:value-type="string">
            <text:p text:style-name="P334">[A]<text:span text:style-name="T2">доп</text:span></text:p>
            <text:p text:style-name="P237">[-B]<text:span text:style-name="T35">пр</text:span></text:p>
            <text:p text:style-name="P335">R<text:span text:style-name="T5">1</text:span></text:p>
          </table:table-cell>
          <table:table-cell table:style-name="Table5.A2" office:value-type="string">
            <text:p text:style-name="P141">1 1 1 1 0 1 0 1</text:p>
            <text:p text:style-name="P226">0 0 0 1 0 0 1 0</text:p>
            <text:p text:style-name="P142">0 0 0 0 0 1 1 1</text:p>
          </table:table-cell>
          <table:table-cell table:style-name="Table5.A2" office:value-type="string">
            <text:p text:style-name="P68">0 0 1 1 0 1 0 <text:span text:style-name="T161">| </text:span>0</text:p>
            <text:p text:style-name="P68"/>
            <text:p text:style-name="P69">0 0 1 1 0 1 0 | <text:span text:style-name="T73">0</text:span></text:p>
          </table:table-cell>
          <table:table-cell table:style-name="Table5.E2" office:value-type="string">
            <text:p text:style-name="P293">Сдвиг делимого влево</text:p>
            <text:p text:style-name="P293">Вычитание делителя</text:p>
            <text:p text:style-name="P293">Формирование знака частного</text:p>
          </table:table-cell>
        </table:table-row>
        <table:table-row>
          <table:table-cell table:style-name="Table5.A2" office:value-type="string">
            <text:p text:style-name="P163">2</text:p>
          </table:table-cell>
          <table:table-cell table:style-name="Table5.A2" office:value-type="string">
            <text:p text:style-name="P162">R<text:span text:style-name="T2">1</text:span></text:p>
            <text:p text:style-name="P316">[B]<text:span text:style-name="T38">доп</text:span></text:p>
            <text:p text:style-name="P318">R<text:span text:style-name="T2">2</text:span></text:p>
          </table:table-cell>
          <table:table-cell table:style-name="Table5.A2" office:value-type="string">
            <text:p text:style-name="P143">0 0 0 0 1 1 1 <text:span text:style-name="T162">0</text:span></text:p>
            <text:p text:style-name="P215">1 1 1 0 1 1 1 0</text:p>
            <text:p text:style-name="P144">1 1 1 1 1 1 0 0</text:p>
          </table:table-cell>
          <table:table-cell table:style-name="Table5.A2" office:value-type="string">
            <text:p text:style-name="P71"><text:span text:style-name="T131">0 1 1 0 1 0 | 0 </text:span><text:span text:style-name="T162">0</text:span></text:p>
            <text:p text:style-name="P70"/>
            <text:p text:style-name="P73"><text:span text:style-name="T131">0 1 1 0 1 0 | 0 </text:span><text:span text:style-name="T99">1</text:span></text:p>
          </table:table-cell>
          <table:table-cell table:style-name="Table5.E2" office:value-type="string">
            <text:p text:style-name="P186">Сдвиг остатка влево</text:p>
            <text:p text:style-name="P339">Сложение с делителем</text:p>
            <text:p text:style-name="P294">Формирование <text:span text:style-name="T116">цифры</text:span> частного</text:p>
          </table:table-cell>
        </table:table-row>
        <table:table-row>
          <table:table-cell table:style-name="Table5.A2" office:value-type="string">
            <text:p text:style-name="P159">3</text:p>
          </table:table-cell>
          <table:table-cell table:style-name="Table5.A2" office:value-type="string">
            <text:p text:style-name="P158">R<text:span text:style-name="T2">2</text:span></text:p>
            <text:p text:style-name="P320">[-B]<text:span text:style-name="T39">пр</text:span></text:p>
            <text:p text:style-name="P322">R<text:span text:style-name="T2">3</text:span></text:p>
          </table:table-cell>
          <table:table-cell table:style-name="Table5.A2" office:value-type="string">
            <text:p text:style-name="P145">1 1 1 1 1 0 0 <text:span text:style-name="T164">0</text:span></text:p>
            <text:p text:style-name="P227">0 0 0 1 0 0 1 0</text:p>
            <text:p text:style-name="P146">0 0 0 0 1 0 1 0</text:p>
          </table:table-cell>
          <table:table-cell table:style-name="Table5.A2" office:value-type="string">
            <text:p text:style-name="P74"><text:span text:style-name="T131">1 1 0 1 0 | 0 </text:span><text:span text:style-name="T163">1 </text:span><text:span text:style-name="T164">0</text:span></text:p>
            <text:p text:style-name="P74"/>
            <text:p text:style-name="P75"><text:span text:style-name="T131">1 1 0 1 0 | 0 </text:span><text:span text:style-name="T163">1 </text:span><text:span text:style-name="T100">0</text:span></text:p>
          </table:table-cell>
          <table:table-cell table:style-name="Table5.E2" office:value-type="string">
            <text:p text:style-name="P188">Сдвиг остатка влево</text:p>
            <text:p text:style-name="P296">Вычитание делителя</text:p>
            <text:p text:style-name="P296">Формирование <text:span text:style-name="T116">цифры</text:span> частного</text:p>
          </table:table-cell>
        </table:table-row>
        <table:table-row>
          <table:table-cell table:style-name="Table5.A2" office:value-type="string">
            <text:p text:style-name="P167">4</text:p>
          </table:table-cell>
          <table:table-cell table:style-name="Table5.A2" office:value-type="string">
            <text:p text:style-name="P166">R<text:span text:style-name="T2">3</text:span></text:p>
            <text:p text:style-name="P166">[B]<text:span text:style-name="T39">доп</text:span></text:p>
            <text:p text:style-name="P166">R<text:span text:style-name="T2">4</text:span></text:p>
          </table:table-cell>
          <table:table-cell table:style-name="Table5.A2" office:value-type="string">
            <text:p text:style-name="P147">0 0 0 1 0 1 0 <text:span text:style-name="T166">1</text:span></text:p>
            <text:p text:style-name="P216">1 1 1 0 1 1 1 0</text:p>
            <text:p text:style-name="P148">0 0 0 0 0 0 1 1</text:p>
          </table:table-cell>
          <table:table-cell table:style-name="Table5.A2" office:value-type="string">
            <text:p text:style-name="P76"><text:span text:style-name="T131">1 0 1 0 | 0 </text:span><text:span text:style-name="T163">1 </text:span><text:span text:style-name="T165">0 </text:span><text:span text:style-name="T166">1</text:span></text:p>
            <text:p text:style-name="P76"/>
            <text:p text:style-name="P77"><text:span text:style-name="T131">1 0 1 0 | 0 </text:span><text:span text:style-name="T163">1 </text:span><text:span text:style-name="T165">0 </text:span><text:span text:style-name="T101">0</text:span></text:p>
          </table:table-cell>
          <table:table-cell table:style-name="Table5.E2" office:value-type="string">
            <text:p text:style-name="P187">Сдвиг остатка влево</text:p>
            <text:p text:style-name="P340">Сложение с делителем</text:p>
            <text:p text:style-name="P295">Формирование <text:span text:style-name="T116">цифры</text:span> частного</text:p>
          </table:table-cell>
        </table:table-row>
        <table:table-row>
          <table:table-cell table:style-name="Table5.A2" office:value-type="string">
            <text:p text:style-name="P232">5</text:p>
          </table:table-cell>
          <table:table-cell table:style-name="Table5.A2" office:value-type="string">
            <text:p text:style-name="P231">R<text:span text:style-name="T5">4</text:span></text:p>
            <text:p text:style-name="P234"><text:span text:style-name="T109">[B]</text:span><text:span text:style-name="T14">доп</text:span></text:p>
            <text:p text:style-name="P234"><text:span text:style-name="T109">R</text:span><text:span text:style-name="T5">5</text:span></text:p>
          </table:table-cell>
          <table:table-cell table:style-name="Table5.A2" office:value-type="string">
            <text:p text:style-name="P149">0 0 0 0 0 1 1 <text:span text:style-name="T168">1</text:span></text:p>
            <text:p text:style-name="P217">1 1 1 0 1 1 1 0</text:p>
            <text:p text:style-name="P150">1 1 1 1 0 1 0 1</text:p>
          </table:table-cell>
          <table:table-cell table:style-name="Table5.A2" office:value-type="string">
            <text:p text:style-name="P78"><text:span text:style-name="T131">0 1 0 | 0 </text:span><text:span text:style-name="T163">1 </text:span><text:span text:style-name="T165">0 </text:span><text:span text:style-name="T167">0 </text:span><text:span text:style-name="T168">0</text:span></text:p>
            <text:p text:style-name="P78"/>
            <text:p text:style-name="P79"><text:span text:style-name="T131">0 1 0 | 0 </text:span><text:span text:style-name="T163">1 </text:span><text:span text:style-name="T165">0 </text:span><text:span text:style-name="T167">0 </text:span><text:span text:style-name="T102">1</text:span></text:p>
          </table:table-cell>
          <table:table-cell table:style-name="Table5.E2" office:value-type="string">
            <text:p text:style-name="P190">Сдвиг остатка влево</text:p>
            <text:p text:style-name="P341">Сложение с делителем</text:p>
            <text:p text:style-name="P298">Формирование <text:span text:style-name="T116">цифры</text:span> частного</text:p>
          </table:table-cell>
        </table:table-row>
        <table:table-row>
          <table:table-cell table:style-name="Table5.A2" office:value-type="string">
            <text:p text:style-name="P256">6</text:p>
          </table:table-cell>
          <table:table-cell table:style-name="Table5.A2" office:value-type="string">
            <text:p text:style-name="P255">R<text:span text:style-name="T2">5</text:span></text:p>
            <text:p text:style-name="P255">[-B]<text:span text:style-name="T40">пр</text:span></text:p>
            <text:p text:style-name="P255">R<text:span text:style-name="T2">6</text:span></text:p>
          </table:table-cell>
          <table:table-cell table:style-name="Table5.A2" office:value-type="string">
            <text:p text:style-name="P151">1 1 1 0 1 0 1 <text:span text:style-name="T170">0</text:span></text:p>
            <text:p text:style-name="P227">0 0 0 1 0 0 1 0</text:p>
            <text:p text:style-name="P152">1 1 1 1 1 1 0 0</text:p>
          </table:table-cell>
          <table:table-cell table:style-name="Table5.A2" office:value-type="string">
            <text:p text:style-name="P79"><text:span text:style-name="T131">1 0 | 0 </text:span><text:span text:style-name="T163">1 </text:span><text:span text:style-name="T165">0 </text:span><text:span text:style-name="T167">0 </text:span><text:span text:style-name="T169">1 </text:span><text:span text:style-name="T170">0</text:span></text:p>
            <text:p text:style-name="P79"/>
            <text:p text:style-name="P80"><text:span text:style-name="T131">1 0 | 0 </text:span><text:span text:style-name="T163">1 </text:span><text:span text:style-name="T165">0 </text:span><text:span text:style-name="T167">0 </text:span><text:span text:style-name="T169">1 </text:span><text:span text:style-name="T103">1</text:span></text:p>
          </table:table-cell>
          <table:table-cell table:style-name="Table5.E2" office:value-type="string">
            <text:p text:style-name="P189">Сдвиг остатка влево</text:p>
            <text:p text:style-name="P297">Вычитание делителя</text:p>
            <text:p text:style-name="P297">Формирование <text:span text:style-name="T116">цифры</text:span> частного</text:p>
          </table:table-cell>
        </table:table-row>
        <table:table-row>
          <table:table-cell table:style-name="Table5.A2" office:value-type="string">
            <text:p text:style-name="P260">7</text:p>
          </table:table-cell>
          <table:table-cell table:style-name="Table5.A2" office:value-type="string">
            <text:p text:style-name="P259">R<text:span text:style-name="T2">6</text:span></text:p>
            <text:p text:style-name="P236">[-B]<text:span text:style-name="T41">пр</text:span></text:p>
            <text:p text:style-name="P236">R<text:span text:style-name="T2">7</text:span></text:p>
          </table:table-cell>
          <table:table-cell table:style-name="Table5.A2" office:value-type="string">
            <text:p text:style-name="P152">1 1 1 1 1 0 0 <text:span text:style-name="T172">1</text:span></text:p>
            <text:p text:style-name="P228">0 0 0 1 0 0 1 0</text:p>
            <text:p text:style-name="P153">0 0 0 0 1 0 1 1</text:p>
          </table:table-cell>
          <table:table-cell table:style-name="Table5.A2" office:value-type="string">
            <text:p text:style-name="P80"><text:span text:style-name="T131">0 | 0 </text:span><text:span text:style-name="T163">1 </text:span><text:span text:style-name="T165">0 </text:span><text:span text:style-name="T167">0 </text:span><text:span text:style-name="T169">1 </text:span><text:span text:style-name="T171">1 </text:span><text:span text:style-name="T172">0</text:span></text:p>
            <text:p text:style-name="P80"/>
            <text:p text:style-name="P81"><text:span text:style-name="T131">0 | 0 </text:span><text:span text:style-name="T163">1 </text:span><text:span text:style-name="T165">0 </text:span><text:span text:style-name="T167">0 </text:span><text:span text:style-name="T169">1 </text:span><text:span text:style-name="T171">1 </text:span><text:span text:style-name="T105">0</text:span></text:p>
          </table:table-cell>
          <table:table-cell table:style-name="Table5.E2" office:value-type="string">
            <text:p text:style-name="P189">Сдвиг остатка влево</text:p>
            <text:p text:style-name="P297">Вычитание делителя</text:p>
            <text:p text:style-name="P297">Формирование <text:span text:style-name="T116">цифры</text:span> частного</text:p>
          </table:table-cell>
        </table:table-row>
        <table:table-row>
          <table:table-cell table:style-name="Table5.A2" office:value-type="string">
            <text:p text:style-name="P264">8</text:p>
          </table:table-cell>
          <table:table-cell table:style-name="Table5.A2" office:value-type="string">
            <text:p text:style-name="P263">R<text:span text:style-name="T2">7</text:span></text:p>
            <text:p text:style-name="P263">[B]<text:span text:style-name="T42">пр</text:span></text:p>
            <text:p text:style-name="P263">R<text:span text:style-name="T6">8</text:span></text:p>
          </table:table-cell>
          <table:table-cell table:style-name="Table5.A2" office:value-type="string">
            <text:p text:style-name="P154">0 0 0 1 0 1 1 <text:span text:style-name="T174">0</text:span></text:p>
            <text:p text:style-name="P218">1 1 1 0 1 1 1 0</text:p>
            <text:p text:style-name="P155">0 0 0 0 0 1 0 0</text:p>
          </table:table-cell>
          <table:table-cell table:style-name="Table5.A2" office:value-type="string">
            <text:p text:style-name="P81"><text:span text:style-name="T131">0 </text:span><text:span text:style-name="T163">1 </text:span><text:span text:style-name="T165">0 </text:span><text:span text:style-name="T167">0 </text:span><text:span text:style-name="T169">1 </text:span><text:span text:style-name="T171">1 </text:span><text:span text:style-name="T173">0 </text:span><text:span text:style-name="T174">0</text:span></text:p>
            <text:p text:style-name="P81"/>
            <text:p text:style-name="P82"><text:span text:style-name="T131">0 </text:span><text:span text:style-name="T163">1 </text:span><text:span text:style-name="T165">0 </text:span><text:span text:style-name="T167">0 </text:span><text:span text:style-name="T169">1 </text:span><text:span text:style-name="T171">1 </text:span><text:span text:style-name="T173">0 </text:span><text:span text:style-name="T107">0</text:span></text:p>
          </table:table-cell>
          <table:table-cell table:style-name="Table5.E2" office:value-type="string">
            <text:p text:style-name="P190">Сдвиг остатка влево</text:p>
            <text:p text:style-name="P341">Сложение с делителем</text:p>
            <text:p text:style-name="P298">Формирование <text:span text:style-name="T116">цифры</text:span> частного</text:p>
          </table:table-cell>
        </table:table-row>
        <table:table-row>
          <table:table-cell table:style-name="Table5.A2" office:value-type="string">
            <text:p text:style-name="P336">9</text:p>
          </table:table-cell>
          <table:table-cell table:style-name="Table5.A2" office:value-type="string">
            <text:p text:style-name="P337">[B]</text:p>
            <text:p text:style-name="P338">R<text:span text:style-name="T2">9</text:span></text:p>
          </table:table-cell>
          <table:table-cell table:style-name="Table5.A2" office:value-type="string">
            <text:p text:style-name="P219">1 1 1 0 1 1 1 0</text:p>
            <text:p text:style-name="P84">1 1 1 1 0 0 1 0</text:p>
          </table:table-cell>
          <table:table-cell table:style-name="Table5.A2" office:value-type="string">
            <text:p text:style-name="P72"/>
            <text:p text:style-name="P83"><text:span text:style-name="T131">0 </text:span><text:span text:style-name="T163">1 </text:span><text:span text:style-name="T165">0 </text:span><text:span text:style-name="T167">0 </text:span><text:span text:style-name="T169">1 </text:span><text:span text:style-name="T171">1 </text:span><text:span text:style-name="T173">0 </text:span><text:span text:style-name="T175">0</text:span></text:p>
          </table:table-cell>
          <table:table-cell table:style-name="Table5.E2" office:value-type="string">
            <text:p text:style-name="P191">Коррекция остатка: сложение с делителем</text:p>
          </table:table-cell>
        </table:table-row>
      </table:table>
      <text:p text:style-name="P349"><text:span text:style-name="T51"/></text:p>
      <text:p text:style-name="P350"><text:span text:style-name="T51">В результате выполнения операции получено положительное частное </text:span><text:span text:style-name="T56">[C]</text:span><text:span text:style-name="T6">пр</text:span><text:span text:style-name="T56"> = 0.100110</text:span><text:span text:style-name="T57">0</text:span><text:span text:style-name="T6">2</text:span><text:span text:style-name="T56"> = </text:span><text:span text:style-name="T58">76</text:span><text:span text:style-name="T13">10 </text:span><text:span text:style-name="T58">и </text:span><text:span text:style-name="T59">отрицательный</text:span><text:span text:style-name="T58"> остаток [R]</text:span><text:span text:style-name="T15">доп</text:span><text:span text:style-name="T58">= </text:span><text:span text:style-name="T60">1.1110010</text:span><text:span text:style-name="T16">2</text:span><text:span text:style-name="T61">, </text:span><text:span text:style-name="T53">[R]</text:span><text:span text:style-name="T8">пр</text:span><text:span text:style-name="T53"> = 1.0001110</text:span><text:span text:style-name="T8">2</text:span><text:span text:style-name="T53"> </text:span><text:span text:style-name="T50">= -14</text:span><text:span text:style-name="T9">10</text:span><text:span text:style-name="T50">, <text:s/>которые соответствуют истинным значениям: </text:span><text:span text:style-name="T51">76 * </text:span><text:span text:style-name="T62">(</text:span><text:span text:style-name="T51">-18</text:span><text:span text:style-name="T62">)</text:span><text:span text:style-name="T51"> - 14 = -1382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officeooo:rsid="00027ec1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0T20:57:08.202050027</meta:creation-date>
    <dc:date>2023-11-01T14:34:15.276907068</dc:date>
    <meta:editing-duration>PT9H11M53S</meta:editing-duration>
    <meta:editing-cycles>784</meta:editing-cycles>
    <meta:generator>LibreOffice/7.5.7.1$Linux_X86_64 LibreOffice_project/50$Build-1</meta:generator>
    <meta:document-statistic meta:table-count="5" meta:image-count="0" meta:object-count="0" meta:page-count="5" meta:paragraph-count="487" meta:word-count="2254" meta:character-count="7506" meta:non-whitespace-character-count="5728"/>
  </office:meta>
</office:document-meta>
</file>